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36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pt" style:use-optimal-row-height="false" fo:break-before="auto"/>
    </style:style>
    <style:style style:name="ro2" style:family="table-row">
      <style:table-row-properties style:row-height="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2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3">
            <text:p>Date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5-01T00:00:00" table:style-name="ce5">
            <text:p>2021/5/1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21482" table:style-name="ce6">
            <text:p>21,482<text:s/></text:p>
          </table:table-cell>
          <table:table-cell office:value-type="float" office:value="42810" table:style-name="ce6">
            <text:p>42,810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15892" table:style-name="ce6">
            <text:p>15,892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26171" table:style-name="ce6">
            <text:p>26,171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19144" table:style-name="ce6">
            <text:p>19,144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29075" table:style-name="ce6">
            <text:p>29,075<text:s/></text:p>
          </table:table-cell>
          <table:table-cell office:value-type="float" office:value="19749" table:style-name="ce6">
            <text:p>19,749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127098" table:style-name="ce6">
            <text:p>127,098<text:s/></text:p>
          </table:table-cell>
          <table:table-cell office:value-type="float" office:value="45185" table:style-name="ce6">
            <text:p>45,185<text:s/></text:p>
          </table:table-cell>
          <table:table-cell office:value-type="float" office:value="17586" table:style-name="ce6">
            <text:p>17,586<text:s/></text:p>
          </table:table-cell>
          <table:table-cell office:value-type="float" office:value="15870" table:style-name="ce6">
            <text:p>15,870<text:s/></text:p>
          </table:table-cell>
          <table:table-cell office:value-type="float" office:value="33363" table:style-name="ce6">
            <text:p>33,363<text:s/></text:p>
          </table:table-cell>
          <table:table-cell office:value-type="float" office:value="25961" table:style-name="ce6">
            <text:p>25,961<text:s/></text:p>
          </table:table-cell>
          <table:table-cell office:value-type="float" office:value="23957" table:style-name="ce6">
            <text:p>23,957<text:s/></text:p>
          </table:table-cell>
          <table:table-cell office:value-type="float" office:value="20422" table:style-name="ce6">
            <text:p>20,422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22406" table:style-name="ce6">
            <text:p>22,406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16074" table:style-name="ce6">
            <text:p>16,074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34463" table:style-name="ce6">
            <text:p>34,463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17299" table:style-name="ce6">
            <text:p>17,299<text:s/></text:p>
          </table:table-cell>
          <table:table-cell office:value-type="float" office:value="14911" table:style-name="ce6">
            <text:p>14,911<text:s/></text:p>
          </table:table-cell>
          <table:table-cell office:value-type="float" office:value="24954" table:style-name="ce6">
            <text:p>24,954<text:s/></text:p>
          </table:table-cell>
          <table:table-cell office:value-type="float" office:value="36101" table:style-name="ce6">
            <text:p>36,101<text:s/></text:p>
          </table:table-cell>
          <table:table-cell office:value-type="float" office:value="29499" table:style-name="ce6">
            <text:p>29,499<text:s/></text:p>
          </table:table-cell>
          <table:table-cell office:value-type="float" office:value="20284" table:style-name="ce6">
            <text:p>20,284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68658" table:style-name="ce6">
            <text:p>68,658<text:s/></text:p>
          </table:table-cell>
          <table:table-cell office:value-type="float" office:value="14052" table:style-name="ce6">
            <text:p>14,052<text:s/></text:p>
          </table:table-cell>
          <table:table-cell office:value-type="float" office:value="27234" table:style-name="ce6">
            <text:p>27,234<text:s/></text:p>
          </table:table-cell>
          <table:table-cell office:value-type="float" office:value="30220" table:style-name="ce6">
            <text:p>30,220<text:s/></text:p>
          </table:table-cell>
          <table:table-cell office:value-type="float" office:value="18823" table:style-name="ce6">
            <text:p>18,823<text:s/></text:p>
          </table:table-cell>
          <table:table-cell office:value-type="float" office:value="53318" table:style-name="ce6">
            <text:p>53,318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14146" table:style-name="ce6">
            <text:p>14,146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24454" table:style-name="ce6">
            <text:p>24,454<text:s/></text:p>
          </table:table-cell>
          <table:table-cell office:value-type="float" office:value="13540" table:style-name="ce6">
            <text:p>13,540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17814" table:style-name="ce6">
            <text:p>17,814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3533" table:style-name="ce6">
            <text:p>13,533<text:s/></text:p>
          </table:table-cell>
          <table:table-cell office:value-type="float" office:value="15885" table:style-name="ce6">
            <text:p>15,885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17843" table:style-name="ce6">
            <text:p>17,843<text:s/></text:p>
          </table:table-cell>
          <table:table-cell office:value-type="float" office:value="20260" table:style-name="ce6">
            <text:p>20,260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825" table:style-name="ce6">
            <text:p>825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3035" table:style-name="ce6">
            <text:p>3,035<text:s/></text:p>
          </table:table-cell>
          <table:table-cell table:number-columns-repeated="16264"/>
        </table:table-row>
        <table:table-row table:style-name="ro2">
          <table:table-cell office:value-type="date" office:date-value="2021-05-02T00:00:00" table:style-name="ce5">
            <text:p>2021/5/2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34047" table:style-name="ce6">
            <text:p>34,047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5628" table:style-name="ce6">
            <text:p>5,628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20377" table:style-name="ce6">
            <text:p>20,377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20431" table:style-name="ce6">
            <text:p>20,431<text:s/></text:p>
          </table:table-cell>
          <table:table-cell office:value-type="float" office:value="15761" table:style-name="ce6">
            <text:p>15,761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25060" table:style-name="ce6">
            <text:p>25,060<text:s/></text:p>
          </table:table-cell>
          <table:table-cell office:value-type="float" office:value="17406" table:style-name="ce6">
            <text:p>17,406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113229" table:style-name="ce6">
            <text:p>113,229<text:s/></text:p>
          </table:table-cell>
          <table:table-cell office:value-type="float" office:value="35800" table:style-name="ce6">
            <text:p>35,800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14693" table:style-name="ce6">
            <text:p>14,693<text:s/></text:p>
          </table:table-cell>
          <table:table-cell office:value-type="float" office:value="28427" table:style-name="ce6">
            <text:p>28,427<text:s/></text:p>
          </table:table-cell>
          <table:table-cell office:value-type="float" office:value="22342" table:style-name="ce6">
            <text:p>22,342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18400" table:style-name="ce6">
            <text:p>18,400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19052" table:style-name="ce6">
            <text:p>19,052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14644" table:style-name="ce6">
            <text:p>14,644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31854" table:style-name="ce6">
            <text:p>31,854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12889" table:style-name="ce6">
            <text:p>12,889<text:s/></text:p>
          </table:table-cell>
          <table:table-cell office:value-type="float" office:value="20890" table:style-name="ce6">
            <text:p>20,890<text:s/></text:p>
          </table:table-cell>
          <table:table-cell office:value-type="float" office:value="30959" table:style-name="ce6">
            <text:p>30,959<text:s/></text:p>
          </table:table-cell>
          <table:table-cell office:value-type="float" office:value="26395" table:style-name="ce6">
            <text:p>26,395<text:s/></text:p>
          </table:table-cell>
          <table:table-cell office:value-type="float" office:value="18289" table:style-name="ce6">
            <text:p>18,289<text:s/></text:p>
          </table:table-cell>
          <table:table-cell office:value-type="float" office:value="20949" table:style-name="ce6">
            <text:p>20,949<text:s/></text:p>
          </table:table-cell>
          <table:table-cell office:value-type="float" office:value="51557" table:style-name="ce6">
            <text:p>51,557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22355" table:style-name="ce6">
            <text:p>22,355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42503" table:style-name="ce6">
            <text:p>42,503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16533" table:style-name="ce6">
            <text:p>16,533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19787" table:style-name="ce6">
            <text:p>19,787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14093" table:style-name="ce6">
            <text:p>14,093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7452" table:style-name="ce6">
            <text:p>7,452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16913" table:style-name="ce6">
            <text:p>16,913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8181" table:style-name="ce6">
            <text:p>8,181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2425" table:style-name="ce6">
            <text:p>2,425<text:s/></text:p>
          </table:table-cell>
          <table:table-cell table:number-columns-repeated="16264"/>
        </table:table-row>
        <table:table-row table:style-name="ro2">
          <table:table-cell office:value-type="date" office:date-value="2021-05-03T00:00:00" table:style-name="ce5">
            <text:p>2021/5/3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13828" table:style-name="ce6">
            <text:p>13,828<text:s/></text:p>
          </table:table-cell>
          <table:table-cell office:value-type="float" office:value="40009" table:style-name="ce6">
            <text:p>40,009<text:s/></text:p>
          </table:table-cell>
          <table:table-cell office:value-type="float" office:value="37636" table:style-name="ce6">
            <text:p>37,636<text:s/></text:p>
          </table:table-cell>
          <table:table-cell office:value-type="float" office:value="24745" table:style-name="ce6">
            <text:p>24,745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7815" table:style-name="ce6">
            <text:p>17,815<text:s/></text:p>
          </table:table-cell>
          <table:table-cell office:value-type="float" office:value="17187" table:style-name="ce6">
            <text:p>17,187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26907" table:style-name="ce6">
            <text:p>26,907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16055" table:style-name="ce6">
            <text:p>16,055<text:s/></text:p>
          </table:table-cell>
          <table:table-cell office:value-type="float" office:value="22728" table:style-name="ce6">
            <text:p>22,728<text:s/></text:p>
          </table:table-cell>
          <table:table-cell office:value-type="float" office:value="16648" table:style-name="ce6">
            <text:p>16,648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23832" table:style-name="ce6">
            <text:p>23,832<text:s/></text:p>
          </table:table-cell>
          <table:table-cell office:value-type="float" office:value="15217" table:style-name="ce6">
            <text:p>15,217<text:s/></text:p>
          </table:table-cell>
          <table:table-cell office:value-type="float" office:value="30463" table:style-name="ce6">
            <text:p>30,463<text:s/></text:p>
          </table:table-cell>
          <table:table-cell office:value-type="float" office:value="22765" table:style-name="ce6">
            <text:p>22,765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33059" table:style-name="ce6">
            <text:p>33,059<text:s/></text:p>
          </table:table-cell>
          <table:table-cell office:value-type="float" office:value="24849" table:style-name="ce6">
            <text:p>24,849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23212" table:style-name="ce6">
            <text:p>23,212<text:s/></text:p>
          </table:table-cell>
          <table:table-cell office:value-type="float" office:value="105722" table:style-name="ce6">
            <text:p>105,722<text:s/></text:p>
          </table:table-cell>
          <table:table-cell office:value-type="float" office:value="35562" table:style-name="ce6">
            <text:p>35,562<text:s/></text:p>
          </table:table-cell>
          <table:table-cell office:value-type="float" office:value="19733" table:style-name="ce6">
            <text:p>19,733<text:s/></text:p>
          </table:table-cell>
          <table:table-cell office:value-type="float" office:value="22478" table:style-name="ce6">
            <text:p>22,478<text:s/></text:p>
          </table:table-cell>
          <table:table-cell office:value-type="float" office:value="25010" table:style-name="ce6">
            <text:p>25,010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25707" table:style-name="ce6">
            <text:p>25,707<text:s/></text:p>
          </table:table-cell>
          <table:table-cell office:value-type="float" office:value="22087" table:style-name="ce6">
            <text:p>22,087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30765" table:style-name="ce6">
            <text:p>30,765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9462" table:style-name="ce6">
            <text:p>9,462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30323" table:style-name="ce6">
            <text:p>30,323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22393" table:style-name="ce6">
            <text:p>22,393<text:s/></text:p>
          </table:table-cell>
          <table:table-cell office:value-type="float" office:value="23671" table:style-name="ce6">
            <text:p>23,671<text:s/></text:p>
          </table:table-cell>
          <table:table-cell office:value-type="float" office:value="25568" table:style-name="ce6">
            <text:p>25,568<text:s/></text:p>
          </table:table-cell>
          <table:table-cell office:value-type="float" office:value="37278" table:style-name="ce6">
            <text:p>37,278<text:s/></text:p>
          </table:table-cell>
          <table:table-cell office:value-type="float" office:value="38511" table:style-name="ce6">
            <text:p>38,511<text:s/></text:p>
          </table:table-cell>
          <table:table-cell office:value-type="float" office:value="25749" table:style-name="ce6">
            <text:p>25,749<text:s/></text:p>
          </table:table-cell>
          <table:table-cell office:value-type="float" office:value="24241" table:style-name="ce6">
            <text:p>24,241<text:s/></text:p>
          </table:table-cell>
          <table:table-cell office:value-type="float" office:value="48374" table:style-name="ce6">
            <text:p>48,374<text:s/></text:p>
          </table:table-cell>
          <table:table-cell office:value-type="float" office:value="20921" table:style-name="ce6">
            <text:p>20,921<text:s/></text:p>
          </table:table-cell>
          <table:table-cell office:value-type="float" office:value="27904" table:style-name="ce6">
            <text:p>27,904<text:s/></text:p>
          </table:table-cell>
          <table:table-cell office:value-type="float" office:value="30197" table:style-name="ce6">
            <text:p>30,197<text:s/></text:p>
          </table:table-cell>
          <table:table-cell office:value-type="float" office:value="18699" table:style-name="ce6">
            <text:p>18,699<text:s/></text:p>
          </table:table-cell>
          <table:table-cell office:value-type="float" office:value="56521" table:style-name="ce6">
            <text:p>56,521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15563" table:style-name="ce6">
            <text:p>15,563<text:s/></text:p>
          </table:table-cell>
          <table:table-cell office:value-type="float" office:value="14516" table:style-name="ce6">
            <text:p>14,516<text:s/></text:p>
          </table:table-cell>
          <table:table-cell office:value-type="float" office:value="18170" table:style-name="ce6">
            <text:p>18,170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26209" table:style-name="ce6">
            <text:p>26,209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36848" table:style-name="ce6">
            <text:p>36,848<text:s/></text:p>
          </table:table-cell>
          <table:table-cell office:value-type="float" office:value="21261" table:style-name="ce6">
            <text:p>21,261<text:s/></text:p>
          </table:table-cell>
          <table:table-cell office:value-type="float" office:value="23299" table:style-name="ce6">
            <text:p>23,299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14571" table:style-name="ce6">
            <text:p>14,571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11381" table:style-name="ce6">
            <text:p>11,381<text:s/></text:p>
          </table:table-cell>
          <table:table-cell office:value-type="float" office:value="16246" table:style-name="ce6">
            <text:p>16,246<text:s/></text:p>
          </table:table-cell>
          <table:table-cell office:value-type="float" office:value="26818" table:style-name="ce6">
            <text:p>26,818<text:s/></text:p>
          </table:table-cell>
          <table:table-cell office:value-type="float" office:value="21184" table:style-name="ce6">
            <text:p>21,184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12247" table:style-name="ce6">
            <text:p>12,247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11777" table:style-name="ce6">
            <text:p>11,777<text:s/></text:p>
          </table:table-cell>
          <table:table-cell office:value-type="float" office:value="10919" table:style-name="ce6">
            <text:p>10,919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4530" table:style-name="ce6">
            <text:p>4,530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4022" table:style-name="ce6">
            <text:p>4,022<text:s/></text:p>
          </table:table-cell>
          <table:table-cell table:number-columns-repeated="16264"/>
        </table:table-row>
        <table:table-row table:style-name="ro2">
          <table:table-cell office:value-type="date" office:date-value="2021-05-04T00:00:00" table:style-name="ce5">
            <text:p>2021/5/4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41981" table:style-name="ce6">
            <text:p>41,981<text:s/></text:p>
          </table:table-cell>
          <table:table-cell office:value-type="float" office:value="38587" table:style-name="ce6">
            <text:p>38,587<text:s/></text:p>
          </table:table-cell>
          <table:table-cell office:value-type="float" office:value="25898" table:style-name="ce6">
            <text:p>25,898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18679" table:style-name="ce6">
            <text:p>18,679<text:s/></text:p>
          </table:table-cell>
          <table:table-cell office:value-type="float" office:value="18046" table:style-name="ce6">
            <text:p>18,046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31242" table:style-name="ce6">
            <text:p>31,242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16322" table:style-name="ce6">
            <text:p>16,322<text:s/></text:p>
          </table:table-cell>
          <table:table-cell office:value-type="float" office:value="23194" table:style-name="ce6">
            <text:p>23,194<text:s/></text:p>
          </table:table-cell>
          <table:table-cell office:value-type="float" office:value="16958" table:style-name="ce6">
            <text:p>16,958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24740" table:style-name="ce6">
            <text:p>24,740<text:s/></text:p>
          </table:table-cell>
          <table:table-cell office:value-type="float" office:value="16445" table:style-name="ce6">
            <text:p>16,445<text:s/></text:p>
          </table:table-cell>
          <table:table-cell office:value-type="float" office:value="32259" table:style-name="ce6">
            <text:p>32,259<text:s/></text:p>
          </table:table-cell>
          <table:table-cell office:value-type="float" office:value="23834" table:style-name="ce6">
            <text:p>23,834<text:s/></text:p>
          </table:table-cell>
          <table:table-cell office:value-type="float" office:value="11437" table:style-name="ce6">
            <text:p>11,437<text:s/></text:p>
          </table:table-cell>
          <table:table-cell office:value-type="float" office:value="33303" table:style-name="ce6">
            <text:p>33,303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25435" table:style-name="ce6">
            <text:p>25,435<text:s/></text:p>
          </table:table-cell>
          <table:table-cell office:value-type="float" office:value="19562" table:style-name="ce6">
            <text:p>19,562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103672" table:style-name="ce6">
            <text:p>103,672<text:s/></text:p>
          </table:table-cell>
          <table:table-cell office:value-type="float" office:value="37204" table:style-name="ce6">
            <text:p>37,204<text:s/></text:p>
          </table:table-cell>
          <table:table-cell office:value-type="float" office:value="20508" table:style-name="ce6">
            <text:p>20,508<text:s/></text:p>
          </table:table-cell>
          <table:table-cell office:value-type="float" office:value="23002" table:style-name="ce6">
            <text:p>23,002<text:s/></text:p>
          </table:table-cell>
          <table:table-cell office:value-type="float" office:value="27124" table:style-name="ce6">
            <text:p>27,124<text:s/></text:p>
          </table:table-cell>
          <table:table-cell office:value-type="float" office:value="25025" table:style-name="ce6">
            <text:p>25,025<text:s/></text:p>
          </table:table-cell>
          <table:table-cell office:value-type="float" office:value="26128" table:style-name="ce6">
            <text:p>26,128<text:s/></text:p>
          </table:table-cell>
          <table:table-cell office:value-type="float" office:value="23148" table:style-name="ce6">
            <text:p>23,148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31152" table:style-name="ce6">
            <text:p>31,152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29502" table:style-name="ce6">
            <text:p>29,502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26885" table:style-name="ce6">
            <text:p>26,885<text:s/></text:p>
          </table:table-cell>
          <table:table-cell office:value-type="float" office:value="36831" table:style-name="ce6">
            <text:p>36,831<text:s/></text:p>
          </table:table-cell>
          <table:table-cell office:value-type="float" office:value="39271" table:style-name="ce6">
            <text:p>39,271<text:s/></text:p>
          </table:table-cell>
          <table:table-cell office:value-type="float" office:value="26369" table:style-name="ce6">
            <text:p>26,369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49175" table:style-name="ce6">
            <text:p>49,175<text:s/></text:p>
          </table:table-cell>
          <table:table-cell office:value-type="float" office:value="21969" table:style-name="ce6">
            <text:p>21,969<text:s/></text:p>
          </table:table-cell>
          <table:table-cell office:value-type="float" office:value="28637" table:style-name="ce6">
            <text:p>28,637<text:s/></text:p>
          </table:table-cell>
          <table:table-cell office:value-type="float" office:value="31338" table:style-name="ce6">
            <text:p>31,338<text:s/></text:p>
          </table:table-cell>
          <table:table-cell office:value-type="float" office:value="19531" table:style-name="ce6">
            <text:p>19,531<text:s/></text:p>
          </table:table-cell>
          <table:table-cell office:value-type="float" office:value="57724" table:style-name="ce6">
            <text:p>57,724<text:s/></text:p>
          </table:table-cell>
          <table:table-cell office:value-type="float" office:value="21000" table:style-name="ce6">
            <text:p>21,000<text:s/></text:p>
          </table:table-cell>
          <table:table-cell office:value-type="float" office:value="15754" table:style-name="ce6">
            <text:p>15,754<text:s/></text:p>
          </table:table-cell>
          <table:table-cell office:value-type="float" office:value="14751" table:style-name="ce6">
            <text:p>14,751<text:s/></text:p>
          </table:table-cell>
          <table:table-cell office:value-type="float" office:value="19120" table:style-name="ce6">
            <text:p>19,120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24590" table:style-name="ce6">
            <text:p>24,590<text:s/></text:p>
          </table:table-cell>
          <table:table-cell office:value-type="float" office:value="19227" table:style-name="ce6">
            <text:p>19,227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11043" table:style-name="ce6">
            <text:p>11,043<text:s/></text:p>
          </table:table-cell>
          <table:table-cell office:value-type="float" office:value="38067" table:style-name="ce6">
            <text:p>38,067<text:s/></text:p>
          </table:table-cell>
          <table:table-cell office:value-type="float" office:value="22876" table:style-name="ce6">
            <text:p>22,876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23114" table:style-name="ce6">
            <text:p>23,114<text:s/></text:p>
          </table:table-cell>
          <table:table-cell office:value-type="float" office:value="14361" table:style-name="ce6">
            <text:p>14,361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27972" table:style-name="ce6">
            <text:p>27,972<text:s/></text:p>
          </table:table-cell>
          <table:table-cell office:value-type="float" office:value="22121" table:style-name="ce6">
            <text:p>22,121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4061" table:style-name="ce6">
            <text:p>4,061<text:s/></text:p>
          </table:table-cell>
          <table:table-cell table:number-columns-repeated="16264"/>
        </table:table-row>
        <table:table-row table:style-name="ro2">
          <table:table-cell office:value-type="date" office:date-value="2021-05-05T00:00:00" table:style-name="ce5">
            <text:p>2021/5/5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14900" table:style-name="ce6">
            <text:p>14,900<text:s/></text:p>
          </table:table-cell>
          <table:table-cell office:value-type="float" office:value="44169" table:style-name="ce6">
            <text:p>44,169<text:s/></text:p>
          </table:table-cell>
          <table:table-cell office:value-type="float" office:value="40257" table:style-name="ce6">
            <text:p>40,257<text:s/></text:p>
          </table:table-cell>
          <table:table-cell office:value-type="float" office:value="26696" table:style-name="ce6">
            <text:p>26,696<text:s/></text:p>
          </table:table-cell>
          <table:table-cell office:value-type="float" office:value="14764" table:style-name="ce6">
            <text:p>14,764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19131" table:style-name="ce6">
            <text:p>19,131<text:s/></text:p>
          </table:table-cell>
          <table:table-cell office:value-type="float" office:value="18310" table:style-name="ce6">
            <text:p>18,310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30824" table:style-name="ce6">
            <text:p>30,824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23424" table:style-name="ce6">
            <text:p>23,424<text:s/></text:p>
          </table:table-cell>
          <table:table-cell office:value-type="float" office:value="16738" table:style-name="ce6">
            <text:p>16,738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25550" table:style-name="ce6">
            <text:p>25,550<text:s/></text:p>
          </table:table-cell>
          <table:table-cell office:value-type="float" office:value="17001" table:style-name="ce6">
            <text:p>17,001<text:s/></text:p>
          </table:table-cell>
          <table:table-cell office:value-type="float" office:value="33197" table:style-name="ce6">
            <text:p>33,197<text:s/></text:p>
          </table:table-cell>
          <table:table-cell office:value-type="float" office:value="24438" table:style-name="ce6">
            <text:p>24,438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34363" table:style-name="ce6">
            <text:p>34,363<text:s/></text:p>
          </table:table-cell>
          <table:table-cell office:value-type="float" office:value="25763" table:style-name="ce6">
            <text:p>25,763<text:s/></text:p>
          </table:table-cell>
          <table:table-cell office:value-type="float" office:value="25579" table:style-name="ce6">
            <text:p>25,579<text:s/></text:p>
          </table:table-cell>
          <table:table-cell office:value-type="float" office:value="19586" table:style-name="ce6">
            <text:p>19,586<text:s/></text:p>
          </table:table-cell>
          <table:table-cell office:value-type="float" office:value="23879" table:style-name="ce6">
            <text:p>23,879<text:s/></text:p>
          </table:table-cell>
          <table:table-cell office:value-type="float" office:value="105833" table:style-name="ce6">
            <text:p>105,833<text:s/></text:p>
          </table:table-cell>
          <table:table-cell office:value-type="float" office:value="38898" table:style-name="ce6">
            <text:p>38,898<text:s/></text:p>
          </table:table-cell>
          <table:table-cell office:value-type="float" office:value="20781" table:style-name="ce6">
            <text:p>20,781<text:s/></text:p>
          </table:table-cell>
          <table:table-cell office:value-type="float" office:value="23212" table:style-name="ce6">
            <text:p>23,212<text:s/></text:p>
          </table:table-cell>
          <table:table-cell office:value-type="float" office:value="26283" table:style-name="ce6">
            <text:p>26,283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23203" table:style-name="ce6">
            <text:p>23,203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30966" table:style-name="ce6">
            <text:p>30,966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18970" table:style-name="ce6">
            <text:p>18,970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28429" table:style-name="ce6">
            <text:p>28,429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13024" table:style-name="ce6">
            <text:p>13,024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22669" table:style-name="ce6">
            <text:p>22,669<text:s/></text:p>
          </table:table-cell>
          <table:table-cell office:value-type="float" office:value="24065" table:style-name="ce6">
            <text:p>24,065<text:s/></text:p>
          </table:table-cell>
          <table:table-cell office:value-type="float" office:value="26132" table:style-name="ce6">
            <text:p>26,132<text:s/></text:p>
          </table:table-cell>
          <table:table-cell office:value-type="float" office:value="37627" table:style-name="ce6">
            <text:p>37,627<text:s/></text:p>
          </table:table-cell>
          <table:table-cell office:value-type="float" office:value="39583" table:style-name="ce6">
            <text:p>39,583<text:s/></text:p>
          </table:table-cell>
          <table:table-cell office:value-type="float" office:value="26466" table:style-name="ce6">
            <text:p>26,466<text:s/></text:p>
          </table:table-cell>
          <table:table-cell office:value-type="float" office:value="24528" table:style-name="ce6">
            <text:p>24,528<text:s/></text:p>
          </table:table-cell>
          <table:table-cell office:value-type="float" office:value="50869" table:style-name="ce6">
            <text:p>50,869<text:s/></text:p>
          </table:table-cell>
          <table:table-cell office:value-type="float" office:value="23201" table:style-name="ce6">
            <text:p>23,201<text:s/></text:p>
          </table:table-cell>
          <table:table-cell office:value-type="float" office:value="30179" table:style-name="ce6">
            <text:p>30,179<text:s/></text:p>
          </table:table-cell>
          <table:table-cell office:value-type="float" office:value="32770" table:style-name="ce6">
            <text:p>32,770<text:s/></text:p>
          </table:table-cell>
          <table:table-cell office:value-type="float" office:value="20831" table:style-name="ce6">
            <text:p>20,831<text:s/></text:p>
          </table:table-cell>
          <table:table-cell office:value-type="float" office:value="58932" table:style-name="ce6">
            <text:p>58,932<text:s/></text:p>
          </table:table-cell>
          <table:table-cell office:value-type="float" office:value="21269" table:style-name="ce6">
            <text:p>21,269<text:s/></text:p>
          </table:table-cell>
          <table:table-cell office:value-type="float" office:value="16048" table:style-name="ce6">
            <text:p>16,048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24977" table:style-name="ce6">
            <text:p>24,977<text:s/></text:p>
          </table:table-cell>
          <table:table-cell office:value-type="float" office:value="20000" table:style-name="ce6">
            <text:p>20,000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39718" table:style-name="ce6">
            <text:p>39,718<text:s/></text:p>
          </table:table-cell>
          <table:table-cell office:value-type="float" office:value="23206" table:style-name="ce6">
            <text:p>23,206<text:s/></text:p>
          </table:table-cell>
          <table:table-cell office:value-type="float" office:value="24629" table:style-name="ce6">
            <text:p>24,629<text:s/></text:p>
          </table:table-cell>
          <table:table-cell office:value-type="float" office:value="22807" table:style-name="ce6">
            <text:p>22,807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1841" table:style-name="ce6">
            <text:p>11,841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9487" table:style-name="ce6">
            <text:p>9,487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17161" table:style-name="ce6">
            <text:p>17,161<text:s/></text:p>
          </table:table-cell>
          <table:table-cell office:value-type="float" office:value="28994" table:style-name="ce6">
            <text:p>28,994<text:s/></text:p>
          </table:table-cell>
          <table:table-cell office:value-type="float" office:value="23019" table:style-name="ce6">
            <text:p>23,019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12035" table:style-name="ce6">
            <text:p>12,035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4172" table:style-name="ce6">
            <text:p>4,172<text:s/></text:p>
          </table:table-cell>
          <table:table-cell table:number-columns-repeated="16264"/>
        </table:table-row>
        <table:table-row table:style-name="ro2">
          <table:table-cell office:value-type="date" office:date-value="2021-05-06T00:00:00" table:style-name="ce5">
            <text:p>2021/5/6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14737" table:style-name="ce6">
            <text:p>14,737<text:s/></text:p>
          </table:table-cell>
          <table:table-cell office:value-type="float" office:value="43175" table:style-name="ce6">
            <text:p>43,175<text:s/></text:p>
          </table:table-cell>
          <table:table-cell office:value-type="float" office:value="41255" table:style-name="ce6">
            <text:p>41,255<text:s/></text:p>
          </table:table-cell>
          <table:table-cell office:value-type="float" office:value="26164" table:style-name="ce6">
            <text:p>26,164<text:s/></text:p>
          </table:table-cell>
          <table:table-cell office:value-type="float" office:value="14909" table:style-name="ce6">
            <text:p>14,909<text:s/></text:p>
          </table:table-cell>
          <table:table-cell office:value-type="float" office:value="11625" table:style-name="ce6">
            <text:p>11,625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18889" table:style-name="ce6">
            <text:p>18,889<text:s/></text:p>
          </table:table-cell>
          <table:table-cell office:value-type="float" office:value="18096" table:style-name="ce6">
            <text:p>18,096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33553" table:style-name="ce6">
            <text:p>33,553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1519" table:style-name="ce6">
            <text:p>11,519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16338" table:style-name="ce6">
            <text:p>16,338<text:s/></text:p>
          </table:table-cell>
          <table:table-cell office:value-type="float" office:value="23632" table:style-name="ce6">
            <text:p>23,632<text:s/></text:p>
          </table:table-cell>
          <table:table-cell office:value-type="float" office:value="16808" table:style-name="ce6">
            <text:p>16,808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25752" table:style-name="ce6">
            <text:p>25,752<text:s/></text:p>
          </table:table-cell>
          <table:table-cell office:value-type="float" office:value="17123" table:style-name="ce6">
            <text:p>17,123<text:s/></text:p>
          </table:table-cell>
          <table:table-cell office:value-type="float" office:value="33234" table:style-name="ce6">
            <text:p>33,234<text:s/></text:p>
          </table:table-cell>
          <table:table-cell office:value-type="float" office:value="24489" table:style-name="ce6">
            <text:p>24,489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34345" table:style-name="ce6">
            <text:p>34,345<text:s/></text:p>
          </table:table-cell>
          <table:table-cell office:value-type="float" office:value="25993" table:style-name="ce6">
            <text:p>25,993<text:s/></text:p>
          </table:table-cell>
          <table:table-cell office:value-type="float" office:value="25634" table:style-name="ce6">
            <text:p>25,634<text:s/></text:p>
          </table:table-cell>
          <table:table-cell office:value-type="float" office:value="19870" table:style-name="ce6">
            <text:p>19,870<text:s/></text:p>
          </table:table-cell>
          <table:table-cell office:value-type="float" office:value="23539" table:style-name="ce6">
            <text:p>23,539<text:s/></text:p>
          </table:table-cell>
          <table:table-cell office:value-type="float" office:value="112040" table:style-name="ce6">
            <text:p>112,040<text:s/></text:p>
          </table:table-cell>
          <table:table-cell office:value-type="float" office:value="39978" table:style-name="ce6">
            <text:p>39,978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27179" table:style-name="ce6">
            <text:p>27,179<text:s/></text:p>
          </table:table-cell>
          <table:table-cell office:value-type="float" office:value="25929" table:style-name="ce6">
            <text:p>25,929<text:s/></text:p>
          </table:table-cell>
          <table:table-cell office:value-type="float" office:value="26875" table:style-name="ce6">
            <text:p>26,875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30972" table:style-name="ce6">
            <text:p>30,972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19522" table:style-name="ce6">
            <text:p>19,522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14512" table:style-name="ce6">
            <text:p>14,512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12434" table:style-name="ce6">
            <text:p>12,434<text:s/></text:p>
          </table:table-cell>
          <table:table-cell office:value-type="float" office:value="30018" table:style-name="ce6">
            <text:p>30,018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22820" table:style-name="ce6">
            <text:p>22,820<text:s/></text:p>
          </table:table-cell>
          <table:table-cell office:value-type="float" office:value="23952" table:style-name="ce6">
            <text:p>23,952<text:s/></text:p>
          </table:table-cell>
          <table:table-cell office:value-type="float" office:value="26556" table:style-name="ce6">
            <text:p>26,556<text:s/></text:p>
          </table:table-cell>
          <table:table-cell office:value-type="float" office:value="38031" table:style-name="ce6">
            <text:p>38,031<text:s/></text:p>
          </table:table-cell>
          <table:table-cell office:value-type="float" office:value="39742" table:style-name="ce6">
            <text:p>39,742<text:s/></text:p>
          </table:table-cell>
          <table:table-cell office:value-type="float" office:value="26810" table:style-name="ce6">
            <text:p>26,810<text:s/></text:p>
          </table:table-cell>
          <table:table-cell office:value-type="float" office:value="24977" table:style-name="ce6">
            <text:p>24,977<text:s/></text:p>
          </table:table-cell>
          <table:table-cell office:value-type="float" office:value="51482" table:style-name="ce6">
            <text:p>51,482<text:s/></text:p>
          </table:table-cell>
          <table:table-cell office:value-type="float" office:value="22874" table:style-name="ce6">
            <text:p>22,874<text:s/></text:p>
          </table:table-cell>
          <table:table-cell office:value-type="float" office:value="30541" table:style-name="ce6">
            <text:p>30,541<text:s/></text:p>
          </table:table-cell>
          <table:table-cell office:value-type="float" office:value="33201" table:style-name="ce6">
            <text:p>33,201<text:s/></text:p>
          </table:table-cell>
          <table:table-cell office:value-type="float" office:value="21009" table:style-name="ce6">
            <text:p>21,009<text:s/></text:p>
          </table:table-cell>
          <table:table-cell office:value-type="float" office:value="60516" table:style-name="ce6">
            <text:p>60,516<text:s/></text:p>
          </table:table-cell>
          <table:table-cell office:value-type="float" office:value="21020" table:style-name="ce6">
            <text:p>21,020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15319" table:style-name="ce6">
            <text:p>15,319<text:s/></text:p>
          </table:table-cell>
          <table:table-cell office:value-type="float" office:value="20225" table:style-name="ce6">
            <text:p>20,225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24852" table:style-name="ce6">
            <text:p>24,852<text:s/></text:p>
          </table:table-cell>
          <table:table-cell office:value-type="float" office:value="19915" table:style-name="ce6">
            <text:p>19,915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38839" table:style-name="ce6">
            <text:p>38,839<text:s/></text:p>
          </table:table-cell>
          <table:table-cell office:value-type="float" office:value="22958" table:style-name="ce6">
            <text:p>22,958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22588" table:style-name="ce6">
            <text:p>22,588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11755" table:style-name="ce6">
            <text:p>11,755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11946" table:style-name="ce6">
            <text:p>11,946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28972" table:style-name="ce6">
            <text:p>28,972<text:s/></text:p>
          </table:table-cell>
          <table:table-cell office:value-type="float" office:value="22999" table:style-name="ce6">
            <text:p>22,999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4062" table:style-name="ce6">
            <text:p>4,062<text:s/></text:p>
          </table:table-cell>
          <table:table-cell table:number-columns-repeated="16264"/>
        </table:table-row>
        <table:table-row table:style-name="ro2">
          <table:table-cell office:value-type="date" office:date-value="2021-05-07T00:00:00" table:style-name="ce5">
            <text:p>2021/5/7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15435" table:style-name="ce6">
            <text:p>15,435<text:s/></text:p>
          </table:table-cell>
          <table:table-cell office:value-type="float" office:value="45509" table:style-name="ce6">
            <text:p>45,509<text:s/></text:p>
          </table:table-cell>
          <table:table-cell office:value-type="float" office:value="49404" table:style-name="ce6">
            <text:p>49,404<text:s/></text:p>
          </table:table-cell>
          <table:table-cell office:value-type="float" office:value="27738" table:style-name="ce6">
            <text:p>27,738<text:s/></text:p>
          </table:table-cell>
          <table:table-cell office:value-type="float" office:value="16612" table:style-name="ce6">
            <text:p>16,612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14435" table:style-name="ce6">
            <text:p>14,435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17959" table:style-name="ce6">
            <text:p>17,959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31978" table:style-name="ce6">
            <text:p>31,978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17271" table:style-name="ce6">
            <text:p>17,271<text:s/></text:p>
          </table:table-cell>
          <table:table-cell office:value-type="float" office:value="24975" table:style-name="ce6">
            <text:p>24,975<text:s/></text:p>
          </table:table-cell>
          <table:table-cell office:value-type="float" office:value="18034" table:style-name="ce6">
            <text:p>18,034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27639" table:style-name="ce6">
            <text:p>27,639<text:s/></text:p>
          </table:table-cell>
          <table:table-cell office:value-type="float" office:value="18352" table:style-name="ce6">
            <text:p>18,352<text:s/></text:p>
          </table:table-cell>
          <table:table-cell office:value-type="float" office:value="34569" table:style-name="ce6">
            <text:p>34,569<text:s/></text:p>
          </table:table-cell>
          <table:table-cell office:value-type="float" office:value="26327" table:style-name="ce6">
            <text:p>26,327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35471" table:style-name="ce6">
            <text:p>35,471<text:s/></text:p>
          </table:table-cell>
          <table:table-cell office:value-type="float" office:value="26584" table:style-name="ce6">
            <text:p>26,584<text:s/></text:p>
          </table:table-cell>
          <table:table-cell office:value-type="float" office:value="26208" table:style-name="ce6">
            <text:p>26,208<text:s/></text:p>
          </table:table-cell>
          <table:table-cell office:value-type="float" office:value="20225" table:style-name="ce6">
            <text:p>20,225<text:s/></text:p>
          </table:table-cell>
          <table:table-cell office:value-type="float" office:value="23787" table:style-name="ce6">
            <text:p>23,787<text:s/></text:p>
          </table:table-cell>
          <table:table-cell office:value-type="float" office:value="158411" table:style-name="ce6">
            <text:p>158,411<text:s/></text:p>
          </table:table-cell>
          <table:table-cell office:value-type="float" office:value="48377" table:style-name="ce6">
            <text:p>48,377<text:s/></text:p>
          </table:table-cell>
          <table:table-cell office:value-type="float" office:value="22036" table:style-name="ce6">
            <text:p>22,036<text:s/></text:p>
          </table:table-cell>
          <table:table-cell office:value-type="float" office:value="24274" table:style-name="ce6">
            <text:p>24,274<text:s/></text:p>
          </table:table-cell>
          <table:table-cell office:value-type="float" office:value="29198" table:style-name="ce6">
            <text:p>29,198<text:s/></text:p>
          </table:table-cell>
          <table:table-cell office:value-type="float" office:value="27449" table:style-name="ce6">
            <text:p>27,449<text:s/></text:p>
          </table:table-cell>
          <table:table-cell office:value-type="float" office:value="27980" table:style-name="ce6">
            <text:p>27,980<text:s/></text:p>
          </table:table-cell>
          <table:table-cell office:value-type="float" office:value="25733" table:style-name="ce6">
            <text:p>25,733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31370" table:style-name="ce6">
            <text:p>31,370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20044" table:style-name="ce6">
            <text:p>20,044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14759" table:style-name="ce6">
            <text:p>14,759<text:s/></text:p>
          </table:table-cell>
          <table:table-cell office:value-type="float" office:value="10060" table:style-name="ce6">
            <text:p>10,060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30854" table:style-name="ce6">
            <text:p>30,854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15005" table:style-name="ce6">
            <text:p>15,005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24004" table:style-name="ce6">
            <text:p>24,004<text:s/></text:p>
          </table:table-cell>
          <table:table-cell office:value-type="float" office:value="23974" table:style-name="ce6">
            <text:p>23,974<text:s/></text:p>
          </table:table-cell>
          <table:table-cell office:value-type="float" office:value="29037" table:style-name="ce6">
            <text:p>29,037<text:s/></text:p>
          </table:table-cell>
          <table:table-cell office:value-type="float" office:value="43918" table:style-name="ce6">
            <text:p>43,918<text:s/></text:p>
          </table:table-cell>
          <table:table-cell office:value-type="float" office:value="40788" table:style-name="ce6">
            <text:p>40,788<text:s/></text:p>
          </table:table-cell>
          <table:table-cell office:value-type="float" office:value="27661" table:style-name="ce6">
            <text:p>27,661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61579" table:style-name="ce6">
            <text:p>61,579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32673" table:style-name="ce6">
            <text:p>32,673<text:s/></text:p>
          </table:table-cell>
          <table:table-cell office:value-type="float" office:value="37597" table:style-name="ce6">
            <text:p>37,597<text:s/></text:p>
          </table:table-cell>
          <table:table-cell office:value-type="float" office:value="23536" table:style-name="ce6">
            <text:p>23,536<text:s/></text:p>
          </table:table-cell>
          <table:table-cell office:value-type="float" office:value="71185" table:style-name="ce6">
            <text:p>71,185<text:s/></text:p>
          </table:table-cell>
          <table:table-cell office:value-type="float" office:value="21941" table:style-name="ce6">
            <text:p>21,941<text:s/></text:p>
          </table:table-cell>
          <table:table-cell office:value-type="float" office:value="16550" table:style-name="ce6">
            <text:p>16,550<text:s/></text:p>
          </table:table-cell>
          <table:table-cell office:value-type="float" office:value="15202" table:style-name="ce6">
            <text:p>15,202<text:s/></text:p>
          </table:table-cell>
          <table:table-cell office:value-type="float" office:value="25414" table:style-name="ce6">
            <text:p>25,414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27611" table:style-name="ce6">
            <text:p>27,611<text:s/></text:p>
          </table:table-cell>
          <table:table-cell office:value-type="float" office:value="21491" table:style-name="ce6">
            <text:p>21,491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40714" table:style-name="ce6">
            <text:p>40,714<text:s/></text:p>
          </table:table-cell>
          <table:table-cell office:value-type="float" office:value="24749" table:style-name="ce6">
            <text:p>24,749<text:s/></text:p>
          </table:table-cell>
          <table:table-cell office:value-type="float" office:value="25717" table:style-name="ce6">
            <text:p>25,717<text:s/></text:p>
          </table:table-cell>
          <table:table-cell office:value-type="float" office:value="24427" table:style-name="ce6">
            <text:p>24,427<text:s/></text:p>
          </table:table-cell>
          <table:table-cell office:value-type="float" office:value="14183" table:style-name="ce6">
            <text:p>14,183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18210" table:style-name="ce6">
            <text:p>18,210<text:s/></text:p>
          </table:table-cell>
          <table:table-cell office:value-type="float" office:value="30786" table:style-name="ce6">
            <text:p>30,786<text:s/></text:p>
          </table:table-cell>
          <table:table-cell office:value-type="float" office:value="25124" table:style-name="ce6">
            <text:p>25,124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13415" table:style-name="ce6">
            <text:p>13,415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4837" table:style-name="ce6">
            <text:p>4,837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4397" table:style-name="ce6">
            <text:p>4,397<text:s/></text:p>
          </table:table-cell>
          <table:table-cell table:number-columns-repeated="16264"/>
        </table:table-row>
        <table:table-row table:style-name="ro2">
          <table:table-cell office:value-type="date" office:date-value="2021-05-08T00:00:00" table:style-name="ce5">
            <text:p>2021/5/8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22686" table:style-name="ce6">
            <text:p>22,686<text:s/></text:p>
          </table:table-cell>
          <table:table-cell office:value-type="float" office:value="42367" table:style-name="ce6">
            <text:p>42,367<text:s/></text:p>
          </table:table-cell>
          <table:table-cell office:value-type="float" office:value="15224" table:style-name="ce6">
            <text:p>15,224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18770" table:style-name="ce6">
            <text:p>18,770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15838" table:style-name="ce6">
            <text:p>15,838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23608" table:style-name="ce6">
            <text:p>23,608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24658" table:style-name="ce6">
            <text:p>24,658<text:s/></text:p>
          </table:table-cell>
          <table:table-cell office:value-type="float" office:value="17214" table:style-name="ce6">
            <text:p>17,214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26565" table:style-name="ce6">
            <text:p>26,565<text:s/></text:p>
          </table:table-cell>
          <table:table-cell office:value-type="float" office:value="18935" table:style-name="ce6">
            <text:p>18,935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121782" table:style-name="ce6">
            <text:p>121,782<text:s/></text:p>
          </table:table-cell>
          <table:table-cell office:value-type="float" office:value="43178" table:style-name="ce6">
            <text:p>43,178<text:s/></text:p>
          </table:table-cell>
          <table:table-cell office:value-type="float" office:value="16378" table:style-name="ce6">
            <text:p>16,378<text:s/></text:p>
          </table:table-cell>
          <table:table-cell office:value-type="float" office:value="14931" table:style-name="ce6">
            <text:p>14,931<text:s/></text:p>
          </table:table-cell>
          <table:table-cell office:value-type="float" office:value="25217" table:style-name="ce6">
            <text:p>25,217<text:s/></text:p>
          </table:table-cell>
          <table:table-cell office:value-type="float" office:value="20297" table:style-name="ce6">
            <text:p>20,297<text:s/></text:p>
          </table:table-cell>
          <table:table-cell office:value-type="float" office:value="20848" table:style-name="ce6">
            <text:p>20,848<text:s/></text:p>
          </table:table-cell>
          <table:table-cell office:value-type="float" office:value="19028" table:style-name="ce6">
            <text:p>19,028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20475" table:style-name="ce6">
            <text:p>20,475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14693" table:style-name="ce6">
            <text:p>14,693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16199" table:style-name="ce6">
            <text:p>16,199<text:s/></text:p>
          </table:table-cell>
          <table:table-cell office:value-type="float" office:value="14998" table:style-name="ce6">
            <text:p>14,998<text:s/></text:p>
          </table:table-cell>
          <table:table-cell office:value-type="float" office:value="23942" table:style-name="ce6">
            <text:p>23,942<text:s/></text:p>
          </table:table-cell>
          <table:table-cell office:value-type="float" office:value="35184" table:style-name="ce6">
            <text:p>35,184<text:s/></text:p>
          </table:table-cell>
          <table:table-cell office:value-type="float" office:value="28550" table:style-name="ce6">
            <text:p>28,550<text:s/></text:p>
          </table:table-cell>
          <table:table-cell office:value-type="float" office:value="20031" table:style-name="ce6">
            <text:p>20,031<text:s/></text:p>
          </table:table-cell>
          <table:table-cell office:value-type="float" office:value="22458" table:style-name="ce6">
            <text:p>22,458<text:s/></text:p>
          </table:table-cell>
          <table:table-cell office:value-type="float" office:value="57326" table:style-name="ce6">
            <text:p>57,326<text:s/></text:p>
          </table:table-cell>
          <table:table-cell office:value-type="float" office:value="15691" table:style-name="ce6">
            <text:p>15,691<text:s/></text:p>
          </table:table-cell>
          <table:table-cell office:value-type="float" office:value="25902" table:style-name="ce6">
            <text:p>25,902<text:s/></text:p>
          </table:table-cell>
          <table:table-cell office:value-type="float" office:value="29277" table:style-name="ce6">
            <text:p>29,277<text:s/></text:p>
          </table:table-cell>
          <table:table-cell office:value-type="float" office:value="17133" table:style-name="ce6">
            <text:p>17,133<text:s/></text:p>
          </table:table-cell>
          <table:table-cell office:value-type="float" office:value="52731" table:style-name="ce6">
            <text:p>52,731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13481" table:style-name="ce6">
            <text:p>13,481<text:s/></text:p>
          </table:table-cell>
          <table:table-cell office:value-type="float" office:value="10086" table:style-name="ce6">
            <text:p>10,086<text:s/></text:p>
          </table:table-cell>
          <table:table-cell office:value-type="float" office:value="17596" table:style-name="ce6">
            <text:p>17,596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18855" table:style-name="ce6">
            <text:p>18,855<text:s/></text:p>
          </table:table-cell>
          <table:table-cell office:value-type="float" office:value="12498" table:style-name="ce6">
            <text:p>12,498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14680" table:style-name="ce6">
            <text:p>14,680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1947" table:style-name="ce6">
            <text:p>11,947<text:s/></text:p>
          </table:table-cell>
          <table:table-cell office:value-type="float" office:value="17397" table:style-name="ce6">
            <text:p>17,397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1856" table:style-name="ce6">
            <text:p>1,856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2812" table:style-name="ce6">
            <text:p>2,812<text:s/></text:p>
          </table:table-cell>
          <table:table-cell table:number-columns-repeated="16264"/>
        </table:table-row>
        <table:table-row table:style-name="ro2">
          <table:table-cell office:value-type="date" office:date-value="2021-05-09T00:00:00" table:style-name="ce5">
            <text:p>2021/5/9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33290" table:style-name="ce6">
            <text:p>33,290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14630" table:style-name="ce6">
            <text:p>14,630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21170" table:style-name="ce6">
            <text:p>21,170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13516" table:style-name="ce6">
            <text:p>13,516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22719" table:style-name="ce6">
            <text:p>22,719<text:s/></text:p>
          </table:table-cell>
          <table:table-cell office:value-type="float" office:value="15970" table:style-name="ce6">
            <text:p>15,970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97605" table:style-name="ce6">
            <text:p>97,605<text:s/></text:p>
          </table:table-cell>
          <table:table-cell office:value-type="float" office:value="33675" table:style-name="ce6">
            <text:p>33,675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21274" table:style-name="ce6">
            <text:p>21,274<text:s/></text:p>
          </table:table-cell>
          <table:table-cell office:value-type="float" office:value="18823" table:style-name="ce6">
            <text:p>18,823<text:s/></text:p>
          </table:table-cell>
          <table:table-cell office:value-type="float" office:value="17688" table:style-name="ce6">
            <text:p>17,688<text:s/></text:p>
          </table:table-cell>
          <table:table-cell office:value-type="float" office:value="17237" table:style-name="ce6">
            <text:p>17,237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17722" table:style-name="ce6">
            <text:p>17,722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27930" table:style-name="ce6">
            <text:p>27,930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18415" table:style-name="ce6">
            <text:p>18,415<text:s/></text:p>
          </table:table-cell>
          <table:table-cell office:value-type="float" office:value="28326" table:style-name="ce6">
            <text:p>28,326<text:s/></text:p>
          </table:table-cell>
          <table:table-cell office:value-type="float" office:value="23799" table:style-name="ce6">
            <text:p>23,799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18738" table:style-name="ce6">
            <text:p>18,738<text:s/></text:p>
          </table:table-cell>
          <table:table-cell office:value-type="float" office:value="44543" table:style-name="ce6">
            <text:p>44,543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20840" table:style-name="ce6">
            <text:p>20,840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42470" table:style-name="ce6">
            <text:p>42,470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15424" table:style-name="ce6">
            <text:p>15,424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8361" table:style-name="ce6">
            <text:p>8,361<text:s/></text:p>
          </table:table-cell>
          <table:table-cell office:value-type="float" office:value="6490" table:style-name="ce6">
            <text:p>6,490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16062" table:style-name="ce6">
            <text:p>16,062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5889" table:style-name="ce6">
            <text:p>5,889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666" table:style-name="ce6">
            <text:p>666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2170" table:style-name="ce6">
            <text:p>2,170<text:s/></text:p>
          </table:table-cell>
          <table:table-cell table:number-columns-repeated="16264"/>
        </table:table-row>
        <table:table-row table:style-name="ro2">
          <table:table-cell office:value-type="date" office:date-value="2021-05-10T00:00:00" table:style-name="ce5">
            <text:p>2021/5/10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41005" table:style-name="ce6">
            <text:p>41,005<text:s/></text:p>
          </table:table-cell>
          <table:table-cell office:value-type="float" office:value="36915" table:style-name="ce6">
            <text:p>36,915<text:s/></text:p>
          </table:table-cell>
          <table:table-cell office:value-type="float" office:value="25065" table:style-name="ce6">
            <text:p>25,065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13966" table:style-name="ce6">
            <text:p>13,966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18271" table:style-name="ce6">
            <text:p>18,271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27011" table:style-name="ce6">
            <text:p>27,011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13082" table:style-name="ce6">
            <text:p>13,082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23209" table:style-name="ce6">
            <text:p>23,209<text:s/></text:p>
          </table:table-cell>
          <table:table-cell office:value-type="float" office:value="16719" table:style-name="ce6">
            <text:p>16,719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25661" table:style-name="ce6">
            <text:p>25,661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31643" table:style-name="ce6">
            <text:p>31,643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34202" table:style-name="ce6">
            <text:p>34,202<text:s/></text:p>
          </table:table-cell>
          <table:table-cell office:value-type="float" office:value="25013" table:style-name="ce6">
            <text:p>25,013<text:s/></text:p>
          </table:table-cell>
          <table:table-cell office:value-type="float" office:value="25133" table:style-name="ce6">
            <text:p>25,133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23342" table:style-name="ce6">
            <text:p>23,342<text:s/></text:p>
          </table:table-cell>
          <table:table-cell office:value-type="float" office:value="105506" table:style-name="ce6">
            <text:p>105,506<text:s/></text:p>
          </table:table-cell>
          <table:table-cell office:value-type="float" office:value="36245" table:style-name="ce6">
            <text:p>36,245<text:s/></text:p>
          </table:table-cell>
          <table:table-cell office:value-type="float" office:value="19974" table:style-name="ce6">
            <text:p>19,974<text:s/></text:p>
          </table:table-cell>
          <table:table-cell office:value-type="float" office:value="22723" table:style-name="ce6">
            <text:p>22,723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25467" table:style-name="ce6">
            <text:p>25,467<text:s/></text:p>
          </table:table-cell>
          <table:table-cell office:value-type="float" office:value="25670" table:style-name="ce6">
            <text:p>25,670<text:s/></text:p>
          </table:table-cell>
          <table:table-cell office:value-type="float" office:value="22495" table:style-name="ce6">
            <text:p>22,495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30431" table:style-name="ce6">
            <text:p>30,431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8014" table:style-name="ce6">
            <text:p>8,014<text:s/></text:p>
          </table:table-cell>
          <table:table-cell office:value-type="float" office:value="18656" table:style-name="ce6">
            <text:p>18,656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30814" table:style-name="ce6">
            <text:p>30,814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22179" table:style-name="ce6">
            <text:p>22,179<text:s/></text:p>
          </table:table-cell>
          <table:table-cell office:value-type="float" office:value="23591" table:style-name="ce6">
            <text:p>23,591<text:s/></text:p>
          </table:table-cell>
          <table:table-cell office:value-type="float" office:value="25167" table:style-name="ce6">
            <text:p>25,167<text:s/></text:p>
          </table:table-cell>
          <table:table-cell office:value-type="float" office:value="36873" table:style-name="ce6">
            <text:p>36,873<text:s/></text:p>
          </table:table-cell>
          <table:table-cell office:value-type="float" office:value="38416" table:style-name="ce6">
            <text:p>38,416<text:s/></text:p>
          </table:table-cell>
          <table:table-cell office:value-type="float" office:value="26100" table:style-name="ce6">
            <text:p>26,100<text:s/></text:p>
          </table:table-cell>
          <table:table-cell office:value-type="float" office:value="24476" table:style-name="ce6">
            <text:p>24,476<text:s/></text:p>
          </table:table-cell>
          <table:table-cell office:value-type="float" office:value="49770" table:style-name="ce6">
            <text:p>49,770<text:s/></text:p>
          </table:table-cell>
          <table:table-cell office:value-type="float" office:value="20041" table:style-name="ce6">
            <text:p>20,041<text:s/></text:p>
          </table:table-cell>
          <table:table-cell office:value-type="float" office:value="28644" table:style-name="ce6">
            <text:p>28,644<text:s/></text:p>
          </table:table-cell>
          <table:table-cell office:value-type="float" office:value="30803" table:style-name="ce6">
            <text:p>30,803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57122" table:style-name="ce6">
            <text:p>57,122<text:s/></text:p>
          </table:table-cell>
          <table:table-cell office:value-type="float" office:value="18883" table:style-name="ce6">
            <text:p>18,883<text:s/></text:p>
          </table:table-cell>
          <table:table-cell office:value-type="float" office:value="15723" table:style-name="ce6">
            <text:p>15,723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18496" table:style-name="ce6">
            <text:p>18,496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24265" table:style-name="ce6">
            <text:p>24,265<text:s/></text:p>
          </table:table-cell>
          <table:table-cell office:value-type="float" office:value="18987" table:style-name="ce6">
            <text:p>18,987<text:s/></text:p>
          </table:table-cell>
          <table:table-cell office:value-type="float" office:value="7272" table:style-name="ce6">
            <text:p>7,272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37466" table:style-name="ce6">
            <text:p>37,466<text:s/></text:p>
          </table:table-cell>
          <table:table-cell office:value-type="float" office:value="21927" table:style-name="ce6">
            <text:p>21,927<text:s/></text:p>
          </table:table-cell>
          <table:table-cell office:value-type="float" office:value="23646" table:style-name="ce6">
            <text:p>23,646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14886" table:style-name="ce6">
            <text:p>14,886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28295" table:style-name="ce6">
            <text:p>28,295<text:s/></text:p>
          </table:table-cell>
          <table:table-cell office:value-type="float" office:value="21361" table:style-name="ce6">
            <text:p>21,361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4184" table:style-name="ce6">
            <text:p>4,184<text:s/></text:p>
          </table:table-cell>
          <table:table-cell table:number-columns-repeated="16264"/>
        </table:table-row>
        <table:table-row table:style-name="ro2">
          <table:table-cell office:value-type="date" office:date-value="2021-05-11T00:00:00" table:style-name="ce5">
            <text:p>2021/5/11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41861" table:style-name="ce6">
            <text:p>41,861<text:s/></text:p>
          </table:table-cell>
          <table:table-cell office:value-type="float" office:value="37710" table:style-name="ce6">
            <text:p>37,710<text:s/></text:p>
          </table:table-cell>
          <table:table-cell office:value-type="float" office:value="25494" table:style-name="ce6">
            <text:p>25,494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10064" table:style-name="ce6">
            <text:p>10,064<text:s/></text:p>
          </table:table-cell>
          <table:table-cell office:value-type="float" office:value="18699" table:style-name="ce6">
            <text:p>18,699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16042" table:style-name="ce6">
            <text:p>16,042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16760" table:style-name="ce6">
            <text:p>16,760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24431" table:style-name="ce6">
            <text:p>24,431<text:s/></text:p>
          </table:table-cell>
          <table:table-cell office:value-type="float" office:value="16534" table:style-name="ce6">
            <text:p>16,534<text:s/></text:p>
          </table:table-cell>
          <table:table-cell office:value-type="float" office:value="31918" table:style-name="ce6">
            <text:p>31,918<text:s/></text:p>
          </table:table-cell>
          <table:table-cell office:value-type="float" office:value="23302" table:style-name="ce6">
            <text:p>23,302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34073" table:style-name="ce6">
            <text:p>34,073<text:s/></text:p>
          </table:table-cell>
          <table:table-cell office:value-type="float" office:value="25469" table:style-name="ce6">
            <text:p>25,469<text:s/></text:p>
          </table:table-cell>
          <table:table-cell office:value-type="float" office:value="25600" table:style-name="ce6">
            <text:p>25,600<text:s/></text:p>
          </table:table-cell>
          <table:table-cell office:value-type="float" office:value="19445" table:style-name="ce6">
            <text:p>19,445<text:s/></text:p>
          </table:table-cell>
          <table:table-cell office:value-type="float" office:value="23797" table:style-name="ce6">
            <text:p>23,797<text:s/></text:p>
          </table:table-cell>
          <table:table-cell office:value-type="float" office:value="103381" table:style-name="ce6">
            <text:p>103,381<text:s/></text:p>
          </table:table-cell>
          <table:table-cell office:value-type="float" office:value="37404" table:style-name="ce6">
            <text:p>37,404<text:s/></text:p>
          </table:table-cell>
          <table:table-cell office:value-type="float" office:value="19732" table:style-name="ce6">
            <text:p>19,732<text:s/></text:p>
          </table:table-cell>
          <table:table-cell office:value-type="float" office:value="22927" table:style-name="ce6">
            <text:p>22,927<text:s/></text:p>
          </table:table-cell>
          <table:table-cell office:value-type="float" office:value="26263" table:style-name="ce6">
            <text:p>26,263<text:s/></text:p>
          </table:table-cell>
          <table:table-cell office:value-type="float" office:value="25593" table:style-name="ce6">
            <text:p>25,593<text:s/></text:p>
          </table:table-cell>
          <table:table-cell office:value-type="float" office:value="25738" table:style-name="ce6">
            <text:p>25,738<text:s/></text:p>
          </table:table-cell>
          <table:table-cell office:value-type="float" office:value="22565" table:style-name="ce6">
            <text:p>22,565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30436" table:style-name="ce6">
            <text:p>30,436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19024" table:style-name="ce6">
            <text:p>19,024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14221" table:style-name="ce6">
            <text:p>14,221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28971" table:style-name="ce6">
            <text:p>28,971<text:s/></text:p>
          </table:table-cell>
          <table:table-cell office:value-type="float" office:value="8799" table:style-name="ce6">
            <text:p>8,799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22274" table:style-name="ce6">
            <text:p>22,274<text:s/></text:p>
          </table:table-cell>
          <table:table-cell office:value-type="float" office:value="23826" table:style-name="ce6">
            <text:p>23,826<text:s/></text:p>
          </table:table-cell>
          <table:table-cell office:value-type="float" office:value="25583" table:style-name="ce6">
            <text:p>25,583<text:s/></text:p>
          </table:table-cell>
          <table:table-cell office:value-type="float" office:value="36481" table:style-name="ce6">
            <text:p>36,481<text:s/></text:p>
          </table:table-cell>
          <table:table-cell office:value-type="float" office:value="38790" table:style-name="ce6">
            <text:p>38,790<text:s/></text:p>
          </table:table-cell>
          <table:table-cell office:value-type="float" office:value="25958" table:style-name="ce6">
            <text:p>25,958<text:s/></text:p>
          </table:table-cell>
          <table:table-cell office:value-type="float" office:value="24253" table:style-name="ce6">
            <text:p>24,253<text:s/></text:p>
          </table:table-cell>
          <table:table-cell office:value-type="float" office:value="49190" table:style-name="ce6">
            <text:p>49,190<text:s/></text:p>
          </table:table-cell>
          <table:table-cell office:value-type="float" office:value="22484" table:style-name="ce6">
            <text:p>22,484<text:s/></text:p>
          </table:table-cell>
          <table:table-cell office:value-type="float" office:value="28748" table:style-name="ce6">
            <text:p>28,748<text:s/></text:p>
          </table:table-cell>
          <table:table-cell office:value-type="float" office:value="31193" table:style-name="ce6">
            <text:p>31,193<text:s/></text:p>
          </table:table-cell>
          <table:table-cell office:value-type="float" office:value="19194" table:style-name="ce6">
            <text:p>19,194<text:s/></text:p>
          </table:table-cell>
          <table:table-cell office:value-type="float" office:value="56940" table:style-name="ce6">
            <text:p>56,940<text:s/></text:p>
          </table:table-cell>
          <table:table-cell office:value-type="float" office:value="20378" table:style-name="ce6">
            <text:p>20,378<text:s/></text:p>
          </table:table-cell>
          <table:table-cell office:value-type="float" office:value="15342" table:style-name="ce6">
            <text:p>15,342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18507" table:style-name="ce6">
            <text:p>18,507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24342" table:style-name="ce6">
            <text:p>24,342<text:s/></text:p>
          </table:table-cell>
          <table:table-cell office:value-type="float" office:value="19259" table:style-name="ce6">
            <text:p>19,259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38181" table:style-name="ce6">
            <text:p>38,181<text:s/></text:p>
          </table:table-cell>
          <table:table-cell office:value-type="float" office:value="22159" table:style-name="ce6">
            <text:p>22,159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22309" table:style-name="ce6">
            <text:p>22,309<text:s/></text:p>
          </table:table-cell>
          <table:table-cell office:value-type="float" office:value="14326" table:style-name="ce6">
            <text:p>14,326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16985" table:style-name="ce6">
            <text:p>16,985<text:s/></text:p>
          </table:table-cell>
          <table:table-cell office:value-type="float" office:value="27787" table:style-name="ce6">
            <text:p>27,787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4159" table:style-name="ce6">
            <text:p>4,159<text:s/></text:p>
          </table:table-cell>
          <table:table-cell table:number-columns-repeated="16264"/>
        </table:table-row>
        <table:table-row table:style-name="ro2">
          <table:table-cell office:value-type="date" office:date-value="2021-05-12T00:00:00" table:style-name="ce5">
            <text:p>2021/5/12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39222" table:style-name="ce6">
            <text:p>39,222<text:s/></text:p>
          </table:table-cell>
          <table:table-cell office:value-type="float" office:value="33010" table:style-name="ce6">
            <text:p>33,010<text:s/></text:p>
          </table:table-cell>
          <table:table-cell office:value-type="float" office:value="24094" table:style-name="ce6">
            <text:p>24,094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4500" table:style-name="ce6">
            <text:p>4,500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17815" table:style-name="ce6">
            <text:p>17,815<text:s/></text:p>
          </table:table-cell>
          <table:table-cell office:value-type="float" office:value="16611" table:style-name="ce6">
            <text:p>16,611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25558" table:style-name="ce6">
            <text:p>25,558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12548" table:style-name="ce6">
            <text:p>12,548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21750" table:style-name="ce6">
            <text:p>21,750<text:s/></text:p>
          </table:table-cell>
          <table:table-cell office:value-type="float" office:value="15574" table:style-name="ce6">
            <text:p>15,574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22181" table:style-name="ce6">
            <text:p>22,181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30332" table:style-name="ce6">
            <text:p>30,332<text:s/></text:p>
          </table:table-cell>
          <table:table-cell office:value-type="float" office:value="21559" table:style-name="ce6">
            <text:p>21,559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32030" table:style-name="ce6">
            <text:p>32,030<text:s/></text:p>
          </table:table-cell>
          <table:table-cell office:value-type="float" office:value="23894" table:style-name="ce6">
            <text:p>23,894<text:s/></text:p>
          </table:table-cell>
          <table:table-cell office:value-type="float" office:value="24166" table:style-name="ce6">
            <text:p>24,166<text:s/></text:p>
          </table:table-cell>
          <table:table-cell office:value-type="float" office:value="18544" table:style-name="ce6">
            <text:p>18,544<text:s/></text:p>
          </table:table-cell>
          <table:table-cell office:value-type="float" office:value="22267" table:style-name="ce6">
            <text:p>22,267<text:s/></text:p>
          </table:table-cell>
          <table:table-cell office:value-type="float" office:value="96782" table:style-name="ce6">
            <text:p>96,782<text:s/></text:p>
          </table:table-cell>
          <table:table-cell office:value-type="float" office:value="33980" table:style-name="ce6">
            <text:p>33,980<text:s/></text:p>
          </table:table-cell>
          <table:table-cell office:value-type="float" office:value="19288" table:style-name="ce6">
            <text:p>19,288<text:s/></text:p>
          </table:table-cell>
          <table:table-cell office:value-type="float" office:value="21425" table:style-name="ce6">
            <text:p>21,425<text:s/></text:p>
          </table:table-cell>
          <table:table-cell office:value-type="float" office:value="24786" table:style-name="ce6">
            <text:p>24,786<text:s/></text:p>
          </table:table-cell>
          <table:table-cell office:value-type="float" office:value="23778" table:style-name="ce6">
            <text:p>23,778<text:s/></text:p>
          </table:table-cell>
          <table:table-cell office:value-type="float" office:value="24248" table:style-name="ce6">
            <text:p>24,248<text:s/></text:p>
          </table:table-cell>
          <table:table-cell office:value-type="float" office:value="21397" table:style-name="ce6">
            <text:p>21,397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29071" table:style-name="ce6">
            <text:p>29,071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17981" table:style-name="ce6">
            <text:p>17,981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27420" table:style-name="ce6">
            <text:p>27,420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21497" table:style-name="ce6">
            <text:p>21,497<text:s/></text:p>
          </table:table-cell>
          <table:table-cell office:value-type="float" office:value="22946" table:style-name="ce6">
            <text:p>22,946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34368" table:style-name="ce6">
            <text:p>34,368<text:s/></text:p>
          </table:table-cell>
          <table:table-cell office:value-type="float" office:value="37091" table:style-name="ce6">
            <text:p>37,091<text:s/></text:p>
          </table:table-cell>
          <table:table-cell office:value-type="float" office:value="24932" table:style-name="ce6">
            <text:p>24,932<text:s/></text:p>
          </table:table-cell>
          <table:table-cell office:value-type="float" office:value="21763" table:style-name="ce6">
            <text:p>21,763<text:s/></text:p>
          </table:table-cell>
          <table:table-cell office:value-type="float" office:value="44947" table:style-name="ce6">
            <text:p>44,947<text:s/></text:p>
          </table:table-cell>
          <table:table-cell office:value-type="float" office:value="20702" table:style-name="ce6">
            <text:p>20,702<text:s/></text:p>
          </table:table-cell>
          <table:table-cell office:value-type="float" office:value="26808" table:style-name="ce6">
            <text:p>26,808<text:s/></text:p>
          </table:table-cell>
          <table:table-cell office:value-type="float" office:value="28751" table:style-name="ce6">
            <text:p>28,751<text:s/></text:p>
          </table:table-cell>
          <table:table-cell office:value-type="float" office:value="18108" table:style-name="ce6">
            <text:p>18,108<text:s/></text:p>
          </table:table-cell>
          <table:table-cell office:value-type="float" office:value="52020" table:style-name="ce6">
            <text:p>52,020<text:s/></text:p>
          </table:table-cell>
          <table:table-cell office:value-type="float" office:value="18928" table:style-name="ce6">
            <text:p>18,928<text:s/></text:p>
          </table:table-cell>
          <table:table-cell office:value-type="float" office:value="14655" table:style-name="ce6">
            <text:p>14,655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17287" table:style-name="ce6">
            <text:p>17,287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22282" table:style-name="ce6">
            <text:p>22,282<text:s/></text:p>
          </table:table-cell>
          <table:table-cell office:value-type="float" office:value="17851" table:style-name="ce6">
            <text:p>17,851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35395" table:style-name="ce6">
            <text:p>35,395<text:s/></text:p>
          </table:table-cell>
          <table:table-cell office:value-type="float" office:value="20953" table:style-name="ce6">
            <text:p>20,953<text:s/></text:p>
          </table:table-cell>
          <table:table-cell office:value-type="float" office:value="22980" table:style-name="ce6">
            <text:p>22,980<text:s/></text:p>
          </table:table-cell>
          <table:table-cell office:value-type="float" office:value="21365" table:style-name="ce6">
            <text:p>21,365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15586" table:style-name="ce6">
            <text:p>15,586<text:s/></text:p>
          </table:table-cell>
          <table:table-cell office:value-type="float" office:value="27068" table:style-name="ce6">
            <text:p>27,068<text:s/></text:p>
          </table:table-cell>
          <table:table-cell office:value-type="float" office:value="20453" table:style-name="ce6">
            <text:p>20,453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3808" table:style-name="ce6">
            <text:p>3,808<text:s/></text:p>
          </table:table-cell>
          <table:table-cell table:number-columns-repeated="16264"/>
        </table:table-row>
        <table:table-row table:style-name="ro2">
          <table:table-cell office:value-type="date" office:date-value="2021-05-13T00:00:00" table:style-name="ce5">
            <text:p>2021/5/13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35991" table:style-name="ce6">
            <text:p>35,991<text:s/></text:p>
          </table:table-cell>
          <table:table-cell office:value-type="float" office:value="28927" table:style-name="ce6">
            <text:p>28,927<text:s/></text:p>
          </table:table-cell>
          <table:table-cell office:value-type="float" office:value="22180" table:style-name="ce6">
            <text:p>22,180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16533" table:style-name="ce6">
            <text:p>16,533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25307" table:style-name="ce6">
            <text:p>25,307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20191" table:style-name="ce6">
            <text:p>20,191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20727" table:style-name="ce6">
            <text:p>20,727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27680" table:style-name="ce6">
            <text:p>27,680<text:s/></text:p>
          </table:table-cell>
          <table:table-cell office:value-type="float" office:value="20218" table:style-name="ce6">
            <text:p>20,218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30298" table:style-name="ce6">
            <text:p>30,298<text:s/></text:p>
          </table:table-cell>
          <table:table-cell office:value-type="float" office:value="22475" table:style-name="ce6">
            <text:p>22,475<text:s/></text:p>
          </table:table-cell>
          <table:table-cell office:value-type="float" office:value="22464" table:style-name="ce6">
            <text:p>22,464<text:s/></text:p>
          </table:table-cell>
          <table:table-cell office:value-type="float" office:value="17525" table:style-name="ce6">
            <text:p>17,525<text:s/></text:p>
          </table:table-cell>
          <table:table-cell office:value-type="float" office:value="20983" table:style-name="ce6">
            <text:p>20,983<text:s/></text:p>
          </table:table-cell>
          <table:table-cell office:value-type="float" office:value="90260" table:style-name="ce6">
            <text:p>90,260<text:s/></text:p>
          </table:table-cell>
          <table:table-cell office:value-type="float" office:value="31268" table:style-name="ce6">
            <text:p>31,268<text:s/></text:p>
          </table:table-cell>
          <table:table-cell office:value-type="float" office:value="17594" table:style-name="ce6">
            <text:p>17,594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22354" table:style-name="ce6">
            <text:p>22,354<text:s/></text:p>
          </table:table-cell>
          <table:table-cell office:value-type="float" office:value="21967" table:style-name="ce6">
            <text:p>21,967<text:s/></text:p>
          </table:table-cell>
          <table:table-cell office:value-type="float" office:value="22540" table:style-name="ce6">
            <text:p>22,540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26424" table:style-name="ce6">
            <text:p>26,424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8480" table:style-name="ce6">
            <text:p>8,480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20258" table:style-name="ce6">
            <text:p>20,258<text:s/></text:p>
          </table:table-cell>
          <table:table-cell office:value-type="float" office:value="21578" table:style-name="ce6">
            <text:p>21,578<text:s/></text:p>
          </table:table-cell>
          <table:table-cell office:value-type="float" office:value="22428" table:style-name="ce6">
            <text:p>22,428<text:s/></text:p>
          </table:table-cell>
          <table:table-cell office:value-type="float" office:value="32408" table:style-name="ce6">
            <text:p>32,408<text:s/></text:p>
          </table:table-cell>
          <table:table-cell office:value-type="float" office:value="34345" table:style-name="ce6">
            <text:p>34,345<text:s/></text:p>
          </table:table-cell>
          <table:table-cell office:value-type="float" office:value="23111" table:style-name="ce6">
            <text:p>23,111<text:s/></text:p>
          </table:table-cell>
          <table:table-cell office:value-type="float" office:value="17202" table:style-name="ce6">
            <text:p>17,202<text:s/></text:p>
          </table:table-cell>
          <table:table-cell office:value-type="float" office:value="39160" table:style-name="ce6">
            <text:p>39,160<text:s/></text:p>
          </table:table-cell>
          <table:table-cell office:value-type="float" office:value="19571" table:style-name="ce6">
            <text:p>19,571<text:s/></text:p>
          </table:table-cell>
          <table:table-cell office:value-type="float" office:value="25067" table:style-name="ce6">
            <text:p>25,067<text:s/></text:p>
          </table:table-cell>
          <table:table-cell office:value-type="float" office:value="25989" table:style-name="ce6">
            <text:p>25,989<text:s/></text:p>
          </table:table-cell>
          <table:table-cell office:value-type="float" office:value="16340" table:style-name="ce6">
            <text:p>16,340<text:s/></text:p>
          </table:table-cell>
          <table:table-cell office:value-type="float" office:value="47578" table:style-name="ce6">
            <text:p>47,578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17189" table:style-name="ce6">
            <text:p>17,189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20577" table:style-name="ce6">
            <text:p>20,577<text:s/></text:p>
          </table:table-cell>
          <table:table-cell office:value-type="float" office:value="16599" table:style-name="ce6">
            <text:p>16,599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32796" table:style-name="ce6">
            <text:p>32,796<text:s/></text:p>
          </table:table-cell>
          <table:table-cell office:value-type="float" office:value="19188" table:style-name="ce6">
            <text:p>19,188<text:s/></text:p>
          </table:table-cell>
          <table:table-cell office:value-type="float" office:value="21132" table:style-name="ce6">
            <text:p>21,132<text:s/></text:p>
          </table:table-cell>
          <table:table-cell office:value-type="float" office:value="20622" table:style-name="ce6">
            <text:p>20,622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14567" table:style-name="ce6">
            <text:p>14,567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19068" table:style-name="ce6">
            <text:p>19,068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10898" table:style-name="ce6">
            <text:p>10,898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3693" table:style-name="ce6">
            <text:p>3,693<text:s/></text:p>
          </table:table-cell>
          <table:table-cell table:number-columns-repeated="16264"/>
        </table:table-row>
        <table:table-row table:style-name="ro2">
          <table:table-cell office:value-type="date" office:date-value="2021-05-14T00:00:00" table:style-name="ce5">
            <text:p>2021/5/14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35184" table:style-name="ce6">
            <text:p>35,184<text:s/></text:p>
          </table:table-cell>
          <table:table-cell office:value-type="float" office:value="29748" table:style-name="ce6">
            <text:p>29,748<text:s/></text:p>
          </table:table-cell>
          <table:table-cell office:value-type="float" office:value="22825" table:style-name="ce6">
            <text:p>22,825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8703" table:style-name="ce6">
            <text:p>8,703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7575" table:style-name="ce6">
            <text:p>7,575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4934" table:style-name="ce6">
            <text:p>4,934<text:s/></text:p>
          </table:table-cell>
          <table:table-cell office:value-type="float" office:value="23311" table:style-name="ce6">
            <text:p>23,311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13893" table:style-name="ce6">
            <text:p>13,893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20589" table:style-name="ce6">
            <text:p>20,589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26791" table:style-name="ce6">
            <text:p>26,791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8843" table:style-name="ce6">
            <text:p>8,843<text:s/></text:p>
          </table:table-cell>
          <table:table-cell office:value-type="float" office:value="29350" table:style-name="ce6">
            <text:p>29,350<text:s/></text:p>
          </table:table-cell>
          <table:table-cell office:value-type="float" office:value="21976" table:style-name="ce6">
            <text:p>21,976<text:s/></text:p>
          </table:table-cell>
          <table:table-cell office:value-type="float" office:value="22278" table:style-name="ce6">
            <text:p>22,278<text:s/></text:p>
          </table:table-cell>
          <table:table-cell office:value-type="float" office:value="17089" table:style-name="ce6">
            <text:p>17,089<text:s/></text:p>
          </table:table-cell>
          <table:table-cell office:value-type="float" office:value="20449" table:style-name="ce6">
            <text:p>20,449<text:s/></text:p>
          </table:table-cell>
          <table:table-cell office:value-type="float" office:value="103488" table:style-name="ce6">
            <text:p>103,488<text:s/></text:p>
          </table:table-cell>
          <table:table-cell office:value-type="float" office:value="32588" table:style-name="ce6">
            <text:p>32,588<text:s/></text:p>
          </table:table-cell>
          <table:table-cell office:value-type="float" office:value="17394" table:style-name="ce6">
            <text:p>17,394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22669" table:style-name="ce6">
            <text:p>22,669<text:s/></text:p>
          </table:table-cell>
          <table:table-cell office:value-type="float" office:value="20658" table:style-name="ce6">
            <text:p>20,658<text:s/></text:p>
          </table:table-cell>
          <table:table-cell office:value-type="float" office:value="22667" table:style-name="ce6">
            <text:p>22,667<text:s/></text:p>
          </table:table-cell>
          <table:table-cell office:value-type="float" office:value="19669" table:style-name="ce6">
            <text:p>19,669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25993" table:style-name="ce6">
            <text:p>25,993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16629" table:style-name="ce6">
            <text:p>16,629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24718" table:style-name="ce6">
            <text:p>24,718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19535" table:style-name="ce6">
            <text:p>19,535<text:s/></text:p>
          </table:table-cell>
          <table:table-cell office:value-type="float" office:value="20459" table:style-name="ce6">
            <text:p>20,459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32232" table:style-name="ce6">
            <text:p>32,232<text:s/></text:p>
          </table:table-cell>
          <table:table-cell office:value-type="float" office:value="33110" table:style-name="ce6">
            <text:p>33,110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37925" table:style-name="ce6">
            <text:p>37,925<text:s/></text:p>
          </table:table-cell>
          <table:table-cell office:value-type="float" office:value="18845" table:style-name="ce6">
            <text:p>18,845<text:s/></text:p>
          </table:table-cell>
          <table:table-cell office:value-type="float" office:value="25162" table:style-name="ce6">
            <text:p>25,162<text:s/></text:p>
          </table:table-cell>
          <table:table-cell office:value-type="float" office:value="26349" table:style-name="ce6">
            <text:p>26,349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48177" table:style-name="ce6">
            <text:p>48,177<text:s/></text:p>
          </table:table-cell>
          <table:table-cell office:value-type="float" office:value="17786" table:style-name="ce6">
            <text:p>17,786<text:s/></text:p>
          </table:table-cell>
          <table:table-cell office:value-type="float" office:value="13500" table:style-name="ce6">
            <text:p>13,500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20351" table:style-name="ce6">
            <text:p>20,351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32391" table:style-name="ce6">
            <text:p>32,391<text:s/></text:p>
          </table:table-cell>
          <table:table-cell office:value-type="float" office:value="18805" table:style-name="ce6">
            <text:p>18,805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8072" table:style-name="ce6">
            <text:p>8,072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23774" table:style-name="ce6">
            <text:p>23,774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3708" table:style-name="ce6">
            <text:p>3,708<text:s/></text:p>
          </table:table-cell>
          <table:table-cell table:number-columns-repeated="16264"/>
        </table:table-row>
        <table:table-row table:style-name="ro2">
          <table:table-cell office:value-type="date" office:date-value="2021-05-15T00:00:00" table:style-name="ce5">
            <text:p>2021/5/15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14080" table:style-name="ce6">
            <text:p>14,080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4163" table:style-name="ce6">
            <text:p>4,163<text:s/></text:p>
          </table:table-cell>
          <table:table-cell office:value-type="float" office:value="653" table:style-name="ce6">
            <text:p>653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6599" table:style-name="ce6">
            <text:p>6,599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5239" table:style-name="ce6">
            <text:p>5,239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45562" table:style-name="ce6">
            <text:p>45,562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16142" table:style-name="ce6">
            <text:p>16,142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359" table:style-name="ce6">
            <text:p>359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474" table:style-name="ce6">
            <text:p>474<text:s/></text:p>
          </table:table-cell>
          <table:table-cell office:value-type="float" office:value="633" table:style-name="ce6">
            <text:p>633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792" table:style-name="ce6">
            <text:p>792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1116" table:style-name="ce6">
            <text:p>1,116<text:s/></text:p>
          </table:table-cell>
          <table:table-cell table:number-columns-repeated="16264"/>
        </table:table-row>
        <table:table-row table:style-name="ro2">
          <table:table-cell office:value-type="date" office:date-value="2021-05-16T00:00:00" table:style-name="ce5">
            <text:p>2021/5/16</text:p>
          </table:table-cell>
          <table:table-cell office:value-type="float" office:value="934" table:style-name="ce6">
            <text:p>934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852" table:style-name="ce6">
            <text:p>852<text:s/></text:p>
          </table:table-cell>
          <table:table-cell office:value-type="float" office:value="608" table:style-name="ce6">
            <text:p>608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442" table:style-name="ce6">
            <text:p>442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517" table:style-name="ce6">
            <text:p>517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845" table:style-name="ce6">
            <text:p>845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23303" table:style-name="ce6">
            <text:p>23,303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422" table:style-name="ce6">
            <text:p>422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914" table:style-name="ce6">
            <text:p>914<text:s/></text:p>
          </table:table-cell>
          <table:table-cell office:value-type="float" office:value="598" table:style-name="ce6">
            <text:p>598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225" table:style-name="ce6">
            <text:p>225<text:s/></text:p>
          </table:table-cell>
          <table:table-cell office:value-type="float" office:value="434" table:style-name="ce6">
            <text:p>434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271" table:style-name="ce6">
            <text:p>271<text:s/></text:p>
          </table:table-cell>
          <table:table-cell office:value-type="float" office:value="333" table:style-name="ce6">
            <text:p>333<text:s/></text:p>
          </table:table-cell>
          <table:table-cell office:value-type="float" office:value="396" table:style-name="ce6">
            <text:p>396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700" table:style-name="ce6">
            <text:p>700<text:s/></text:p>
          </table:table-cell>
          <table:table-cell office:value-type="float" office:value="706" table:style-name="ce6">
            <text:p>706<text:s/></text:p>
          </table:table-cell>
          <table:table-cell table:number-columns-repeated="16264"/>
        </table:table-row>
        <table:table-row table:style-name="ro2">
          <table:table-cell office:value-type="date" office:date-value="2021-05-17T00:00:00" table:style-name="ce5">
            <text:p>2021/5/17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18489" table:style-name="ce6">
            <text:p>18,489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4895" table:style-name="ce6">
            <text:p>4,895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38026" table:style-name="ce6">
            <text:p>38,026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14404" table:style-name="ce6">
            <text:p>14,404<text:s/></text:p>
          </table:table-cell>
          <table:table-cell office:value-type="float" office:value="16065" table:style-name="ce6">
            <text:p>16,065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22731" table:style-name="ce6">
            <text:p>22,731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17733" table:style-name="ce6">
            <text:p>17,733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609" table:style-name="ce6">
            <text:p>609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1213" table:style-name="ce6">
            <text:p>1,213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2176" table:style-name="ce6">
            <text:p>2,176<text:s/></text:p>
          </table:table-cell>
          <table:table-cell table:number-columns-repeated="16264"/>
        </table:table-row>
        <table:table-row table:style-name="ro2">
          <table:table-cell office:value-type="date" office:date-value="2021-05-18T00:00:00" table:style-name="ce5">
            <text:p>2021/5/18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1108" table:style-name="ce6">
            <text:p>1,108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10489" table:style-name="ce6">
            <text:p>10,489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11786" table:style-name="ce6">
            <text:p>11,786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28267" table:style-name="ce6">
            <text:p>28,267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4274" table:style-name="ce6">
            <text:p>4,274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4500" table:style-name="ce6">
            <text:p>4,500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7454" table:style-name="ce6">
            <text:p>7,454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8979" table:style-name="ce6">
            <text:p>8,979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17854" table:style-name="ce6">
            <text:p>17,854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439" table:style-name="ce6">
            <text:p>439<text:s/></text:p>
          </table:table-cell>
          <table:table-cell office:value-type="float" office:value="840" table:style-name="ce6">
            <text:p>840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1703" table:style-name="ce6">
            <text:p>1,703<text:s/></text:p>
          </table:table-cell>
          <table:table-cell table:number-columns-repeated="16264"/>
        </table:table-row>
        <table:table-row table:style-name="ro2">
          <table:table-cell office:value-type="date" office:date-value="2021-05-19T00:00:00" table:style-name="ce5">
            <text:p>2021/5/19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13887" table:style-name="ce6">
            <text:p>13,887<text:s/></text:p>
          </table:table-cell>
          <table:table-cell office:value-type="float" office:value="10347" table:style-name="ce6">
            <text:p>10,347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696" table:style-name="ce6">
            <text:p>696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26211" table:style-name="ce6">
            <text:p>26,211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7205" table:style-name="ce6">
            <text:p>7,205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11539" table:style-name="ce6">
            <text:p>11,539<text:s/></text:p>
          </table:table-cell>
          <table:table-cell office:value-type="float" office:value="8130" table:style-name="ce6">
            <text:p>8,130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16609" table:style-name="ce6">
            <text:p>16,609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6599" table:style-name="ce6">
            <text:p>6,599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414" table:style-name="ce6">
            <text:p>414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571" table:style-name="ce6">
            <text:p>1,571<text:s/></text:p>
          </table:table-cell>
          <table:table-cell table:number-columns-repeated="16264"/>
        </table:table-row>
        <table:table-row table:style-name="ro2">
          <table:table-cell office:value-type="date" office:date-value="2021-05-20T00:00:00" table:style-name="ce5">
            <text:p>2021/5/20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200" table:style-name="ce6">
            <text:p>1,200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1247" table:style-name="ce6">
            <text:p>1,247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24775" table:style-name="ce6">
            <text:p>24,775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6698" table:style-name="ce6">
            <text:p>6,698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15760" table:style-name="ce6">
            <text:p>15,760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420" table:style-name="ce6">
            <text:p>420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1413" table:style-name="ce6">
            <text:p>1,413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685" table:style-name="ce6">
            <text:p>685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569" table:style-name="ce6">
            <text:p>1,569<text:s/></text:p>
          </table:table-cell>
          <table:table-cell table:number-columns-repeated="16264"/>
        </table:table-row>
        <table:table-row table:style-name="ro2">
          <table:table-cell office:value-type="date" office:date-value="2021-05-21T00:00:00" table:style-name="ce5">
            <text:p>2021/5/21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12546" table:style-name="ce6">
            <text:p>12,546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26051" table:style-name="ce6">
            <text:p>26,051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8060" table:style-name="ce6">
            <text:p>8,060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6748" table:style-name="ce6">
            <text:p>6,748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7542" table:style-name="ce6">
            <text:p>7,542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15691" table:style-name="ce6">
            <text:p>15,691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369" table:style-name="ce6">
            <text:p>369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757" table:style-name="ce6">
            <text:p>757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706" table:style-name="ce6">
            <text:p>706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1436" table:style-name="ce6">
            <text:p>1,436<text:s/></text:p>
          </table:table-cell>
          <table:table-cell table:number-columns-repeated="16264"/>
        </table:table-row>
        <table:table-row table:style-name="ro2">
          <table:table-cell office:value-type="date" office:date-value="2021-05-22T00:00:00" table:style-name="ce5">
            <text:p>2021/5/22</text:p>
          </table:table-cell>
          <table:table-cell office:value-type="float" office:value="388" table:style-name="ce6">
            <text:p>388<text:s/>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1113" table:style-name="ce6">
            <text:p>1,113<text:s/></text:p>
          </table:table-cell>
          <table:table-cell office:value-type="float" office:value="1122" table:style-name="ce6">
            <text:p>1,122<text:s/></text:p>
          </table:table-cell>
          <table:table-cell office:value-type="float" office:value="571" table:style-name="ce6">
            <text:p>571<text:s/></text:p>
          </table:table-cell>
          <table:table-cell office:value-type="float" office:value="331" table:style-name="ce6">
            <text:p>331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250" table:style-name="ce6">
            <text:p>250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223" table:style-name="ce6">
            <text:p>223<text:s/></text:p>
          </table:table-cell>
          <table:table-cell office:value-type="float" office:value="770" table:style-name="ce6">
            <text:p>770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885" table:style-name="ce6">
            <text:p>885<text:s/></text:p>
          </table:table-cell>
          <table:table-cell office:value-type="float" office:value="934" table:style-name="ce6">
            <text:p>934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386" table:style-name="ce6">
            <text:p>386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336" table:style-name="ce6">
            <text:p>336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464" table:style-name="ce6">
            <text:p>464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431" table:style-name="ce6">
            <text:p>431<text:s/></text:p>
          </table:table-cell>
          <table:table-cell office:value-type="float" office:value="561" table:style-name="ce6">
            <text:p>561<text:s/></text:p>
          </table:table-cell>
          <table:table-cell office:value-type="float" office:value="416" table:style-name="ce6">
            <text:p>416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997" table:style-name="ce6">
            <text:p>997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517" table:style-name="ce6">
            <text:p>517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163" table:style-name="ce6">
            <text:p>163<text:s/></text:p>
          </table:table-cell>
          <table:table-cell office:value-type="float" office:value="321" table:style-name="ce6">
            <text:p>321<text:s/></text:p>
          </table:table-cell>
          <table:table-cell office:value-type="float" office:value="454" table:style-name="ce6">
            <text:p>454<text:s/></text:p>
          </table:table-cell>
          <table:table-cell office:value-type="float" office:value="655" table:style-name="ce6">
            <text:p>655<text:s/></text:p>
          </table:table-cell>
          <table:table-cell office:value-type="float" office:value="210" table:style-name="ce6">
            <text:p>210<text:s/></text:p>
          </table:table-cell>
          <table:table-cell office:value-type="float" office:value="256" table:style-name="ce6">
            <text:p>256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298" table:style-name="ce6">
            <text:p>298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499" table:style-name="ce6">
            <text:p>499<text:s/></text:p>
          </table:table-cell>
          <table:table-cell table:number-columns-repeated="16264"/>
        </table:table-row>
        <table:table-row table:style-name="ro2">
          <table:table-cell office:value-type="date" office:date-value="2021-05-23T00:00:00" table:style-name="ce5">
            <text:p>2021/5/23</text:p>
          </table:table-cell>
          <table:table-cell office:value-type="float" office:value="357" table:style-name="ce6">
            <text:p>357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1333" table:style-name="ce6">
            <text:p>1,333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425" table:style-name="ce6">
            <text:p>425<text:s/></text:p>
          </table:table-cell>
          <table:table-cell office:value-type="float" office:value="285" table:style-name="ce6">
            <text:p>285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214" table:style-name="ce6">
            <text:p>214<text:s/></text:p>
          </table:table-cell>
          <table:table-cell office:value-type="float" office:value="413" table:style-name="ce6">
            <text:p>413<text:s/></text:p>
          </table:table-cell>
          <table:table-cell office:value-type="float" office:value="139" table:style-name="ce6">
            <text:p>139<text:s/></text:p>
          </table:table-cell>
          <table:table-cell office:value-type="float" office:value="694" table:style-name="ce6">
            <text:p>694<text:s/></text:p>
          </table:table-cell>
          <table:table-cell office:value-type="float" office:value="921" table:style-name="ce6">
            <text:p>921<text:s/></text:p>
          </table:table-cell>
          <table:table-cell office:value-type="float" office:value="681" table:style-name="ce6">
            <text:p>681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373" table:style-name="ce6">
            <text:p>373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322" table:style-name="ce6">
            <text:p>322<text:s/></text:p>
          </table:table-cell>
          <table:table-cell office:value-type="float" office:value="586" table:style-name="ce6">
            <text:p>586<text:s/></text:p>
          </table:table-cell>
          <table:table-cell office:value-type="float" office:value="676" table:style-name="ce6">
            <text:p>676<text:s/></text:p>
          </table:table-cell>
          <table:table-cell office:value-type="float" office:value="290" table:style-name="ce6">
            <text:p>290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234" table:style-name="ce6">
            <text:p>234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470" table:style-name="ce6">
            <text:p>470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732" table:style-name="ce6">
            <text:p>732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378" table:style-name="ce6">
            <text:p>378<text:s/></text:p>
          </table:table-cell>
          <table:table-cell office:value-type="float" office:value="426" table:style-name="ce6">
            <text:p>426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833" table:style-name="ce6">
            <text:p>833<text:s/></text:p>
          </table:table-cell>
          <table:table-cell office:value-type="float" office:value="469" table:style-name="ce6">
            <text:p>469<text:s/></text:p>
          </table:table-cell>
          <table:table-cell office:value-type="float" office:value="349" table:style-name="ce6">
            <text:p>349<text:s/></text:p>
          </table:table-cell>
          <table:table-cell office:value-type="float" office:value="591" table:style-name="ce6">
            <text:p>591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102" table:style-name="ce6">
            <text:p>102<text:s/></text:p>
          </table:table-cell>
          <table:table-cell office:value-type="float" office:value="196" table:style-name="ce6">
            <text:p>196<text:s/></text:p>
          </table:table-cell>
          <table:table-cell office:value-type="float" office:value="326" table:style-name="ce6">
            <text:p>326<text:s/></text:p>
          </table:table-cell>
          <table:table-cell office:value-type="float" office:value="485" table:style-name="ce6">
            <text:p>485<text:s/></text:p>
          </table:table-cell>
          <table:table-cell office:value-type="float" office:value="115" table:style-name="ce6">
            <text:p>115<text:s/></text:p>
          </table:table-cell>
          <table:table-cell office:value-type="float" office:value="140" table:style-name="ce6">
            <text:p>140<text:s/></text:p>
          </table:table-cell>
          <table:table-cell office:value-type="float" office:value="199" table:style-name="ce6">
            <text:p>199<text:s/></text:p>
          </table:table-cell>
          <table:table-cell office:value-type="float" office:value="610" table:style-name="ce6">
            <text:p>610<text:s/></text:p>
          </table:table-cell>
          <table:table-cell office:value-type="float" office:value="232" table:style-name="ce6">
            <text:p>232<text:s/></text:p>
          </table:table-cell>
          <table:table-cell office:value-type="float" office:value="329" table:style-name="ce6">
            <text:p>329<text:s/></text:p>
          </table:table-cell>
          <table:table-cell office:value-type="float" office:value="363" table:style-name="ce6">
            <text:p>363<text:s/></text:p>
          </table:table-cell>
          <table:table-cell table:number-columns-repeated="16264"/>
        </table:table-row>
        <table:table-row table:style-name="ro2">
          <table:table-cell office:value-type="date" office:date-value="2021-05-24T00:00:00" table:style-name="ce5">
            <text:p>2021/5/24</text:p>
          </table:table-cell>
          <table:table-cell office:value-type="float" office:value="1011" table:style-name="ce6">
            <text:p>1,011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1583" table:style-name="ce6">
            <text:p>11,583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616" table:style-name="ce6">
            <text:p>616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619" table:style-name="ce6">
            <text:p>619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674" table:style-name="ce6">
            <text:p>674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684" table:style-name="ce6">
            <text:p>684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21635" table:style-name="ce6">
            <text:p>21,635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5508" table:style-name="ce6">
            <text:p>5,508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921" table:style-name="ce6">
            <text:p>921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14137" table:style-name="ce6">
            <text:p>14,137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5176" table:style-name="ce6">
            <text:p>5,176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374" table:style-name="ce6">
            <text:p>374<text:s/></text:p>
          </table:table-cell>
          <table:table-cell office:value-type="float" office:value="684" table:style-name="ce6">
            <text:p>684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752" table:style-name="ce6">
            <text:p>752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1016" table:style-name="ce6">
            <text:p>1,016<text:s/></text:p>
          </table:table-cell>
          <table:table-cell office:value-type="float" office:value="1443" table:style-name="ce6">
            <text:p>1,443<text:s/></text:p>
          </table:table-cell>
          <table:table-cell table:number-columns-repeated="16264"/>
        </table:table-row>
        <table:table-row table:style-name="ro2">
          <table:table-cell office:value-type="date" office:date-value="2021-05-25T00:00:00" table:style-name="ce5">
            <text:p>2021/5/25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614" table:style-name="ce6">
            <text:p>614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599" table:style-name="ce6">
            <text:p>599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678" table:style-name="ce6">
            <text:p>678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4443" table:style-name="ce6">
            <text:p>4,443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5061" table:style-name="ce6">
            <text:p>5,061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1127" table:style-name="ce6">
            <text:p>1,127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4773" table:style-name="ce6">
            <text:p>4,773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7575" table:style-name="ce6">
            <text:p>7,575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366" table:style-name="ce6">
            <text:p>366<text:s/></text:p>
          </table:table-cell>
          <table:table-cell office:value-type="float" office:value="655" table:style-name="ce6">
            <text:p>655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1387" table:style-name="ce6">
            <text:p>1,387<text:s/></text:p>
          </table:table-cell>
          <table:table-cell table:number-columns-repeated="16264"/>
        </table:table-row>
        <table:table-row table:style-name="ro2">
          <table:table-cell office:value-type="date" office:date-value="2021-05-26T00:00:00" table:style-name="ce5">
            <text:p>2021/5/26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597" table:style-name="ce6">
            <text:p>597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567" table:style-name="ce6">
            <text:p>567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651" table:style-name="ce6">
            <text:p>651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1274" table:style-name="ce6">
            <text:p>1,274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6838" table:style-name="ce6">
            <text:p>6,838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1753" table:style-name="ce6">
            <text:p>1,753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7433" table:style-name="ce6">
            <text:p>7,433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334" table:style-name="ce6">
            <text:p>334<text:s/></text:p>
          </table:table-cell>
          <table:table-cell office:value-type="float" office:value="621" table:style-name="ce6">
            <text:p>621<text:s/>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607" table:style-name="ce6">
            <text:p>607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1342" table:style-name="ce6">
            <text:p>1,342<text:s/></text:p>
          </table:table-cell>
          <table:table-cell table:number-columns-repeated="16264"/>
        </table:table-row>
        <table:table-row table:style-name="ro2">
          <table:table-cell office:value-type="date" office:date-value="2021-05-27T00:00:00" table:style-name="ce5">
            <text:p>2021/5/27</text:p>
          </table:table-cell>
          <table:table-cell office:value-type="float" office:value="900" table:style-name="ce6">
            <text:p>900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814" table:style-name="ce6">
            <text:p>814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559" table:style-name="ce6">
            <text:p>559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579" table:style-name="ce6">
            <text:p>579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583" table:style-name="ce6">
            <text:p>583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679" table:style-name="ce6">
            <text:p>679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6509" table:style-name="ce6">
            <text:p>6,509<text:s/></text:p>
          </table:table-cell>
          <table:table-cell office:value-type="float" office:value="20812" table:style-name="ce6">
            <text:p>20,812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349" table:style-name="ce6">
            <text:p>349<text:s/></text:p>
          </table:table-cell>
          <table:table-cell office:value-type="float" office:value="628" table:style-name="ce6">
            <text:p>628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340" table:style-name="ce6">
            <text:p>1,340<text:s/></text:p>
          </table:table-cell>
          <table:table-cell table:number-columns-repeated="16264"/>
        </table:table-row>
        <table:table-row table:style-name="ro2">
          <table:table-cell office:value-type="date" office:date-value="2021-05-28T00:00:00" table:style-name="ce5">
            <text:p>2021/5/28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1013" table:style-name="ce6">
            <text:p>1,013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551" table:style-name="ce6">
            <text:p>551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551" table:style-name="ce6">
            <text:p>551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602" table:style-name="ce6">
            <text:p>602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1071" table:style-name="ce6">
            <text:p>1,071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13386" table:style-name="ce6">
            <text:p>13,386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336" table:style-name="ce6">
            <text:p>336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1338" table:style-name="ce6">
            <text:p>1,338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792" table:style-name="ce6">
            <text:p>792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1363" table:style-name="ce6">
            <text:p>1,363<text:s/></text:p>
          </table:table-cell>
          <table:table-cell table:number-columns-repeated="16264"/>
        </table:table-row>
        <table:table-row table:style-name="ro2">
          <table:table-cell office:value-type="date" office:date-value="2021-05-29T00:00:00" table:style-name="ce5">
            <text:p>2021/5/29</text:p>
          </table:table-cell>
          <table:table-cell office:value-type="float" office:value="369" table:style-name="ce6">
            <text:p>369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523" table:style-name="ce6">
            <text:p>523<text:s/></text:p>
          </table:table-cell>
          <table:table-cell office:value-type="float" office:value="364" table:style-name="ce6">
            <text:p>364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236" table:style-name="ce6">
            <text:p>236<text:s/></text:p>
          </table:table-cell>
          <table:table-cell office:value-type="float" office:value="485" table:style-name="ce6">
            <text:p>485<text:s/></text:p>
          </table:table-cell>
          <table:table-cell office:value-type="float" office:value="192" table:style-name="ce6">
            <text:p>192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935" table:style-name="ce6">
            <text:p>935<text:s/></text:p>
          </table:table-cell>
          <table:table-cell office:value-type="float" office:value="489" table:style-name="ce6">
            <text:p>489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322" table:style-name="ce6">
            <text:p>322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321" table:style-name="ce6">
            <text:p>321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90" table:style-name="ce6">
            <text:p>390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546" table:style-name="ce6">
            <text:p>546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489" table:style-name="ce6">
            <text:p>489<text:s/></text:p>
          </table:table-cell>
          <table:table-cell office:value-type="float" office:value="593" table:style-name="ce6">
            <text:p>593<text:s/></text:p>
          </table:table-cell>
          <table:table-cell office:value-type="float" office:value="341" table:style-name="ce6">
            <text:p>341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874" table:style-name="ce6">
            <text:p>874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962" table:style-name="ce6">
            <text:p>962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1011" table:style-name="ce6">
            <text:p>1,011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499" table:style-name="ce6">
            <text:p>499<text:s/></text:p>
          </table:table-cell>
          <table:table-cell office:value-type="float" office:value="694" table:style-name="ce6">
            <text:p>694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1429" table:style-name="ce6">
            <text:p>1,429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140" table:style-name="ce6">
            <text:p>140<text:s/></text:p>
          </table:table-cell>
          <table:table-cell office:value-type="float" office:value="299" table:style-name="ce6">
            <text:p>299<text:s/></text:p>
          </table:table-cell>
          <table:table-cell office:value-type="float" office:value="476" table:style-name="ce6">
            <text:p>476<text:s/></text:p>
          </table:table-cell>
          <table:table-cell office:value-type="float" office:value="651" table:style-name="ce6">
            <text:p>651<text:s/></text:p>
          </table:table-cell>
          <table:table-cell office:value-type="float" office:value="225" table:style-name="ce6">
            <text:p>225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325" table:style-name="ce6">
            <text:p>325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330" table:style-name="ce6">
            <text:p>330<text:s/></text:p>
          </table:table-cell>
          <table:table-cell office:value-type="float" office:value="446" table:style-name="ce6">
            <text:p>446<text:s/></text:p>
          </table:table-cell>
          <table:table-cell office:value-type="float" office:value="418" table:style-name="ce6">
            <text:p>418<text:s/></text:p>
          </table:table-cell>
          <table:table-cell table:number-columns-repeated="16264"/>
        </table:table-row>
        <table:table-row table:style-name="ro2">
          <table:table-cell office:value-type="date" office:date-value="2021-05-30T00:00:00" table:style-name="ce5">
            <text:p>2021/5/30</text:p>
          </table:table-cell>
          <table:table-cell office:value-type="float" office:value="371" table:style-name="ce6">
            <text:p>371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874" table:style-name="ce6">
            <text:p>874<text:s/></text:p>
          </table:table-cell>
          <table:table-cell office:value-type="float" office:value="403" table:style-name="ce6">
            <text:p>403<text:s/></text:p>
          </table:table-cell>
          <table:table-cell office:value-type="float" office:value="273" table:style-name="ce6">
            <text:p>273<text:s/></text:p>
          </table:table-cell>
          <table:table-cell office:value-type="float" office:value="830" table:style-name="ce6">
            <text:p>830<text:s/></text:p>
          </table:table-cell>
          <table:table-cell office:value-type="float" office:value="166" table:style-name="ce6">
            <text:p>166<text:s/></text:p>
          </table:table-cell>
          <table:table-cell office:value-type="float" office:value="342" table:style-name="ce6">
            <text:p>342<text:s/></text:p>
          </table:table-cell>
          <table:table-cell office:value-type="float" office:value="142" table:style-name="ce6">
            <text:p>142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885" table:style-name="ce6">
            <text:p>885<text:s/></text:p>
          </table:table-cell>
          <table:table-cell office:value-type="float" office:value="559" table:style-name="ce6">
            <text:p>559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330" table:style-name="ce6">
            <text:p>330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229" table:style-name="ce6">
            <text:p>229<text:s/></text:p>
          </table:table-cell>
          <table:table-cell office:value-type="float" office:value="540" table:style-name="ce6">
            <text:p>540<text:s/></text:p>
          </table:table-cell>
          <table:table-cell office:value-type="float" office:value="616" table:style-name="ce6">
            <text:p>616<text:s/></text:p>
          </table:table-cell>
          <table:table-cell office:value-type="float" office:value="260" table:style-name="ce6">
            <text:p>260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85" table:style-name="ce6">
            <text:p>285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1604" table:style-name="ce6">
            <text:p>1,604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1027" table:style-name="ce6">
            <text:p>1,027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440" table:style-name="ce6">
            <text:p>440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073" table:style-name="ce6">
            <text:p>2,073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964" table:style-name="ce6">
            <text:p>964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690" table:style-name="ce6">
            <text:p>690<text:s/></text:p>
          </table:table-cell>
          <table:table-cell office:value-type="float" office:value="562" table:style-name="ce6">
            <text:p>562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370" table:style-name="ce6">
            <text:p>370<text:s/></text:p>
          </table:table-cell>
          <table:table-cell office:value-type="float" office:value="406" table:style-name="ce6">
            <text:p>406<text:s/></text:p>
          </table:table-cell>
          <table:table-cell office:value-type="float" office:value="286" table:style-name="ce6">
            <text:p>286<text:s/></text:p>
          </table:table-cell>
          <table:table-cell office:value-type="float" office:value="915" table:style-name="ce6">
            <text:p>915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508" table:style-name="ce6">
            <text:p>508<text:s/></text:p>
          </table:table-cell>
          <table:table-cell office:value-type="float" office:value="315" table:style-name="ce6">
            <text:p>315<text:s/></text:p>
          </table:table-cell>
          <table:table-cell office:value-type="float" office:value="527" table:style-name="ce6">
            <text:p>527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1011" table:style-name="ce6">
            <text:p>1,011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825" table:style-name="ce6">
            <text:p>825<text:s/></text:p>
          </table:table-cell>
          <table:table-cell office:value-type="float" office:value="109" table:style-name="ce6">
            <text:p>109<text:s/></text:p>
          </table:table-cell>
          <table:table-cell office:value-type="float" office:value="216" table:style-name="ce6">
            <text:p>216<text:s/></text:p>
          </table:table-cell>
          <table:table-cell office:value-type="float" office:value="350" table:style-name="ce6">
            <text:p>350<text:s/></text:p>
          </table:table-cell>
          <table:table-cell office:value-type="float" office:value="530" table:style-name="ce6">
            <text:p>530<text:s/></text:p>
          </table:table-cell>
          <table:table-cell office:value-type="float" office:value="122" table:style-name="ce6">
            <text:p>122<text:s/></text:p>
          </table:table-cell>
          <table:table-cell office:value-type="float" office:value="134" table:style-name="ce6">
            <text:p>134<text:s/></text:p>
          </table:table-cell>
          <table:table-cell office:value-type="float" office:value="192" table:style-name="ce6">
            <text:p>192<text:s/></text:p>
          </table:table-cell>
          <table:table-cell office:value-type="float" office:value="599" table:style-name="ce6">
            <text:p>599<text:s/></text:p>
          </table:table-cell>
          <table:table-cell office:value-type="float" office:value="229" table:style-name="ce6">
            <text:p>229<text:s/></text:p>
          </table:table-cell>
          <table:table-cell office:value-type="float" office:value="322" table:style-name="ce6">
            <text:p>322<text:s/></text:p>
          </table:table-cell>
          <table:table-cell office:value-type="float" office:value="336" table:style-name="ce6">
            <text:p>336<text:s/></text:p>
          </table:table-cell>
          <table:table-cell table:number-columns-repeated="16264"/>
        </table:table-row>
        <table:table-row table:style-name="ro2">
          <table:table-cell office:value-type="date" office:date-value="2021-05-31T00:00:00" table:style-name="ce5">
            <text:p>2021/5/31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905" table:style-name="ce6">
            <text:p>905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569" table:style-name="ce6">
            <text:p>569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599" table:style-name="ce6">
            <text:p>599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627" table:style-name="ce6">
            <text:p>627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14332" table:style-name="ce6">
            <text:p>14,332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4619" table:style-name="ce6">
            <text:p>4,619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48" table:style-name="ce6">
            <text:p>348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1432" table:style-name="ce6">
            <text:p>1,432<text:s/></text:p>
          </table:table-cell>
          <table:table-cell table:number-columns-repeated="16264"/>
        </table:table-row>
        <table:table-row table:number-rows-repeated="3" table:style-name="ro3">
          <table:table-cell/>
          <table:table-cell table:number-columns-repeated="119" table:style-name="ce8"/>
          <table:table-cell table:number-columns-repeated="1626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0" table:style-name="ro5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5-01T00:00:00" table:style-name="ce5">
            <text:p>2021/5/1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42814" table:style-name="ce6">
            <text:p>42,814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15917" table:style-name="ce6">
            <text:p>15,917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13079" table:style-name="ce6">
            <text:p>13,079<text:s/></text:p>
          </table:table-cell>
          <table:table-cell office:value-type="float" office:value="16390" table:style-name="ce6">
            <text:p>16,390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27274" table:style-name="ce6">
            <text:p>27,274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24586" table:style-name="ce6">
            <text:p>24,586<text:s/></text:p>
          </table:table-cell>
          <table:table-cell office:value-type="float" office:value="19144" table:style-name="ce6">
            <text:p>19,144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28980" table:style-name="ce6">
            <text:p>28,980<text:s/></text:p>
          </table:table-cell>
          <table:table-cell office:value-type="float" office:value="19966" table:style-name="ce6">
            <text:p>19,966<text:s/></text:p>
          </table:table-cell>
          <table:table-cell office:value-type="float" office:value="20278" table:style-name="ce6">
            <text:p>20,278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128470" table:style-name="ce6">
            <text:p>128,470<text:s/></text:p>
          </table:table-cell>
          <table:table-cell office:value-type="float" office:value="43866" table:style-name="ce6">
            <text:p>43,866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16874" table:style-name="ce6">
            <text:p>16,874<text:s/></text:p>
          </table:table-cell>
          <table:table-cell office:value-type="float" office:value="33153" table:style-name="ce6">
            <text:p>33,153<text:s/></text:p>
          </table:table-cell>
          <table:table-cell office:value-type="float" office:value="25729" table:style-name="ce6">
            <text:p>25,729<text:s/></text:p>
          </table:table-cell>
          <table:table-cell office:value-type="float" office:value="24525" table:style-name="ce6">
            <text:p>24,525<text:s/></text:p>
          </table:table-cell>
          <table:table-cell office:value-type="float" office:value="20032" table:style-name="ce6">
            <text:p>20,032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22145" table:style-name="ce6">
            <text:p>22,145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15924" table:style-name="ce6">
            <text:p>15,924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38878" table:style-name="ce6">
            <text:p>38,878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17173" table:style-name="ce6">
            <text:p>17,173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27431" table:style-name="ce6">
            <text:p>27,431<text:s/></text:p>
          </table:table-cell>
          <table:table-cell office:value-type="float" office:value="33624" table:style-name="ce6">
            <text:p>33,624<text:s/></text:p>
          </table:table-cell>
          <table:table-cell office:value-type="float" office:value="30922" table:style-name="ce6">
            <text:p>30,922<text:s/></text:p>
          </table:table-cell>
          <table:table-cell office:value-type="float" office:value="19953" table:style-name="ce6">
            <text:p>19,953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65834" table:style-name="ce6">
            <text:p>65,834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27917" table:style-name="ce6">
            <text:p>27,917<text:s/></text:p>
          </table:table-cell>
          <table:table-cell office:value-type="float" office:value="27049" table:style-name="ce6">
            <text:p>27,049<text:s/></text:p>
          </table:table-cell>
          <table:table-cell office:value-type="float" office:value="16372" table:style-name="ce6">
            <text:p>16,372<text:s/></text:p>
          </table:table-cell>
          <table:table-cell office:value-type="float" office:value="51872" table:style-name="ce6">
            <text:p>51,872<text:s/></text:p>
          </table:table-cell>
          <table:table-cell office:value-type="float" office:value="15056" table:style-name="ce6">
            <text:p>15,056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17838" table:style-name="ce6">
            <text:p>17,838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23458" table:style-name="ce6">
            <text:p>23,458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11142" table:style-name="ce6">
            <text:p>11,142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16752" table:style-name="ce6">
            <text:p>16,752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8166" table:style-name="ce6">
            <text:p>8,166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17430" table:style-name="ce6">
            <text:p>17,430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3094" table:style-name="ce6">
            <text:p>3,094<text:s/></text:p>
          </table:table-cell>
          <table:table-cell table:number-columns-repeated="16264"/>
        </table:table-row>
        <table:table-row table:style-name="ro2">
          <table:table-cell office:value-type="date" office:date-value="2021-05-02T00:00:00" table:style-name="ce5">
            <text:p>2021/5/2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16729" table:style-name="ce6">
            <text:p>16,729<text:s/></text:p>
          </table:table-cell>
          <table:table-cell office:value-type="float" office:value="33664" table:style-name="ce6">
            <text:p>33,664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23102" table:style-name="ce6">
            <text:p>23,102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19853" table:style-name="ce6">
            <text:p>19,853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23550" table:style-name="ce6">
            <text:p>23,550<text:s/></text:p>
          </table:table-cell>
          <table:table-cell office:value-type="float" office:value="16499" table:style-name="ce6">
            <text:p>16,499<text:s/></text:p>
          </table:table-cell>
          <table:table-cell office:value-type="float" office:value="16721" table:style-name="ce6">
            <text:p>16,721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134008" table:style-name="ce6">
            <text:p>134,008<text:s/></text:p>
          </table:table-cell>
          <table:table-cell office:value-type="float" office:value="35084" table:style-name="ce6">
            <text:p>35,084<text:s/></text:p>
          </table:table-cell>
          <table:table-cell office:value-type="float" office:value="11997" table:style-name="ce6">
            <text:p>11,997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28855" table:style-name="ce6">
            <text:p>28,855<text:s/></text:p>
          </table:table-cell>
          <table:table-cell office:value-type="float" office:value="21011" table:style-name="ce6">
            <text:p>21,011<text:s/></text:p>
          </table:table-cell>
          <table:table-cell office:value-type="float" office:value="20859" table:style-name="ce6">
            <text:p>20,859<text:s/></text:p>
          </table:table-cell>
          <table:table-cell office:value-type="float" office:value="17459" table:style-name="ce6">
            <text:p>17,459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17437" table:style-name="ce6">
            <text:p>17,437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32387" table:style-name="ce6">
            <text:p>32,387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15159" table:style-name="ce6">
            <text:p>15,159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31618" table:style-name="ce6">
            <text:p>31,618<text:s/></text:p>
          </table:table-cell>
          <table:table-cell office:value-type="float" office:value="26438" table:style-name="ce6">
            <text:p>26,438<text:s/></text:p>
          </table:table-cell>
          <table:table-cell office:value-type="float" office:value="17118" table:style-name="ce6">
            <text:p>17,118<text:s/></text:p>
          </table:table-cell>
          <table:table-cell office:value-type="float" office:value="21814" table:style-name="ce6">
            <text:p>21,814<text:s/></text:p>
          </table:table-cell>
          <table:table-cell office:value-type="float" office:value="52505" table:style-name="ce6">
            <text:p>52,505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23431" table:style-name="ce6">
            <text:p>23,431<text:s/></text:p>
          </table:table-cell>
          <table:table-cell office:value-type="float" office:value="21324" table:style-name="ce6">
            <text:p>21,324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43798" table:style-name="ce6">
            <text:p>43,798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11819" table:style-name="ce6">
            <text:p>11,819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19470" table:style-name="ce6">
            <text:p>19,470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16176" table:style-name="ce6">
            <text:p>16,176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717" table:style-name="ce6">
            <text:p>717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2115" table:style-name="ce6">
            <text:p>2,115<text:s/></text:p>
          </table:table-cell>
          <table:table-cell table:number-columns-repeated="16264"/>
        </table:table-row>
        <table:table-row table:style-name="ro2">
          <table:table-cell office:value-type="date" office:date-value="2021-05-03T00:00:00" table:style-name="ce5">
            <text:p>2021/5/3</text:p>
          </table:table-cell>
          <table:table-cell office:value-type="float" office:value="4811" table:style-name="ce6">
            <text:p>4,811<text:s/></text:p>
          </table:table-cell>
          <table:table-cell office:value-type="float" office:value="14045" table:style-name="ce6">
            <text:p>14,045<text:s/></text:p>
          </table:table-cell>
          <table:table-cell office:value-type="float" office:value="37992" table:style-name="ce6">
            <text:p>37,992<text:s/></text:p>
          </table:table-cell>
          <table:table-cell office:value-type="float" office:value="37914" table:style-name="ce6">
            <text:p>37,914<text:s/></text:p>
          </table:table-cell>
          <table:table-cell office:value-type="float" office:value="24920" table:style-name="ce6">
            <text:p>24,920<text:s/></text:p>
          </table:table-cell>
          <table:table-cell office:value-type="float" office:value="14345" table:style-name="ce6">
            <text:p>14,345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17099" table:style-name="ce6">
            <text:p>17,099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28713" table:style-name="ce6">
            <text:p>28,713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1912" table:style-name="ce6">
            <text:p>11,912<text:s/></text:p>
          </table:table-cell>
          <table:table-cell office:value-type="float" office:value="15605" table:style-name="ce6">
            <text:p>15,605<text:s/></text:p>
          </table:table-cell>
          <table:table-cell office:value-type="float" office:value="23176" table:style-name="ce6">
            <text:p>23,176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22740" table:style-name="ce6">
            <text:p>22,740<text:s/></text:p>
          </table:table-cell>
          <table:table-cell office:value-type="float" office:value="14731" table:style-name="ce6">
            <text:p>14,731<text:s/></text:p>
          </table:table-cell>
          <table:table-cell office:value-type="float" office:value="30237" table:style-name="ce6">
            <text:p>30,237<text:s/></text:p>
          </table:table-cell>
          <table:table-cell office:value-type="float" office:value="23213" table:style-name="ce6">
            <text:p>23,213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31475" table:style-name="ce6">
            <text:p>31,475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25078" table:style-name="ce6">
            <text:p>25,078<text:s/></text:p>
          </table:table-cell>
          <table:table-cell office:value-type="float" office:value="20023" table:style-name="ce6">
            <text:p>20,023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117726" table:style-name="ce6">
            <text:p>117,726<text:s/></text:p>
          </table:table-cell>
          <table:table-cell office:value-type="float" office:value="35201" table:style-name="ce6">
            <text:p>35,201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23130" table:style-name="ce6">
            <text:p>23,130<text:s/></text:p>
          </table:table-cell>
          <table:table-cell office:value-type="float" office:value="24541" table:style-name="ce6">
            <text:p>24,541<text:s/></text:p>
          </table:table-cell>
          <table:table-cell office:value-type="float" office:value="25303" table:style-name="ce6">
            <text:p>25,303<text:s/></text:p>
          </table:table-cell>
          <table:table-cell office:value-type="float" office:value="25985" table:style-name="ce6">
            <text:p>25,985<text:s/></text:p>
          </table:table-cell>
          <table:table-cell office:value-type="float" office:value="22348" table:style-name="ce6">
            <text:p>22,348<text:s/></text:p>
          </table:table-cell>
          <table:table-cell office:value-type="float" office:value="12977" table:style-name="ce6">
            <text:p>12,977<text:s/></text:p>
          </table:table-cell>
          <table:table-cell office:value-type="float" office:value="29406" table:style-name="ce6">
            <text:p>29,406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17423" table:style-name="ce6">
            <text:p>17,423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31163" table:style-name="ce6">
            <text:p>31,163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21846" table:style-name="ce6">
            <text:p>21,846<text:s/></text:p>
          </table:table-cell>
          <table:table-cell office:value-type="float" office:value="25768" table:style-name="ce6">
            <text:p>25,768<text:s/></text:p>
          </table:table-cell>
          <table:table-cell office:value-type="float" office:value="28612" table:style-name="ce6">
            <text:p>28,612<text:s/></text:p>
          </table:table-cell>
          <table:table-cell office:value-type="float" office:value="34011" table:style-name="ce6">
            <text:p>34,011<text:s/></text:p>
          </table:table-cell>
          <table:table-cell office:value-type="float" office:value="38821" table:style-name="ce6">
            <text:p>38,821<text:s/></text:p>
          </table:table-cell>
          <table:table-cell office:value-type="float" office:value="24713" table:style-name="ce6">
            <text:p>24,713<text:s/></text:p>
          </table:table-cell>
          <table:table-cell office:value-type="float" office:value="24698" table:style-name="ce6">
            <text:p>24,698<text:s/></text:p>
          </table:table-cell>
          <table:table-cell office:value-type="float" office:value="49605" table:style-name="ce6">
            <text:p>49,605<text:s/></text:p>
          </table:table-cell>
          <table:table-cell office:value-type="float" office:value="20241" table:style-name="ce6">
            <text:p>20,241<text:s/></text:p>
          </table:table-cell>
          <table:table-cell office:value-type="float" office:value="28155" table:style-name="ce6">
            <text:p>28,155<text:s/></text:p>
          </table:table-cell>
          <table:table-cell office:value-type="float" office:value="29224" table:style-name="ce6">
            <text:p>29,224<text:s/></text:p>
          </table:table-cell>
          <table:table-cell office:value-type="float" office:value="17640" table:style-name="ce6">
            <text:p>17,640<text:s/></text:p>
          </table:table-cell>
          <table:table-cell office:value-type="float" office:value="54855" table:style-name="ce6">
            <text:p>54,855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15301" table:style-name="ce6">
            <text:p>15,301<text:s/></text:p>
          </table:table-cell>
          <table:table-cell office:value-type="float" office:value="13644" table:style-name="ce6">
            <text:p>13,644<text:s/></text:p>
          </table:table-cell>
          <table:table-cell office:value-type="float" office:value="18465" table:style-name="ce6">
            <text:p>18,465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17759" table:style-name="ce6">
            <text:p>17,759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36108" table:style-name="ce6">
            <text:p>36,108<text:s/></text:p>
          </table:table-cell>
          <table:table-cell office:value-type="float" office:value="20611" table:style-name="ce6">
            <text:p>20,611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22504" table:style-name="ce6">
            <text:p>22,504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16336" table:style-name="ce6">
            <text:p>16,336<text:s/></text:p>
          </table:table-cell>
          <table:table-cell office:value-type="float" office:value="26519" table:style-name="ce6">
            <text:p>26,519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1252" table:style-name="ce6">
            <text:p>11,252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3764" table:style-name="ce6">
            <text:p>3,764<text:s/></text:p>
          </table:table-cell>
          <table:table-cell table:number-columns-repeated="16264"/>
        </table:table-row>
        <table:table-row table:style-name="ro2">
          <table:table-cell office:value-type="date" office:date-value="2021-05-04T00:00:00" table:style-name="ce5">
            <text:p>2021/5/4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39658" table:style-name="ce6">
            <text:p>39,658<text:s/></text:p>
          </table:table-cell>
          <table:table-cell office:value-type="float" office:value="38598" table:style-name="ce6">
            <text:p>38,598<text:s/></text:p>
          </table:table-cell>
          <table:table-cell office:value-type="float" office:value="25823" table:style-name="ce6">
            <text:p>25,823<text:s/></text:p>
          </table:table-cell>
          <table:table-cell office:value-type="float" office:value="14670" table:style-name="ce6">
            <text:p>14,670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4530" table:style-name="ce6">
            <text:p>4,530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18421" table:style-name="ce6">
            <text:p>18,421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32840" table:style-name="ce6">
            <text:p>32,840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16753" table:style-name="ce6">
            <text:p>16,753<text:s/></text:p>
          </table:table-cell>
          <table:table-cell office:value-type="float" office:value="10348" table:style-name="ce6">
            <text:p>10,348<text:s/></text:p>
          </table:table-cell>
          <table:table-cell office:value-type="float" office:value="25189" table:style-name="ce6">
            <text:p>25,189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32140" table:style-name="ce6">
            <text:p>32,140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32267" table:style-name="ce6">
            <text:p>32,267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25552" table:style-name="ce6">
            <text:p>25,552<text:s/></text:p>
          </table:table-cell>
          <table:table-cell office:value-type="float" office:value="20393" table:style-name="ce6">
            <text:p>20,393<text:s/></text:p>
          </table:table-cell>
          <table:table-cell office:value-type="float" office:value="23786" table:style-name="ce6">
            <text:p>23,786<text:s/></text:p>
          </table:table-cell>
          <table:table-cell office:value-type="float" office:value="106548" table:style-name="ce6">
            <text:p>106,548<text:s/></text:p>
          </table:table-cell>
          <table:table-cell office:value-type="float" office:value="36678" table:style-name="ce6">
            <text:p>36,678<text:s/></text:p>
          </table:table-cell>
          <table:table-cell office:value-type="float" office:value="18502" table:style-name="ce6">
            <text:p>18,502<text:s/></text:p>
          </table:table-cell>
          <table:table-cell office:value-type="float" office:value="23781" table:style-name="ce6">
            <text:p>23,781<text:s/></text:p>
          </table:table-cell>
          <table:table-cell office:value-type="float" office:value="25920" table:style-name="ce6">
            <text:p>25,920<text:s/></text:p>
          </table:table-cell>
          <table:table-cell office:value-type="float" office:value="25511" table:style-name="ce6">
            <text:p>25,511<text:s/></text:p>
          </table:table-cell>
          <table:table-cell office:value-type="float" office:value="26739" table:style-name="ce6">
            <text:p>26,739<text:s/></text:p>
          </table:table-cell>
          <table:table-cell office:value-type="float" office:value="23461" table:style-name="ce6">
            <text:p>23,461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30197" table:style-name="ce6">
            <text:p>30,197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18068" table:style-name="ce6">
            <text:p>18,068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4360" table:style-name="ce6">
            <text:p>14,360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31582" table:style-name="ce6">
            <text:p>31,582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22117" table:style-name="ce6">
            <text:p>22,117<text:s/></text:p>
          </table:table-cell>
          <table:table-cell office:value-type="float" office:value="26360" table:style-name="ce6">
            <text:p>26,360<text:s/></text:p>
          </table:table-cell>
          <table:table-cell office:value-type="float" office:value="30086" table:style-name="ce6">
            <text:p>30,086<text:s/></text:p>
          </table:table-cell>
          <table:table-cell office:value-type="float" office:value="32846" table:style-name="ce6">
            <text:p>32,846<text:s/></text:p>
          </table:table-cell>
          <table:table-cell office:value-type="float" office:value="39884" table:style-name="ce6">
            <text:p>39,884<text:s/></text:p>
          </table:table-cell>
          <table:table-cell office:value-type="float" office:value="25534" table:style-name="ce6">
            <text:p>25,534<text:s/></text:p>
          </table:table-cell>
          <table:table-cell office:value-type="float" office:value="25452" table:style-name="ce6">
            <text:p>25,452<text:s/></text:p>
          </table:table-cell>
          <table:table-cell office:value-type="float" office:value="50089" table:style-name="ce6">
            <text:p>50,089<text:s/></text:p>
          </table:table-cell>
          <table:table-cell office:value-type="float" office:value="21224" table:style-name="ce6">
            <text:p>21,224<text:s/></text:p>
          </table:table-cell>
          <table:table-cell office:value-type="float" office:value="28944" table:style-name="ce6">
            <text:p>28,944<text:s/></text:p>
          </table:table-cell>
          <table:table-cell office:value-type="float" office:value="30454" table:style-name="ce6">
            <text:p>30,454<text:s/></text:p>
          </table:table-cell>
          <table:table-cell office:value-type="float" office:value="18283" table:style-name="ce6">
            <text:p>18,283<text:s/></text:p>
          </table:table-cell>
          <table:table-cell office:value-type="float" office:value="55527" table:style-name="ce6">
            <text:p>55,527<text:s/></text:p>
          </table:table-cell>
          <table:table-cell office:value-type="float" office:value="20538" table:style-name="ce6">
            <text:p>20,538<text:s/></text:p>
          </table:table-cell>
          <table:table-cell office:value-type="float" office:value="15844" table:style-name="ce6">
            <text:p>15,844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18832" table:style-name="ce6">
            <text:p>18,832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24381" table:style-name="ce6">
            <text:p>24,381<text:s/></text:p>
          </table:table-cell>
          <table:table-cell office:value-type="float" office:value="18524" table:style-name="ce6">
            <text:p>18,524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36991" table:style-name="ce6">
            <text:p>36,991<text:s/></text:p>
          </table:table-cell>
          <table:table-cell office:value-type="float" office:value="22079" table:style-name="ce6">
            <text:p>22,079<text:s/></text:p>
          </table:table-cell>
          <table:table-cell office:value-type="float" office:value="23428" table:style-name="ce6">
            <text:p>23,428<text:s/></text:p>
          </table:table-cell>
          <table:table-cell office:value-type="float" office:value="23774" table:style-name="ce6">
            <text:p>23,774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11437" table:style-name="ce6">
            <text:p>11,437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6961" table:style-name="ce6">
            <text:p>16,961<text:s/></text:p>
          </table:table-cell>
          <table:table-cell office:value-type="float" office:value="27308" table:style-name="ce6">
            <text:p>27,308<text:s/></text:p>
          </table:table-cell>
          <table:table-cell office:value-type="float" office:value="21942" table:style-name="ce6">
            <text:p>21,942<text:s/></text:p>
          </table:table-cell>
          <table:table-cell office:value-type="float" office:value="14879" table:style-name="ce6">
            <text:p>14,879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11917" table:style-name="ce6">
            <text:p>11,917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3998" table:style-name="ce6">
            <text:p>3,998<text:s/></text:p>
          </table:table-cell>
          <table:table-cell table:number-columns-repeated="16264"/>
        </table:table-row>
        <table:table-row table:style-name="ro2">
          <table:table-cell office:value-type="date" office:date-value="2021-05-05T00:00:00" table:style-name="ce5">
            <text:p>2021/5/5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15023" table:style-name="ce6">
            <text:p>15,023<text:s/></text:p>
          </table:table-cell>
          <table:table-cell office:value-type="float" office:value="41179" table:style-name="ce6">
            <text:p>41,179<text:s/></text:p>
          </table:table-cell>
          <table:table-cell office:value-type="float" office:value="40301" table:style-name="ce6">
            <text:p>40,301<text:s/></text:p>
          </table:table-cell>
          <table:table-cell office:value-type="float" office:value="26760" table:style-name="ce6">
            <text:p>26,760<text:s/></text:p>
          </table:table-cell>
          <table:table-cell office:value-type="float" office:value="15041" table:style-name="ce6">
            <text:p>15,041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18587" table:style-name="ce6">
            <text:p>18,587<text:s/></text:p>
          </table:table-cell>
          <table:table-cell office:value-type="float" office:value="18864" table:style-name="ce6">
            <text:p>18,864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9569" table:style-name="ce6">
            <text:p>9,569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32815" table:style-name="ce6">
            <text:p>32,815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24000" table:style-name="ce6">
            <text:p>24,000<text:s/></text:p>
          </table:table-cell>
          <table:table-cell office:value-type="float" office:value="16733" table:style-name="ce6">
            <text:p>16,733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26357" table:style-name="ce6">
            <text:p>26,357<text:s/></text:p>
          </table:table-cell>
          <table:table-cell office:value-type="float" office:value="17070" table:style-name="ce6">
            <text:p>17,070<text:s/></text:p>
          </table:table-cell>
          <table:table-cell office:value-type="float" office:value="33459" table:style-name="ce6">
            <text:p>33,459<text:s/></text:p>
          </table:table-cell>
          <table:table-cell office:value-type="float" office:value="25245" table:style-name="ce6">
            <text:p>25,245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33379" table:style-name="ce6">
            <text:p>33,379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25822" table:style-name="ce6">
            <text:p>25,822<text:s/></text:p>
          </table:table-cell>
          <table:table-cell office:value-type="float" office:value="20771" table:style-name="ce6">
            <text:p>20,771<text:s/></text:p>
          </table:table-cell>
          <table:table-cell office:value-type="float" office:value="23090" table:style-name="ce6">
            <text:p>23,090<text:s/></text:p>
          </table:table-cell>
          <table:table-cell office:value-type="float" office:value="107409" table:style-name="ce6">
            <text:p>107,409<text:s/></text:p>
          </table:table-cell>
          <table:table-cell office:value-type="float" office:value="38282" table:style-name="ce6">
            <text:p>38,282<text:s/></text:p>
          </table:table-cell>
          <table:table-cell office:value-type="float" office:value="18748" table:style-name="ce6">
            <text:p>18,748<text:s/></text:p>
          </table:table-cell>
          <table:table-cell office:value-type="float" office:value="23936" table:style-name="ce6">
            <text:p>23,936<text:s/></text:p>
          </table:table-cell>
          <table:table-cell office:value-type="float" office:value="25267" table:style-name="ce6">
            <text:p>25,267<text:s/></text:p>
          </table:table-cell>
          <table:table-cell office:value-type="float" office:value="25674" table:style-name="ce6">
            <text:p>25,674<text:s/></text:p>
          </table:table-cell>
          <table:table-cell office:value-type="float" office:value="26907" table:style-name="ce6">
            <text:p>26,907<text:s/></text:p>
          </table:table-cell>
          <table:table-cell office:value-type="float" office:value="23368" table:style-name="ce6">
            <text:p>23,368<text:s/></text:p>
          </table:table-cell>
          <table:table-cell office:value-type="float" office:value="13434" table:style-name="ce6">
            <text:p>13,434<text:s/></text:p>
          </table:table-cell>
          <table:table-cell office:value-type="float" office:value="30091" table:style-name="ce6">
            <text:p>30,091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17728" table:style-name="ce6">
            <text:p>17,728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14305" table:style-name="ce6">
            <text:p>14,305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11093" table:style-name="ce6">
            <text:p>11,093<text:s/></text:p>
          </table:table-cell>
          <table:table-cell office:value-type="float" office:value="30461" table:style-name="ce6">
            <text:p>30,461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22274" table:style-name="ce6">
            <text:p>22,274<text:s/></text:p>
          </table:table-cell>
          <table:table-cell office:value-type="float" office:value="26330" table:style-name="ce6">
            <text:p>26,330<text:s/></text:p>
          </table:table-cell>
          <table:table-cell office:value-type="float" office:value="29670" table:style-name="ce6">
            <text:p>29,670<text:s/></text:p>
          </table:table-cell>
          <table:table-cell office:value-type="float" office:value="33378" table:style-name="ce6">
            <text:p>33,378<text:s/></text:p>
          </table:table-cell>
          <table:table-cell office:value-type="float" office:value="40233" table:style-name="ce6">
            <text:p>40,233<text:s/></text:p>
          </table:table-cell>
          <table:table-cell office:value-type="float" office:value="25761" table:style-name="ce6">
            <text:p>25,761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51638" table:style-name="ce6">
            <text:p>51,638<text:s/></text:p>
          </table:table-cell>
          <table:table-cell office:value-type="float" office:value="22115" table:style-name="ce6">
            <text:p>22,115<text:s/></text:p>
          </table:table-cell>
          <table:table-cell office:value-type="float" office:value="30588" table:style-name="ce6">
            <text:p>30,588<text:s/></text:p>
          </table:table-cell>
          <table:table-cell office:value-type="float" office:value="31312" table:style-name="ce6">
            <text:p>31,312<text:s/></text:p>
          </table:table-cell>
          <table:table-cell office:value-type="float" office:value="19589" table:style-name="ce6">
            <text:p>19,589<text:s/></text:p>
          </table:table-cell>
          <table:table-cell office:value-type="float" office:value="56872" table:style-name="ce6">
            <text:p>56,872<text:s/></text:p>
          </table:table-cell>
          <table:table-cell office:value-type="float" office:value="20805" table:style-name="ce6">
            <text:p>20,805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19228" table:style-name="ce6">
            <text:p>19,228<text:s/></text:p>
          </table:table-cell>
          <table:table-cell office:value-type="float" office:value="14351" table:style-name="ce6">
            <text:p>14,351<text:s/></text:p>
          </table:table-cell>
          <table:table-cell office:value-type="float" office:value="24261" table:style-name="ce6">
            <text:p>24,261<text:s/></text:p>
          </table:table-cell>
          <table:table-cell office:value-type="float" office:value="18967" table:style-name="ce6">
            <text:p>18,967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38633" table:style-name="ce6">
            <text:p>38,633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23878" table:style-name="ce6">
            <text:p>23,878<text:s/></text:p>
          </table:table-cell>
          <table:table-cell office:value-type="float" office:value="23101" table:style-name="ce6">
            <text:p>23,101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17422" table:style-name="ce6">
            <text:p>17,422<text:s/></text:p>
          </table:table-cell>
          <table:table-cell office:value-type="float" office:value="28425" table:style-name="ce6">
            <text:p>28,425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4053" table:style-name="ce6">
            <text:p>4,053<text:s/></text:p>
          </table:table-cell>
          <table:table-cell table:number-columns-repeated="16264"/>
        </table:table-row>
        <table:table-row table:style-name="ro2">
          <table:table-cell office:value-type="date" office:date-value="2021-05-06T00:00:00" table:style-name="ce5">
            <text:p>2021/5/6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40600" table:style-name="ce6">
            <text:p>40,600<text:s/></text:p>
          </table:table-cell>
          <table:table-cell office:value-type="float" office:value="41360" table:style-name="ce6">
            <text:p>41,360<text:s/></text:p>
          </table:table-cell>
          <table:table-cell office:value-type="float" office:value="26235" table:style-name="ce6">
            <text:p>26,235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12100" table:style-name="ce6">
            <text:p>12,100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18265" table:style-name="ce6">
            <text:p>18,265<text:s/></text:p>
          </table:table-cell>
          <table:table-cell office:value-type="float" office:value="18706" table:style-name="ce6">
            <text:p>18,706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35279" table:style-name="ce6">
            <text:p>35,279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6342" table:style-name="ce6">
            <text:p>16,342<text:s/></text:p>
          </table:table-cell>
          <table:table-cell office:value-type="float" office:value="24575" table:style-name="ce6">
            <text:p>24,575<text:s/></text:p>
          </table:table-cell>
          <table:table-cell office:value-type="float" office:value="16933" table:style-name="ce6">
            <text:p>16,933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26740" table:style-name="ce6">
            <text:p>26,740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33765" table:style-name="ce6">
            <text:p>33,765<text:s/></text:p>
          </table:table-cell>
          <table:table-cell office:value-type="float" office:value="25153" table:style-name="ce6">
            <text:p>25,153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33241" table:style-name="ce6">
            <text:p>33,241<text:s/></text:p>
          </table:table-cell>
          <table:table-cell office:value-type="float" office:value="25403" table:style-name="ce6">
            <text:p>25,403<text:s/></text:p>
          </table:table-cell>
          <table:table-cell office:value-type="float" office:value="26058" table:style-name="ce6">
            <text:p>26,058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110532" table:style-name="ce6">
            <text:p>110,532<text:s/></text:p>
          </table:table-cell>
          <table:table-cell office:value-type="float" office:value="39570" table:style-name="ce6">
            <text:p>39,570<text:s/></text:p>
          </table:table-cell>
          <table:table-cell office:value-type="float" office:value="18779" table:style-name="ce6">
            <text:p>18,779<text:s/></text:p>
          </table:table-cell>
          <table:table-cell office:value-type="float" office:value="24568" table:style-name="ce6">
            <text:p>24,568<text:s/></text:p>
          </table:table-cell>
          <table:table-cell office:value-type="float" office:value="26164" table:style-name="ce6">
            <text:p>26,164<text:s/></text:p>
          </table:table-cell>
          <table:table-cell office:value-type="float" office:value="26299" table:style-name="ce6">
            <text:p>26,299<text:s/></text:p>
          </table:table-cell>
          <table:table-cell office:value-type="float" office:value="28126" table:style-name="ce6">
            <text:p>28,126<text:s/></text:p>
          </table:table-cell>
          <table:table-cell office:value-type="float" office:value="24073" table:style-name="ce6">
            <text:p>24,073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30206" table:style-name="ce6">
            <text:p>30,206<text:s/></text:p>
          </table:table-cell>
          <table:table-cell office:value-type="float" office:value="7561" table:style-name="ce6">
            <text:p>7,561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8383" table:style-name="ce6">
            <text:p>18,383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33066" table:style-name="ce6">
            <text:p>33,066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22439" table:style-name="ce6">
            <text:p>22,439<text:s/></text:p>
          </table:table-cell>
          <table:table-cell office:value-type="float" office:value="26178" table:style-name="ce6">
            <text:p>26,178<text:s/></text:p>
          </table:table-cell>
          <table:table-cell office:value-type="float" office:value="29547" table:style-name="ce6">
            <text:p>29,547<text:s/></text:p>
          </table:table-cell>
          <table:table-cell office:value-type="float" office:value="34360" table:style-name="ce6">
            <text:p>34,360<text:s/></text:p>
          </table:table-cell>
          <table:table-cell office:value-type="float" office:value="40414" table:style-name="ce6">
            <text:p>40,414<text:s/></text:p>
          </table:table-cell>
          <table:table-cell office:value-type="float" office:value="25892" table:style-name="ce6">
            <text:p>25,892<text:s/></text:p>
          </table:table-cell>
          <table:table-cell office:value-type="float" office:value="25672" table:style-name="ce6">
            <text:p>25,672<text:s/></text:p>
          </table:table-cell>
          <table:table-cell office:value-type="float" office:value="51912" table:style-name="ce6">
            <text:p>51,912<text:s/></text:p>
          </table:table-cell>
          <table:table-cell office:value-type="float" office:value="22228" table:style-name="ce6">
            <text:p>22,228<text:s/></text:p>
          </table:table-cell>
          <table:table-cell office:value-type="float" office:value="31224" table:style-name="ce6">
            <text:p>31,224<text:s/></text:p>
          </table:table-cell>
          <table:table-cell office:value-type="float" office:value="32097" table:style-name="ce6">
            <text:p>32,097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58115" table:style-name="ce6">
            <text:p>58,115<text:s/></text:p>
          </table:table-cell>
          <table:table-cell office:value-type="float" office:value="20942" table:style-name="ce6">
            <text:p>20,942<text:s/></text:p>
          </table:table-cell>
          <table:table-cell office:value-type="float" office:value="16162" table:style-name="ce6">
            <text:p>16,162<text:s/></text:p>
          </table:table-cell>
          <table:table-cell office:value-type="float" office:value="14763" table:style-name="ce6">
            <text:p>14,763<text:s/></text:p>
          </table:table-cell>
          <table:table-cell office:value-type="float" office:value="19611" table:style-name="ce6">
            <text:p>19,611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24309" table:style-name="ce6">
            <text:p>24,309<text:s/></text:p>
          </table:table-cell>
          <table:table-cell office:value-type="float" office:value="18946" table:style-name="ce6">
            <text:p>18,946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37765" table:style-name="ce6">
            <text:p>37,765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23742" table:style-name="ce6">
            <text:p>23,742<text:s/></text:p>
          </table:table-cell>
          <table:table-cell office:value-type="float" office:value="23106" table:style-name="ce6">
            <text:p>23,106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13690" table:style-name="ce6">
            <text:p>13,690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28440" table:style-name="ce6">
            <text:p>28,440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14963" table:style-name="ce6">
            <text:p>14,963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11566" table:style-name="ce6">
            <text:p>11,566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989" table:style-name="ce6">
            <text:p>3,989<text:s/></text:p>
          </table:table-cell>
          <table:table-cell table:number-columns-repeated="16264"/>
        </table:table-row>
        <table:table-row table:style-name="ro2">
          <table:table-cell office:value-type="date" office:date-value="2021-05-07T00:00:00" table:style-name="ce5">
            <text:p>2021/5/7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15587" table:style-name="ce6">
            <text:p>15,587<text:s/></text:p>
          </table:table-cell>
          <table:table-cell office:value-type="float" office:value="42122" table:style-name="ce6">
            <text:p>42,122<text:s/></text:p>
          </table:table-cell>
          <table:table-cell office:value-type="float" office:value="48763" table:style-name="ce6">
            <text:p>48,763<text:s/></text:p>
          </table:table-cell>
          <table:table-cell office:value-type="float" office:value="27578" table:style-name="ce6">
            <text:p>27,578<text:s/></text:p>
          </table:table-cell>
          <table:table-cell office:value-type="float" office:value="17035" table:style-name="ce6">
            <text:p>17,035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4726" table:style-name="ce6">
            <text:p>14,726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18704" table:style-name="ce6">
            <text:p>18,704<text:s/></text:p>
          </table:table-cell>
          <table:table-cell office:value-type="float" office:value="19188" table:style-name="ce6">
            <text:p>19,188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34376" table:style-name="ce6">
            <text:p>34,376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17862" table:style-name="ce6">
            <text:p>17,862<text:s/></text:p>
          </table:table-cell>
          <table:table-cell office:value-type="float" office:value="26242" table:style-name="ce6">
            <text:p>26,242<text:s/></text:p>
          </table:table-cell>
          <table:table-cell office:value-type="float" office:value="18501" table:style-name="ce6">
            <text:p>18,501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31185" table:style-name="ce6">
            <text:p>31,185<text:s/></text:p>
          </table:table-cell>
          <table:table-cell office:value-type="float" office:value="19228" table:style-name="ce6">
            <text:p>19,228<text:s/></text:p>
          </table:table-cell>
          <table:table-cell office:value-type="float" office:value="35559" table:style-name="ce6">
            <text:p>35,559<text:s/></text:p>
          </table:table-cell>
          <table:table-cell office:value-type="float" office:value="28125" table:style-name="ce6">
            <text:p>28,125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35293" table:style-name="ce6">
            <text:p>35,293<text:s/></text:p>
          </table:table-cell>
          <table:table-cell office:value-type="float" office:value="26479" table:style-name="ce6">
            <text:p>26,479<text:s/></text:p>
          </table:table-cell>
          <table:table-cell office:value-type="float" office:value="27247" table:style-name="ce6">
            <text:p>27,247<text:s/></text:p>
          </table:table-cell>
          <table:table-cell office:value-type="float" office:value="21668" table:style-name="ce6">
            <text:p>21,668<text:s/></text:p>
          </table:table-cell>
          <table:table-cell office:value-type="float" office:value="22826" table:style-name="ce6">
            <text:p>22,826<text:s/></text:p>
          </table:table-cell>
          <table:table-cell office:value-type="float" office:value="135415" table:style-name="ce6">
            <text:p>135,415<text:s/></text:p>
          </table:table-cell>
          <table:table-cell office:value-type="float" office:value="46688" table:style-name="ce6">
            <text:p>46,688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25246" table:style-name="ce6">
            <text:p>25,246<text:s/></text:p>
          </table:table-cell>
          <table:table-cell office:value-type="float" office:value="27660" table:style-name="ce6">
            <text:p>27,660<text:s/></text:p>
          </table:table-cell>
          <table:table-cell office:value-type="float" office:value="28965" table:style-name="ce6">
            <text:p>28,965<text:s/></text:p>
          </table:table-cell>
          <table:table-cell office:value-type="float" office:value="30985" table:style-name="ce6">
            <text:p>30,985<text:s/></text:p>
          </table:table-cell>
          <table:table-cell office:value-type="float" office:value="26208" table:style-name="ce6">
            <text:p>26,208<text:s/></text:p>
          </table:table-cell>
          <table:table-cell office:value-type="float" office:value="13541" table:style-name="ce6">
            <text:p>13,541<text:s/></text:p>
          </table:table-cell>
          <table:table-cell office:value-type="float" office:value="32084" table:style-name="ce6">
            <text:p>32,084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20131" table:style-name="ce6">
            <text:p>20,131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5849" table:style-name="ce6">
            <text:p>15,849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12620" table:style-name="ce6">
            <text:p>12,620<text:s/></text:p>
          </table:table-cell>
          <table:table-cell office:value-type="float" office:value="38371" table:style-name="ce6">
            <text:p>38,371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23527" table:style-name="ce6">
            <text:p>23,527<text:s/></text:p>
          </table:table-cell>
          <table:table-cell office:value-type="float" office:value="26733" table:style-name="ce6">
            <text:p>26,733<text:s/></text:p>
          </table:table-cell>
          <table:table-cell office:value-type="float" office:value="32314" table:style-name="ce6">
            <text:p>32,314<text:s/></text:p>
          </table:table-cell>
          <table:table-cell office:value-type="float" office:value="39204" table:style-name="ce6">
            <text:p>39,204<text:s/></text:p>
          </table:table-cell>
          <table:table-cell office:value-type="float" office:value="42906" table:style-name="ce6">
            <text:p>42,906<text:s/></text:p>
          </table:table-cell>
          <table:table-cell office:value-type="float" office:value="27217" table:style-name="ce6">
            <text:p>27,217<text:s/></text:p>
          </table:table-cell>
          <table:table-cell office:value-type="float" office:value="27676" table:style-name="ce6">
            <text:p>27,676<text:s/></text:p>
          </table:table-cell>
          <table:table-cell office:value-type="float" office:value="60293" table:style-name="ce6">
            <text:p>60,293<text:s/></text:p>
          </table:table-cell>
          <table:table-cell office:value-type="float" office:value="23014" table:style-name="ce6">
            <text:p>23,014<text:s/></text:p>
          </table:table-cell>
          <table:table-cell office:value-type="float" office:value="33792" table:style-name="ce6">
            <text:p>33,792<text:s/></text:p>
          </table:table-cell>
          <table:table-cell office:value-type="float" office:value="35527" table:style-name="ce6">
            <text:p>35,527<text:s/></text:p>
          </table:table-cell>
          <table:table-cell office:value-type="float" office:value="21135" table:style-name="ce6">
            <text:p>21,135<text:s/></text:p>
          </table:table-cell>
          <table:table-cell office:value-type="float" office:value="66157" table:style-name="ce6">
            <text:p>66,157<text:s/></text:p>
          </table:table-cell>
          <table:table-cell office:value-type="float" office:value="22022" table:style-name="ce6">
            <text:p>22,022<text:s/></text:p>
          </table:table-cell>
          <table:table-cell office:value-type="float" office:value="17130" table:style-name="ce6">
            <text:p>17,130<text:s/></text:p>
          </table:table-cell>
          <table:table-cell office:value-type="float" office:value="15481" table:style-name="ce6">
            <text:p>15,481<text:s/></text:p>
          </table:table-cell>
          <table:table-cell office:value-type="float" office:value="21944" table:style-name="ce6">
            <text:p>21,944<text:s/></text:p>
          </table:table-cell>
          <table:table-cell office:value-type="float" office:value="15074" table:style-name="ce6">
            <text:p>15,074<text:s/></text:p>
          </table:table-cell>
          <table:table-cell office:value-type="float" office:value="26956" table:style-name="ce6">
            <text:p>26,956<text:s/></text:p>
          </table:table-cell>
          <table:table-cell office:value-type="float" office:value="20195" table:style-name="ce6">
            <text:p>20,195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38810" table:style-name="ce6">
            <text:p>38,810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24990" table:style-name="ce6">
            <text:p>24,990<text:s/></text:p>
          </table:table-cell>
          <table:table-cell office:value-type="float" office:value="25061" table:style-name="ce6">
            <text:p>25,061<text:s/></text:p>
          </table:table-cell>
          <table:table-cell office:value-type="float" office:value="15361" table:style-name="ce6">
            <text:p>15,361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15684" table:style-name="ce6">
            <text:p>15,684<text:s/></text:p>
          </table:table-cell>
          <table:table-cell office:value-type="float" office:value="18108" table:style-name="ce6">
            <text:p>18,108<text:s/></text:p>
          </table:table-cell>
          <table:table-cell office:value-type="float" office:value="30027" table:style-name="ce6">
            <text:p>30,027<text:s/></text:p>
          </table:table-cell>
          <table:table-cell office:value-type="float" office:value="24626" table:style-name="ce6">
            <text:p>24,626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12831" table:style-name="ce6">
            <text:p>12,831<text:s/></text:p>
          </table:table-cell>
          <table:table-cell office:value-type="float" office:value="13149" table:style-name="ce6">
            <text:p>13,149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4512" table:style-name="ce6">
            <text:p>4,512<text:s/></text:p>
          </table:table-cell>
          <table:table-cell table:number-columns-repeated="16264"/>
        </table:table-row>
        <table:table-row table:style-name="ro2">
          <table:table-cell office:value-type="date" office:date-value="2021-05-08T00:00:00" table:style-name="ce5">
            <text:p>2021/5/8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21495" table:style-name="ce6">
            <text:p>21,495<text:s/></text:p>
          </table:table-cell>
          <table:table-cell office:value-type="float" office:value="42377" table:style-name="ce6">
            <text:p>42,377<text:s/></text:p>
          </table:table-cell>
          <table:table-cell office:value-type="float" office:value="14763" table:style-name="ce6">
            <text:p>14,763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20363" table:style-name="ce6">
            <text:p>20,363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1446" table:style-name="ce6">
            <text:p>11,446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25267" table:style-name="ce6">
            <text:p>25,267<text:s/></text:p>
          </table:table-cell>
          <table:table-cell office:value-type="float" office:value="14502" table:style-name="ce6">
            <text:p>14,502<text:s/></text:p>
          </table:table-cell>
          <table:table-cell office:value-type="float" office:value="25431" table:style-name="ce6">
            <text:p>25,431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27376" table:style-name="ce6">
            <text:p>27,376<text:s/></text:p>
          </table:table-cell>
          <table:table-cell office:value-type="float" office:value="19325" table:style-name="ce6">
            <text:p>19,325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15896" table:style-name="ce6">
            <text:p>15,896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112446" table:style-name="ce6">
            <text:p>112,446<text:s/></text:p>
          </table:table-cell>
          <table:table-cell office:value-type="float" office:value="41664" table:style-name="ce6">
            <text:p>41,664<text:s/></text:p>
          </table:table-cell>
          <table:table-cell office:value-type="float" office:value="15123" table:style-name="ce6">
            <text:p>15,123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24677" table:style-name="ce6">
            <text:p>24,677<text:s/></text:p>
          </table:table-cell>
          <table:table-cell office:value-type="float" office:value="20967" table:style-name="ce6">
            <text:p>20,967<text:s/></text:p>
          </table:table-cell>
          <table:table-cell office:value-type="float" office:value="21741" table:style-name="ce6">
            <text:p>21,741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20556" table:style-name="ce6">
            <text:p>20,556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28248" table:style-name="ce6">
            <text:p>28,248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16546" table:style-name="ce6">
            <text:p>16,546<text:s/></text:p>
          </table:table-cell>
          <table:table-cell office:value-type="float" office:value="16548" table:style-name="ce6">
            <text:p>16,548<text:s/></text:p>
          </table:table-cell>
          <table:table-cell office:value-type="float" office:value="26935" table:style-name="ce6">
            <text:p>26,935<text:s/></text:p>
          </table:table-cell>
          <table:table-cell office:value-type="float" office:value="32053" table:style-name="ce6">
            <text:p>32,053<text:s/></text:p>
          </table:table-cell>
          <table:table-cell office:value-type="float" office:value="30204" table:style-name="ce6">
            <text:p>30,204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23644" table:style-name="ce6">
            <text:p>23,644<text:s/></text:p>
          </table:table-cell>
          <table:table-cell office:value-type="float" office:value="56062" table:style-name="ce6">
            <text:p>56,062<text:s/></text:p>
          </table:table-cell>
          <table:table-cell office:value-type="float" office:value="14969" table:style-name="ce6">
            <text:p>14,969<text:s/></text:p>
          </table:table-cell>
          <table:table-cell office:value-type="float" office:value="26080" table:style-name="ce6">
            <text:p>26,080<text:s/></text:p>
          </table:table-cell>
          <table:table-cell office:value-type="float" office:value="27064" table:style-name="ce6">
            <text:p>27,064<text:s/></text:p>
          </table:table-cell>
          <table:table-cell office:value-type="float" office:value="15295" table:style-name="ce6">
            <text:p>15,295<text:s/></text:p>
          </table:table-cell>
          <table:table-cell office:value-type="float" office:value="49814" table:style-name="ce6">
            <text:p>49,814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18540" table:style-name="ce6">
            <text:p>18,540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13632" table:style-name="ce6">
            <text:p>13,632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18746" table:style-name="ce6">
            <text:p>18,746<text:s/></text:p>
          </table:table-cell>
          <table:table-cell office:value-type="float" office:value="10302" table:style-name="ce6">
            <text:p>10,302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2735" table:style-name="ce6">
            <text:p>2,735<text:s/></text:p>
          </table:table-cell>
          <table:table-cell table:number-columns-repeated="16264"/>
        </table:table-row>
        <table:table-row table:style-name="ro2">
          <table:table-cell office:value-type="date" office:date-value="2021-05-09T00:00:00" table:style-name="ce5">
            <text:p>2021/5/9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33606" table:style-name="ce6">
            <text:p>33,606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8529" table:style-name="ce6">
            <text:p>8,529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16130" table:style-name="ce6">
            <text:p>16,130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19045" table:style-name="ce6">
            <text:p>19,045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18451" table:style-name="ce6">
            <text:p>18,451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21153" table:style-name="ce6">
            <text:p>21,153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23237" table:style-name="ce6">
            <text:p>123,237<text:s/></text:p>
          </table:table-cell>
          <table:table-cell office:value-type="float" office:value="32848" table:style-name="ce6">
            <text:p>32,848<text:s/></text:p>
          </table:table-cell>
          <table:table-cell office:value-type="float" office:value="10661" table:style-name="ce6">
            <text:p>10,661<text:s/></text:p>
          </table:table-cell>
          <table:table-cell office:value-type="float" office:value="14389" table:style-name="ce6">
            <text:p>14,389<text:s/></text:p>
          </table:table-cell>
          <table:table-cell office:value-type="float" office:value="22332" table:style-name="ce6">
            <text:p>22,332<text:s/></text:p>
          </table:table-cell>
          <table:table-cell office:value-type="float" office:value="17169" table:style-name="ce6">
            <text:p>17,169<text:s/></text:p>
          </table:table-cell>
          <table:table-cell office:value-type="float" office:value="16864" table:style-name="ce6">
            <text:p>16,864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16266" table:style-name="ce6">
            <text:p>16,266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26899" table:style-name="ce6">
            <text:p>26,899<text:s/></text:p>
          </table:table-cell>
          <table:table-cell office:value-type="float" office:value="5402" table:style-name="ce6">
            <text:p>5,402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28833" table:style-name="ce6">
            <text:p>28,833<text:s/></text:p>
          </table:table-cell>
          <table:table-cell office:value-type="float" office:value="23819" table:style-name="ce6">
            <text:p>23,819<text:s/></text:p>
          </table:table-cell>
          <table:table-cell office:value-type="float" office:value="15683" table:style-name="ce6">
            <text:p>15,683<text:s/></text:p>
          </table:table-cell>
          <table:table-cell office:value-type="float" office:value="19466" table:style-name="ce6">
            <text:p>19,466<text:s/></text:p>
          </table:table-cell>
          <table:table-cell office:value-type="float" office:value="44676" table:style-name="ce6">
            <text:p>44,676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20752" table:style-name="ce6">
            <text:p>20,752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43469" table:style-name="ce6">
            <text:p>43,469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10526" table:style-name="ce6">
            <text:p>10,526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10257" table:style-name="ce6">
            <text:p>10,257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15147" table:style-name="ce6">
            <text:p>15,147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7048" table:style-name="ce6">
            <text:p>7,048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2000" table:style-name="ce6">
            <text:p>2,000<text:s/></text:p>
          </table:table-cell>
          <table:table-cell table:number-columns-repeated="16264"/>
        </table:table-row>
        <table:table-row table:style-name="ro2">
          <table:table-cell office:value-type="date" office:date-value="2021-05-10T00:00:00" table:style-name="ce5">
            <text:p>2021/5/10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13954" table:style-name="ce6">
            <text:p>13,954<text:s/></text:p>
          </table:table-cell>
          <table:table-cell office:value-type="float" office:value="38552" table:style-name="ce6">
            <text:p>38,552<text:s/></text:p>
          </table:table-cell>
          <table:table-cell office:value-type="float" office:value="36868" table:style-name="ce6">
            <text:p>36,868<text:s/></text:p>
          </table:table-cell>
          <table:table-cell office:value-type="float" office:value="25243" table:style-name="ce6">
            <text:p>25,243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17609" table:style-name="ce6">
            <text:p>17,609<text:s/></text:p>
          </table:table-cell>
          <table:table-cell office:value-type="float" office:value="18144" table:style-name="ce6">
            <text:p>18,144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28765" table:style-name="ce6">
            <text:p>28,765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12765" table:style-name="ce6">
            <text:p>12,765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23521" table:style-name="ce6">
            <text:p>23,521<text:s/></text:p>
          </table:table-cell>
          <table:table-cell office:value-type="float" office:value="16077" table:style-name="ce6">
            <text:p>16,077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24216" table:style-name="ce6">
            <text:p>24,216<text:s/></text:p>
          </table:table-cell>
          <table:table-cell office:value-type="float" office:value="15818" table:style-name="ce6">
            <text:p>15,818<text:s/></text:p>
          </table:table-cell>
          <table:table-cell office:value-type="float" office:value="31245" table:style-name="ce6">
            <text:p>31,245<text:s/></text:p>
          </table:table-cell>
          <table:table-cell office:value-type="float" office:value="23232" table:style-name="ce6">
            <text:p>23,232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32457" table:style-name="ce6">
            <text:p>32,457<text:s/></text:p>
          </table:table-cell>
          <table:table-cell office:value-type="float" office:value="24301" table:style-name="ce6">
            <text:p>24,301<text:s/></text:p>
          </table:table-cell>
          <table:table-cell office:value-type="float" office:value="25205" table:style-name="ce6">
            <text:p>25,205<text:s/></text:p>
          </table:table-cell>
          <table:table-cell office:value-type="float" office:value="20426" table:style-name="ce6">
            <text:p>20,426<text:s/></text:p>
          </table:table-cell>
          <table:table-cell office:value-type="float" office:value="22490" table:style-name="ce6">
            <text:p>22,490<text:s/></text:p>
          </table:table-cell>
          <table:table-cell office:value-type="float" office:value="121652" table:style-name="ce6">
            <text:p>121,652<text:s/></text:p>
          </table:table-cell>
          <table:table-cell office:value-type="float" office:value="35732" table:style-name="ce6">
            <text:p>35,732<text:s/></text:p>
          </table:table-cell>
          <table:table-cell office:value-type="float" office:value="18299" table:style-name="ce6">
            <text:p>18,299<text:s/></text:p>
          </table:table-cell>
          <table:table-cell office:value-type="float" office:value="23270" table:style-name="ce6">
            <text:p>23,270<text:s/></text:p>
          </table:table-cell>
          <table:table-cell office:value-type="float" office:value="24457" table:style-name="ce6">
            <text:p>24,457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25507" table:style-name="ce6">
            <text:p>25,507<text:s/></text:p>
          </table:table-cell>
          <table:table-cell office:value-type="float" office:value="22531" table:style-name="ce6">
            <text:p>22,531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28807" table:style-name="ce6">
            <text:p>28,807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17311" table:style-name="ce6">
            <text:p>17,311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31017" table:style-name="ce6">
            <text:p>31,017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21812" table:style-name="ce6">
            <text:p>21,812<text:s/></text:p>
          </table:table-cell>
          <table:table-cell office:value-type="float" office:value="25820" table:style-name="ce6">
            <text:p>25,820<text:s/></text:p>
          </table:table-cell>
          <table:table-cell office:value-type="float" office:value="28537" table:style-name="ce6">
            <text:p>28,537<text:s/></text:p>
          </table:table-cell>
          <table:table-cell office:value-type="float" office:value="33593" table:style-name="ce6">
            <text:p>33,593<text:s/></text:p>
          </table:table-cell>
          <table:table-cell office:value-type="float" office:value="38877" table:style-name="ce6">
            <text:p>38,877<text:s/></text:p>
          </table:table-cell>
          <table:table-cell office:value-type="float" office:value="25078" table:style-name="ce6">
            <text:p>25,078<text:s/></text:p>
          </table:table-cell>
          <table:table-cell office:value-type="float" office:value="24836" table:style-name="ce6">
            <text:p>24,836<text:s/></text:p>
          </table:table-cell>
          <table:table-cell office:value-type="float" office:value="50487" table:style-name="ce6">
            <text:p>50,487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28638" table:style-name="ce6">
            <text:p>28,638<text:s/></text:p>
          </table:table-cell>
          <table:table-cell office:value-type="float" office:value="29798" table:style-name="ce6">
            <text:p>29,798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54661" table:style-name="ce6">
            <text:p>54,661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18840" table:style-name="ce6">
            <text:p>18,840<text:s/></text:p>
          </table:table-cell>
          <table:table-cell office:value-type="float" office:value="14273" table:style-name="ce6">
            <text:p>14,273<text:s/></text:p>
          </table:table-cell>
          <table:table-cell office:value-type="float" office:value="23890" table:style-name="ce6">
            <text:p>23,890<text:s/></text:p>
          </table:table-cell>
          <table:table-cell office:value-type="float" office:value="17956" table:style-name="ce6">
            <text:p>17,956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36393" table:style-name="ce6">
            <text:p>36,393<text:s/></text:p>
          </table:table-cell>
          <table:table-cell office:value-type="float" office:value="20959" table:style-name="ce6">
            <text:p>20,959<text:s/></text:p>
          </table:table-cell>
          <table:table-cell office:value-type="float" office:value="22919" table:style-name="ce6">
            <text:p>22,919<text:s/></text:p>
          </table:table-cell>
          <table:table-cell office:value-type="float" office:value="22730" table:style-name="ce6">
            <text:p>22,730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27705" table:style-name="ce6">
            <text:p>27,705<text:s/></text:p>
          </table:table-cell>
          <table:table-cell office:value-type="float" office:value="20906" table:style-name="ce6">
            <text:p>20,906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4061" table:style-name="ce6">
            <text:p>4,061<text:s/></text:p>
          </table:table-cell>
          <table:table-cell table:number-columns-repeated="16264"/>
        </table:table-row>
        <table:table-row table:style-name="ro2">
          <table:table-cell office:value-type="date" office:date-value="2021-05-11T00:00:00" table:style-name="ce5">
            <text:p>2021/5/11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39630" table:style-name="ce6">
            <text:p>39,630<text:s/></text:p>
          </table:table-cell>
          <table:table-cell office:value-type="float" office:value="37527" table:style-name="ce6">
            <text:p>37,527<text:s/></text:p>
          </table:table-cell>
          <table:table-cell office:value-type="float" office:value="25581" table:style-name="ce6">
            <text:p>25,581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3210" table:style-name="ce6">
            <text:p>13,210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8018" table:style-name="ce6">
            <text:p>18,018<text:s/></text:p>
          </table:table-cell>
          <table:table-cell office:value-type="float" office:value="18062" table:style-name="ce6">
            <text:p>18,062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28733" table:style-name="ce6">
            <text:p>28,733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15741" table:style-name="ce6">
            <text:p>15,741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16518" table:style-name="ce6">
            <text:p>16,518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25039" table:style-name="ce6">
            <text:p>25,039<text:s/></text:p>
          </table:table-cell>
          <table:table-cell office:value-type="float" office:value="16583" table:style-name="ce6">
            <text:p>16,583<text:s/></text:p>
          </table:table-cell>
          <table:table-cell office:value-type="float" office:value="32185" table:style-name="ce6">
            <text:p>32,185<text:s/></text:p>
          </table:table-cell>
          <table:table-cell office:value-type="float" office:value="23813" table:style-name="ce6">
            <text:p>23,813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32984" table:style-name="ce6">
            <text:p>32,984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25688" table:style-name="ce6">
            <text:p>25,688<text:s/></text:p>
          </table:table-cell>
          <table:table-cell office:value-type="float" office:value="20528" table:style-name="ce6">
            <text:p>20,528<text:s/></text:p>
          </table:table-cell>
          <table:table-cell office:value-type="float" office:value="23354" table:style-name="ce6">
            <text:p>23,354<text:s/></text:p>
          </table:table-cell>
          <table:table-cell office:value-type="float" office:value="106383" table:style-name="ce6">
            <text:p>106,383<text:s/></text:p>
          </table:table-cell>
          <table:table-cell office:value-type="float" office:value="37156" table:style-name="ce6">
            <text:p>37,156<text:s/></text:p>
          </table:table-cell>
          <table:table-cell office:value-type="float" office:value="18123" table:style-name="ce6">
            <text:p>18,123<text:s/></text:p>
          </table:table-cell>
          <table:table-cell office:value-type="float" office:value="23424" table:style-name="ce6">
            <text:p>23,424<text:s/></text:p>
          </table:table-cell>
          <table:table-cell office:value-type="float" office:value="25283" table:style-name="ce6">
            <text:p>25,283<text:s/></text:p>
          </table:table-cell>
          <table:table-cell office:value-type="float" office:value="25783" table:style-name="ce6">
            <text:p>25,783<text:s/></text:p>
          </table:table-cell>
          <table:table-cell office:value-type="float" office:value="26537" table:style-name="ce6">
            <text:p>26,537<text:s/></text:p>
          </table:table-cell>
          <table:table-cell office:value-type="float" office:value="22896" table:style-name="ce6">
            <text:p>22,896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29382" table:style-name="ce6">
            <text:p>29,382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17846" table:style-name="ce6">
            <text:p>17,846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13916" table:style-name="ce6">
            <text:p>13,916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31065" table:style-name="ce6">
            <text:p>31,065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21990" table:style-name="ce6">
            <text:p>21,990<text:s/></text:p>
          </table:table-cell>
          <table:table-cell office:value-type="float" office:value="26084" table:style-name="ce6">
            <text:p>26,084<text:s/></text:p>
          </table:table-cell>
          <table:table-cell office:value-type="float" office:value="29121" table:style-name="ce6">
            <text:p>29,121<text:s/></text:p>
          </table:table-cell>
          <table:table-cell office:value-type="float" office:value="32699" table:style-name="ce6">
            <text:p>32,699<text:s/></text:p>
          </table:table-cell>
          <table:table-cell office:value-type="float" office:value="39330" table:style-name="ce6">
            <text:p>39,330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25066" table:style-name="ce6">
            <text:p>25,066<text:s/></text:p>
          </table:table-cell>
          <table:table-cell office:value-type="float" office:value="50030" table:style-name="ce6">
            <text:p>50,030<text:s/></text:p>
          </table:table-cell>
          <table:table-cell office:value-type="float" office:value="21550" table:style-name="ce6">
            <text:p>21,550<text:s/></text:p>
          </table:table-cell>
          <table:table-cell office:value-type="float" office:value="29078" table:style-name="ce6">
            <text:p>29,078<text:s/></text:p>
          </table:table-cell>
          <table:table-cell office:value-type="float" office:value="30294" table:style-name="ce6">
            <text:p>30,294<text:s/></text:p>
          </table:table-cell>
          <table:table-cell office:value-type="float" office:value="18177" table:style-name="ce6">
            <text:p>18,177<text:s/></text:p>
          </table:table-cell>
          <table:table-cell office:value-type="float" office:value="54258" table:style-name="ce6">
            <text:p>54,258<text:s/></text:p>
          </table:table-cell>
          <table:table-cell office:value-type="float" office:value="19674" table:style-name="ce6">
            <text:p>19,674<text:s/></text:p>
          </table:table-cell>
          <table:table-cell office:value-type="float" office:value="15535" table:style-name="ce6">
            <text:p>15,535<text:s/></text:p>
          </table:table-cell>
          <table:table-cell office:value-type="float" office:value="14032" table:style-name="ce6">
            <text:p>14,032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24147" table:style-name="ce6">
            <text:p>24,147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36995" table:style-name="ce6">
            <text:p>36,995<text:s/></text:p>
          </table:table-cell>
          <table:table-cell office:value-type="float" office:value="21208" table:style-name="ce6">
            <text:p>21,208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22882" table:style-name="ce6">
            <text:p>22,882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17118" table:style-name="ce6">
            <text:p>17,118<text:s/></text:p>
          </table:table-cell>
          <table:table-cell office:value-type="float" office:value="27330" table:style-name="ce6">
            <text:p>27,330<text:s/></text:p>
          </table:table-cell>
          <table:table-cell office:value-type="float" office:value="21920" table:style-name="ce6">
            <text:p>21,920<text:s/></text:p>
          </table:table-cell>
          <table:table-cell office:value-type="float" office:value="14755" table:style-name="ce6">
            <text:p>14,755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3975" table:style-name="ce6">
            <text:p>3,975<text:s/></text:p>
          </table:table-cell>
          <table:table-cell table:number-columns-repeated="16264"/>
        </table:table-row>
        <table:table-row table:style-name="ro2">
          <table:table-cell office:value-type="date" office:date-value="2021-05-12T00:00:00" table:style-name="ce5">
            <text:p>2021/5/12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36972" table:style-name="ce6">
            <text:p>36,972<text:s/></text:p>
          </table:table-cell>
          <table:table-cell office:value-type="float" office:value="32538" table:style-name="ce6">
            <text:p>32,538<text:s/></text:p>
          </table:table-cell>
          <table:table-cell office:value-type="float" office:value="24271" table:style-name="ce6">
            <text:p>24,271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17042" table:style-name="ce6">
            <text:p>17,042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14980" table:style-name="ce6">
            <text:p>14,980<text:s/></text:p>
          </table:table-cell>
          <table:table-cell office:value-type="float" office:value="22523" table:style-name="ce6">
            <text:p>22,523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23153" table:style-name="ce6">
            <text:p>23,153<text:s/></text:p>
          </table:table-cell>
          <table:table-cell office:value-type="float" office:value="15395" table:style-name="ce6">
            <text:p>15,395<text:s/></text:p>
          </table:table-cell>
          <table:table-cell office:value-type="float" office:value="30506" table:style-name="ce6">
            <text:p>30,506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31139" table:style-name="ce6">
            <text:p>31,139<text:s/></text:p>
          </table:table-cell>
          <table:table-cell office:value-type="float" office:value="23115" table:style-name="ce6">
            <text:p>23,115<text:s/></text:p>
          </table:table-cell>
          <table:table-cell office:value-type="float" office:value="24191" table:style-name="ce6">
            <text:p>24,191<text:s/></text:p>
          </table:table-cell>
          <table:table-cell office:value-type="float" office:value="19627" table:style-name="ce6">
            <text:p>19,627<text:s/></text:p>
          </table:table-cell>
          <table:table-cell office:value-type="float" office:value="21736" table:style-name="ce6">
            <text:p>21,736<text:s/></text:p>
          </table:table-cell>
          <table:table-cell office:value-type="float" office:value="97158" table:style-name="ce6">
            <text:p>97,158<text:s/></text:p>
          </table:table-cell>
          <table:table-cell office:value-type="float" office:value="33575" table:style-name="ce6">
            <text:p>33,575<text:s/></text:p>
          </table:table-cell>
          <table:table-cell office:value-type="float" office:value="17653" table:style-name="ce6">
            <text:p>17,653<text:s/></text:p>
          </table:table-cell>
          <table:table-cell office:value-type="float" office:value="21985" table:style-name="ce6">
            <text:p>21,985<text:s/></text:p>
          </table:table-cell>
          <table:table-cell office:value-type="float" office:value="23623" table:style-name="ce6">
            <text:p>23,623<text:s/></text:p>
          </table:table-cell>
          <table:table-cell office:value-type="float" office:value="24226" table:style-name="ce6">
            <text:p>24,226<text:s/></text:p>
          </table:table-cell>
          <table:table-cell office:value-type="float" office:value="25114" table:style-name="ce6">
            <text:p>25,114<text:s/></text:p>
          </table:table-cell>
          <table:table-cell office:value-type="float" office:value="21459" table:style-name="ce6">
            <text:p>21,459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28500" table:style-name="ce6">
            <text:p>28,500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16975" table:style-name="ce6">
            <text:p>16,975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29500" table:style-name="ce6">
            <text:p>29,500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21108" table:style-name="ce6">
            <text:p>21,108<text:s/></text:p>
          </table:table-cell>
          <table:table-cell office:value-type="float" office:value="25067" table:style-name="ce6">
            <text:p>25,067<text:s/></text:p>
          </table:table-cell>
          <table:table-cell office:value-type="float" office:value="27245" table:style-name="ce6">
            <text:p>27,245<text:s/></text:p>
          </table:table-cell>
          <table:table-cell office:value-type="float" office:value="30589" table:style-name="ce6">
            <text:p>30,589<text:s/></text:p>
          </table:table-cell>
          <table:table-cell office:value-type="float" office:value="37505" table:style-name="ce6">
            <text:p>37,505<text:s/></text:p>
          </table:table-cell>
          <table:table-cell office:value-type="float" office:value="24047" table:style-name="ce6">
            <text:p>24,047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45822" table:style-name="ce6">
            <text:p>45,822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27375" table:style-name="ce6">
            <text:p>27,375<text:s/></text:p>
          </table:table-cell>
          <table:table-cell office:value-type="float" office:value="27923" table:style-name="ce6">
            <text:p>27,923<text:s/></text:p>
          </table:table-cell>
          <table:table-cell office:value-type="float" office:value="17031" table:style-name="ce6">
            <text:p>17,031<text:s/></text:p>
          </table:table-cell>
          <table:table-cell office:value-type="float" office:value="49901" table:style-name="ce6">
            <text:p>49,901<text:s/></text:p>
          </table:table-cell>
          <table:table-cell office:value-type="float" office:value="18587" table:style-name="ce6">
            <text:p>18,587<text:s/></text:p>
          </table:table-cell>
          <table:table-cell office:value-type="float" office:value="14918" table:style-name="ce6">
            <text:p>14,918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6947" table:style-name="ce6">
            <text:p>16,947<text:s/></text:p>
          </table:table-cell>
          <table:table-cell office:value-type="float" office:value="13432" table:style-name="ce6">
            <text:p>13,432<text:s/></text:p>
          </table:table-cell>
          <table:table-cell office:value-type="float" office:value="22074" table:style-name="ce6">
            <text:p>22,074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34442" table:style-name="ce6">
            <text:p>34,442<text:s/></text:p>
          </table:table-cell>
          <table:table-cell office:value-type="float" office:value="20334" table:style-name="ce6">
            <text:p>20,334<text:s/></text:p>
          </table:table-cell>
          <table:table-cell office:value-type="float" office:value="22239" table:style-name="ce6">
            <text:p>22,239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5907" table:style-name="ce6">
            <text:p>5,907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11857" table:style-name="ce6">
            <text:p>11,857<text:s/></text:p>
          </table:table-cell>
          <table:table-cell office:value-type="float" office:value="15977" table:style-name="ce6">
            <text:p>15,977<text:s/></text:p>
          </table:table-cell>
          <table:table-cell office:value-type="float" office:value="26758" table:style-name="ce6">
            <text:p>26,758<text:s/></text:p>
          </table:table-cell>
          <table:table-cell office:value-type="float" office:value="20294" table:style-name="ce6">
            <text:p>20,294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3772" table:style-name="ce6">
            <text:p>3,772<text:s/></text:p>
          </table:table-cell>
          <table:table-cell table:number-columns-repeated="16264"/>
        </table:table-row>
        <table:table-row table:style-name="ro2">
          <table:table-cell office:value-type="date" office:date-value="2021-05-13T00:00:00" table:style-name="ce5">
            <text:p>2021/5/13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12418" table:style-name="ce6">
            <text:p>12,418<text:s/></text:p>
          </table:table-cell>
          <table:table-cell office:value-type="float" office:value="34260" table:style-name="ce6">
            <text:p>34,260<text:s/></text:p>
          </table:table-cell>
          <table:table-cell office:value-type="float" office:value="28878" table:style-name="ce6">
            <text:p>28,878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16108" table:style-name="ce6">
            <text:p>16,108<text:s/></text:p>
          </table:table-cell>
          <table:table-cell office:value-type="float" office:value="16600" table:style-name="ce6">
            <text:p>16,600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21907" table:style-name="ce6">
            <text:p>21,907<text:s/></text:p>
          </table:table-cell>
          <table:table-cell office:value-type="float" office:value="14472" table:style-name="ce6">
            <text:p>14,472<text:s/></text:p>
          </table:table-cell>
          <table:table-cell office:value-type="float" office:value="27914" table:style-name="ce6">
            <text:p>27,914<text:s/></text:p>
          </table:table-cell>
          <table:table-cell office:value-type="float" office:value="20991" table:style-name="ce6">
            <text:p>20,991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29073" table:style-name="ce6">
            <text:p>29,073<text:s/></text:p>
          </table:table-cell>
          <table:table-cell office:value-type="float" office:value="21582" table:style-name="ce6">
            <text:p>21,582<text:s/></text:p>
          </table:table-cell>
          <table:table-cell office:value-type="float" office:value="22587" table:style-name="ce6">
            <text:p>22,587<text:s/></text:p>
          </table:table-cell>
          <table:table-cell office:value-type="float" office:value="18610" table:style-name="ce6">
            <text:p>18,610<text:s/></text:p>
          </table:table-cell>
          <table:table-cell office:value-type="float" office:value="20590" table:style-name="ce6">
            <text:p>20,590<text:s/></text:p>
          </table:table-cell>
          <table:table-cell office:value-type="float" office:value="80601" table:style-name="ce6">
            <text:p>80,601<text:s/></text:p>
          </table:table-cell>
          <table:table-cell office:value-type="float" office:value="30873" table:style-name="ce6">
            <text:p>30,873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20553" table:style-name="ce6">
            <text:p>20,553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22256" table:style-name="ce6">
            <text:p>22,256<text:s/></text:p>
          </table:table-cell>
          <table:table-cell office:value-type="float" office:value="22957" table:style-name="ce6">
            <text:p>22,957<text:s/></text:p>
          </table:table-cell>
          <table:table-cell office:value-type="float" office:value="20048" table:style-name="ce6">
            <text:p>20,048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25975" table:style-name="ce6">
            <text:p>25,975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27290" table:style-name="ce6">
            <text:p>27,290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19829" table:style-name="ce6">
            <text:p>19,829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32444" table:style-name="ce6">
            <text:p>32,444<text:s/></text:p>
          </table:table-cell>
          <table:table-cell office:value-type="float" office:value="34659" table:style-name="ce6">
            <text:p>34,659<text:s/></text:p>
          </table:table-cell>
          <table:table-cell office:value-type="float" office:value="22218" table:style-name="ce6">
            <text:p>22,218<text:s/></text:p>
          </table:table-cell>
          <table:table-cell office:value-type="float" office:value="22581" table:style-name="ce6">
            <text:p>22,581<text:s/></text:p>
          </table:table-cell>
          <table:table-cell office:value-type="float" office:value="40165" table:style-name="ce6">
            <text:p>40,165<text:s/></text:p>
          </table:table-cell>
          <table:table-cell office:value-type="float" office:value="18735" table:style-name="ce6">
            <text:p>18,735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15414" table:style-name="ce6">
            <text:p>15,414<text:s/></text:p>
          </table:table-cell>
          <table:table-cell office:value-type="float" office:value="45611" table:style-name="ce6">
            <text:p>45,611<text:s/></text:p>
          </table:table-cell>
          <table:table-cell office:value-type="float" office:value="17542" table:style-name="ce6">
            <text:p>17,542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9318" table:style-name="ce6">
            <text:p>19,318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20508" table:style-name="ce6">
            <text:p>20,508<text:s/></text:p>
          </table:table-cell>
          <table:table-cell office:value-type="float" office:value="16110" table:style-name="ce6">
            <text:p>16,110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31860" table:style-name="ce6">
            <text:p>31,860<text:s/></text:p>
          </table:table-cell>
          <table:table-cell office:value-type="float" office:value="18649" table:style-name="ce6">
            <text:p>18,649<text:s/></text:p>
          </table:table-cell>
          <table:table-cell office:value-type="float" office:value="20744" table:style-name="ce6">
            <text:p>20,744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18892" table:style-name="ce6">
            <text:p>18,892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3589" table:style-name="ce6">
            <text:p>3,589<text:s/></text:p>
          </table:table-cell>
          <table:table-cell table:number-columns-repeated="16264"/>
        </table:table-row>
        <table:table-row table:style-name="ro2">
          <table:table-cell office:value-type="date" office:date-value="2021-05-14T00:00:00" table:style-name="ce5">
            <text:p>2021/5/14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11871" table:style-name="ce6">
            <text:p>11,871<text:s/></text:p>
          </table:table-cell>
          <table:table-cell office:value-type="float" office:value="32877" table:style-name="ce6">
            <text:p>32,877<text:s/></text:p>
          </table:table-cell>
          <table:table-cell office:value-type="float" office:value="29559" table:style-name="ce6">
            <text:p>29,559<text:s/></text:p>
          </table:table-cell>
          <table:table-cell office:value-type="float" office:value="23008" table:style-name="ce6">
            <text:p>23,008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15618" table:style-name="ce6">
            <text:p>15,618<text:s/></text:p>
          </table:table-cell>
          <table:table-cell office:value-type="float" office:value="5626" table:style-name="ce6">
            <text:p>5,626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24834" table:style-name="ce6">
            <text:p>24,834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13838" table:style-name="ce6">
            <text:p>13,838<text:s/></text:p>
          </table:table-cell>
          <table:table-cell office:value-type="float" office:value="20725" table:style-name="ce6">
            <text:p>20,725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22492" table:style-name="ce6">
            <text:p>22,492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27453" table:style-name="ce6">
            <text:p>27,453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9209" table:style-name="ce6">
            <text:p>9,209<text:s/></text:p>
          </table:table-cell>
          <table:table-cell office:value-type="float" office:value="28801" table:style-name="ce6">
            <text:p>28,801<text:s/></text:p>
          </table:table-cell>
          <table:table-cell office:value-type="float" office:value="21301" table:style-name="ce6">
            <text:p>21,301<text:s/></text:p>
          </table:table-cell>
          <table:table-cell office:value-type="float" office:value="22568" table:style-name="ce6">
            <text:p>22,568<text:s/></text:p>
          </table:table-cell>
          <table:table-cell office:value-type="float" office:value="18124" table:style-name="ce6">
            <text:p>18,124<text:s/></text:p>
          </table:table-cell>
          <table:table-cell office:value-type="float" office:value="19920" table:style-name="ce6">
            <text:p>19,920<text:s/></text:p>
          </table:table-cell>
          <table:table-cell office:value-type="float" office:value="91067" table:style-name="ce6">
            <text:p>91,067<text:s/></text:p>
          </table:table-cell>
          <table:table-cell office:value-type="float" office:value="31938" table:style-name="ce6">
            <text:p>31,938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20611" table:style-name="ce6">
            <text:p>20,611<text:s/></text:p>
          </table:table-cell>
          <table:table-cell office:value-type="float" office:value="21165" table:style-name="ce6">
            <text:p>21,165<text:s/></text:p>
          </table:table-cell>
          <table:table-cell office:value-type="float" office:value="21820" table:style-name="ce6">
            <text:p>21,820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20037" table:style-name="ce6">
            <text:p>20,037<text:s/></text:p>
          </table:table-cell>
          <table:table-cell office:value-type="float" office:value="11152" table:style-name="ce6">
            <text:p>11,152<text:s/></text:p>
          </table:table-cell>
          <table:table-cell office:value-type="float" office:value="25829" table:style-name="ce6">
            <text:p>25,829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16144" table:style-name="ce6">
            <text:p>16,144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29233" table:style-name="ce6">
            <text:p>29,233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19170" table:style-name="ce6">
            <text:p>19,170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24881" table:style-name="ce6">
            <text:p>24,881<text:s/></text:p>
          </table:table-cell>
          <table:table-cell office:value-type="float" office:value="28520" table:style-name="ce6">
            <text:p>28,520<text:s/></text:p>
          </table:table-cell>
          <table:table-cell office:value-type="float" office:value="33865" table:style-name="ce6">
            <text:p>33,865<text:s/></text:p>
          </table:table-cell>
          <table:table-cell office:value-type="float" office:value="21674" table:style-name="ce6">
            <text:p>21,674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39267" table:style-name="ce6">
            <text:p>39,267<text:s/></text:p>
          </table:table-cell>
          <table:table-cell office:value-type="float" office:value="18477" table:style-name="ce6">
            <text:p>18,477<text:s/></text:p>
          </table:table-cell>
          <table:table-cell office:value-type="float" office:value="25556" table:style-name="ce6">
            <text:p>25,556<text:s/></text:p>
          </table:table-cell>
          <table:table-cell office:value-type="float" office:value="25276" table:style-name="ce6">
            <text:p>25,276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45617" table:style-name="ce6">
            <text:p>45,617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13727" table:style-name="ce6">
            <text:p>13,727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15772" table:style-name="ce6">
            <text:p>15,772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20041" table:style-name="ce6">
            <text:p>20,041<text:s/></text:p>
          </table:table-cell>
          <table:table-cell office:value-type="float" office:value="15836" table:style-name="ce6">
            <text:p>15,836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31388" table:style-name="ce6">
            <text:p>31,388<text:s/></text:p>
          </table:table-cell>
          <table:table-cell office:value-type="float" office:value="18115" table:style-name="ce6">
            <text:p>18,115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14813" table:style-name="ce6">
            <text:p>14,813<text:s/></text:p>
          </table:table-cell>
          <table:table-cell office:value-type="float" office:value="23112" table:style-name="ce6">
            <text:p>23,112<text:s/></text:p>
          </table:table-cell>
          <table:table-cell office:value-type="float" office:value="18964" table:style-name="ce6">
            <text:p>18,964<text:s/></text:p>
          </table:table-cell>
          <table:table-cell office:value-type="float" office:value="12878" table:style-name="ce6">
            <text:p>12,878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3693" table:style-name="ce6">
            <text:p>3,693<text:s/></text:p>
          </table:table-cell>
          <table:table-cell table:number-columns-repeated="16264"/>
        </table:table-row>
        <table:table-row table:style-name="ro2">
          <table:table-cell office:value-type="date" office:date-value="2021-05-15T00:00:00" table:style-name="ce5">
            <text:p>2021/5/15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993" table:style-name="ce6">
            <text:p>993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813" table:style-name="ce6">
            <text:p>813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5351" table:style-name="ce6">
            <text:p>5,351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35808" table:style-name="ce6">
            <text:p>35,808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6675" table:style-name="ce6">
            <text:p>6,675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15288" table:style-name="ce6">
            <text:p>15,288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53" table:style-name="ce6">
            <text:p>353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442" table:style-name="ce6">
            <text:p>442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1107" table:style-name="ce6">
            <text:p>1,107<text:s/></text:p>
          </table:table-cell>
          <table:table-cell table:number-columns-repeated="16264"/>
        </table:table-row>
        <table:table-row table:style-name="ro2">
          <table:table-cell office:value-type="date" office:date-value="2021-05-16T00:00:00" table:style-name="ce5">
            <text:p>2021/5/16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578" table:style-name="ce6">
            <text:p>578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423" table:style-name="ce6">
            <text:p>423<text:s/></text:p>
          </table:table-cell>
          <table:table-cell office:value-type="float" office:value="897" table:style-name="ce6">
            <text:p>897<text:s/></text:p>
          </table:table-cell>
          <table:table-cell office:value-type="float" office:value="440" table:style-name="ce6">
            <text:p>440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604" table:style-name="ce6">
            <text:p>604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464" table:style-name="ce6">
            <text:p>464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513" table:style-name="ce6">
            <text:p>513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27499" table:style-name="ce6">
            <text:p>27,499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413" table:style-name="ce6">
            <text:p>413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6180" table:style-name="ce6">
            <text:p>6,180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1320" table:style-name="ce6">
            <text:p>1,320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595" table:style-name="ce6">
            <text:p>595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210" table:style-name="ce6">
            <text:p>210<text:s/></text:p>
          </table:table-cell>
          <table:table-cell office:value-type="float" office:value="410" table:style-name="ce6">
            <text:p>410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314" table:style-name="ce6">
            <text:p>314<text:s/></text:p>
          </table:table-cell>
          <table:table-cell office:value-type="float" office:value="408" table:style-name="ce6">
            <text:p>408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392" table:style-name="ce6">
            <text:p>392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605" table:style-name="ce6">
            <text:p>605<text:s/></text:p>
          </table:table-cell>
          <table:table-cell table:number-columns-repeated="16264"/>
        </table:table-row>
        <table:table-row table:style-name="ro2">
          <table:table-cell office:value-type="date" office:date-value="2021-05-17T00:00:00" table:style-name="ce5">
            <text:p>2021/5/17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17313" table:style-name="ce6">
            <text:p>17,313<text:s/></text:p>
          </table:table-cell>
          <table:table-cell office:value-type="float" office:value="12987" table:style-name="ce6">
            <text:p>12,987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2009" table:style-name="ce6">
            <text:p>2,009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14902" table:style-name="ce6">
            <text:p>14,902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39348" table:style-name="ce6">
            <text:p>39,348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13048" table:style-name="ce6">
            <text:p>13,048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11090" table:style-name="ce6">
            <text:p>11,090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11161" table:style-name="ce6">
            <text:p>11,161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21254" table:style-name="ce6">
            <text:p>21,254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17120" table:style-name="ce6">
            <text:p>17,120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5624" table:style-name="ce6">
            <text:p>5,624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688" table:style-name="ce6">
            <text:p>688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969" table:style-name="ce6">
            <text:p>969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2129" table:style-name="ce6">
            <text:p>2,129<text:s/></text:p>
          </table:table-cell>
          <table:table-cell table:number-columns-repeated="16264"/>
        </table:table-row>
        <table:table-row table:style-name="ro2">
          <table:table-cell office:value-type="date" office:date-value="2021-05-18T00:00:00" table:style-name="ce5">
            <text:p>2021/5/18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920" table:style-name="ce6">
            <text:p>920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953" table:style-name="ce6">
            <text:p>953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777" table:style-name="ce6">
            <text:p>777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29540" table:style-name="ce6">
            <text:p>29,540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16486" table:style-name="ce6">
            <text:p>16,486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6357" table:style-name="ce6">
            <text:p>6,357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13297" table:style-name="ce6">
            <text:p>13,297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442" table:style-name="ce6">
            <text:p>442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1737" table:style-name="ce6">
            <text:p>1,737<text:s/></text:p>
          </table:table-cell>
          <table:table-cell table:number-columns-repeated="16264"/>
        </table:table-row>
        <table:table-row table:style-name="ro2">
          <table:table-cell office:value-type="date" office:date-value="2021-05-19T00:00:00" table:style-name="ce5">
            <text:p>2021/5/19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1136" table:style-name="ce6">
            <text:p>1,136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911" table:style-name="ce6">
            <text:p>911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906" table:style-name="ce6">
            <text:p>906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7135" table:style-name="ce6">
            <text:p>7,135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5508" table:style-name="ce6">
            <text:p>5,508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432" table:style-name="ce6">
            <text:p>432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1631" table:style-name="ce6">
            <text:p>1,631<text:s/></text:p>
          </table:table-cell>
          <table:table-cell table:number-columns-repeated="16264"/>
        </table:table-row>
        <table:table-row table:style-name="ro2">
          <table:table-cell office:value-type="date" office:date-value="2021-05-20T00:00:00" table:style-name="ce5">
            <text:p>2021/5/20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894" table:style-name="ce6">
            <text:p>894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841" table:style-name="ce6">
            <text:p>841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24723" table:style-name="ce6">
            <text:p>24,723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14793" table:style-name="ce6">
            <text:p>14,793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11800" table:style-name="ce6">
            <text:p>11,800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2975" table:style-name="ce6">
            <text:p>2,975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419" table:style-name="ce6">
            <text:p>419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860" table:style-name="ce6">
            <text:p>860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632" table:style-name="ce6">
            <text:p>632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1574" table:style-name="ce6">
            <text:p>1,574<text:s/></text:p>
          </table:table-cell>
          <table:table-cell table:number-columns-repeated="16264"/>
        </table:table-row>
        <table:table-row table:style-name="ro2">
          <table:table-cell office:value-type="date" office:date-value="2021-05-21T00:00:00" table:style-name="ce5">
            <text:p>2021/5/21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859" table:style-name="ce6">
            <text:p>859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809" table:style-name="ce6">
            <text:p>809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723" table:style-name="ce6">
            <text:p>723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24666" table:style-name="ce6">
            <text:p>24,666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925" table:style-name="ce6">
            <text:p>925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377" table:style-name="ce6">
            <text:p>377<text:s/></text:p>
          </table:table-cell>
          <table:table-cell office:value-type="float" office:value="710" table:style-name="ce6">
            <text:p>710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608" table:style-name="ce6">
            <text:p>608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1520" table:style-name="ce6">
            <text:p>1,520<text:s/></text:p>
          </table:table-cell>
          <table:table-cell table:number-columns-repeated="16264"/>
        </table:table-row>
        <table:table-row table:style-name="ro2">
          <table:table-cell office:value-type="date" office:date-value="2021-05-22T00:00:00" table:style-name="ce5">
            <text:p>2021/5/22</text:p>
          </table:table-cell>
          <table:table-cell office:value-type="float" office:value="403" table:style-name="ce6">
            <text:p>403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174" table:style-name="ce6">
            <text:p>1,174<text:s/></text:p>
          </table:table-cell>
          <table:table-cell office:value-type="float" office:value="602" table:style-name="ce6">
            <text:p>602<text:s/></text:p>
          </table:table-cell>
          <table:table-cell office:value-type="float" office:value="376" table:style-name="ce6">
            <text:p>376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274" table:style-name="ce6">
            <text:p>274<text:s/></text:p>
          </table:table-cell>
          <table:table-cell office:value-type="float" office:value="507" table:style-name="ce6">
            <text:p>507<text:s/></text:p>
          </table:table-cell>
          <table:table-cell office:value-type="float" office:value="244" table:style-name="ce6">
            <text:p>244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519" table:style-name="ce6">
            <text:p>519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377" table:style-name="ce6">
            <text:p>377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840" table:style-name="ce6">
            <text:p>840<text:s/></text:p>
          </table:table-cell>
          <table:table-cell office:value-type="float" office:value="352" table:style-name="ce6">
            <text:p>352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319" table:style-name="ce6">
            <text:p>319<text:s/></text:p>
          </table:table-cell>
          <table:table-cell office:value-type="float" office:value="1560" table:style-name="ce6">
            <text:p>1,560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968" table:style-name="ce6">
            <text:p>968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448" table:style-name="ce6">
            <text:p>448<text:s/></text:p>
          </table:table-cell>
          <table:table-cell office:value-type="float" office:value="553" table:style-name="ce6">
            <text:p>553<text:s/></text:p>
          </table:table-cell>
          <table:table-cell office:value-type="float" office:value="402" table:style-name="ce6">
            <text:p>402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1174" table:style-name="ce6">
            <text:p>1,174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813" table:style-name="ce6">
            <text:p>813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882" table:style-name="ce6">
            <text:p>882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527" table:style-name="ce6">
            <text:p>527<text:s/></text:p>
          </table:table-cell>
          <table:table-cell office:value-type="float" office:value="734" table:style-name="ce6">
            <text:p>734<text:s/></text:p>
          </table:table-cell>
          <table:table-cell office:value-type="float" office:value="1329" table:style-name="ce6">
            <text:p>1,329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164" table:style-name="ce6">
            <text:p>164<text:s/></text:p>
          </table:table-cell>
          <table:table-cell office:value-type="float" office:value="286" table:style-name="ce6">
            <text:p>286<text:s/></text:p>
          </table:table-cell>
          <table:table-cell office:value-type="float" office:value="411" table:style-name="ce6">
            <text:p>411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202" table:style-name="ce6">
            <text:p>202<text:s/></text:p>
          </table:table-cell>
          <table:table-cell office:value-type="float" office:value="265" table:style-name="ce6">
            <text:p>265<text:s/></text:p>
          </table:table-cell>
          <table:table-cell office:value-type="float" office:value="318" table:style-name="ce6">
            <text:p>318<text:s/></text:p>
          </table:table-cell>
          <table:table-cell office:value-type="float" office:value="662" table:style-name="ce6">
            <text:p>662<text:s/></text:p>
          </table:table-cell>
          <table:table-cell office:value-type="float" office:value="281" table:style-name="ce6">
            <text:p>281<text:s/></text:p>
          </table:table-cell>
          <table:table-cell office:value-type="float" office:value="440" table:style-name="ce6">
            <text:p>440<text:s/></text:p>
          </table:table-cell>
          <table:table-cell office:value-type="float" office:value="484" table:style-name="ce6">
            <text:p>484<text:s/></text:p>
          </table:table-cell>
          <table:table-cell table:number-columns-repeated="16264"/>
        </table:table-row>
        <table:table-row table:style-name="ro2">
          <table:table-cell office:value-type="date" office:date-value="2021-05-23T00:00:00" table:style-name="ce5">
            <text:p>2021/5/23</text:p>
          </table:table-cell>
          <table:table-cell office:value-type="float" office:value="403" table:style-name="ce6">
            <text:p>403<text:s/></text:p>
          </table:table-cell>
          <table:table-cell office:value-type="float" office:value="869" table:style-name="ce6">
            <text:p>869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441" table:style-name="ce6">
            <text:p>441<text:s/></text:p>
          </table:table-cell>
          <table:table-cell office:value-type="float" office:value="275" table:style-name="ce6">
            <text:p>275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229" table:style-name="ce6">
            <text:p>229<text:s/></text:p>
          </table:table-cell>
          <table:table-cell office:value-type="float" office:value="412" table:style-name="ce6">
            <text:p>412<text:s/></text:p>
          </table:table-cell>
          <table:table-cell office:value-type="float" office:value="171" table:style-name="ce6">
            <text:p>171<text:s/></text:p>
          </table:table-cell>
          <table:table-cell office:value-type="float" office:value="527" table:style-name="ce6">
            <text:p>527<text:s/></text:p>
          </table:table-cell>
          <table:table-cell office:value-type="float" office:value="889" table:style-name="ce6">
            <text:p>889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669" table:style-name="ce6">
            <text:p>669<text:s/></text:p>
          </table:table-cell>
          <table:table-cell office:value-type="float" office:value="342" table:style-name="ce6">
            <text:p>342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323" table:style-name="ce6">
            <text:p>323<text:s/></text:p>
          </table:table-cell>
          <table:table-cell office:value-type="float" office:value="556" table:style-name="ce6">
            <text:p>556<text:s/></text:p>
          </table:table-cell>
          <table:table-cell office:value-type="float" office:value="673" table:style-name="ce6">
            <text:p>673<text:s/></text:p>
          </table:table-cell>
          <table:table-cell office:value-type="float" office:value="284" table:style-name="ce6">
            <text:p>284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233" table:style-name="ce6">
            <text:p>233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937" table:style-name="ce6">
            <text:p>937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400" table:style-name="ce6">
            <text:p>400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945" table:style-name="ce6">
            <text:p>945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816" table:style-name="ce6">
            <text:p>816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372" table:style-name="ce6">
            <text:p>372<text:s/></text:p>
          </table:table-cell>
          <table:table-cell office:value-type="float" office:value="424" table:style-name="ce6">
            <text:p>424<text:s/></text:p>
          </table:table-cell>
          <table:table-cell office:value-type="float" office:value="303" table:style-name="ce6">
            <text:p>303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915" table:style-name="ce6">
            <text:p>915<text:s/></text:p>
          </table:table-cell>
          <table:table-cell office:value-type="float" office:value="702" table:style-name="ce6">
            <text:p>702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688" table:style-name="ce6">
            <text:p>688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588" table:style-name="ce6">
            <text:p>588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483" table:style-name="ce6">
            <text:p>483<text:s/></text:p>
          </table:table-cell>
          <table:table-cell office:value-type="float" office:value="360" table:style-name="ce6">
            <text:p>360<text:s/></text:p>
          </table:table-cell>
          <table:table-cell office:value-type="float" office:value="576" table:style-name="ce6">
            <text:p>576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1013" table:style-name="ce6">
            <text:p>1,013<text:s/></text:p>
          </table:table-cell>
          <table:table-cell office:value-type="float" office:value="1118" table:style-name="ce6">
            <text:p>1,118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90" table:style-name="ce6">
            <text:p>90<text:s/></text:p>
          </table:table-cell>
          <table:table-cell office:value-type="float" office:value="192" table:style-name="ce6">
            <text:p>192<text:s/></text:p>
          </table:table-cell>
          <table:table-cell office:value-type="float" office:value="295" table:style-name="ce6">
            <text:p>295<text:s/></text:p>
          </table:table-cell>
          <table:table-cell office:value-type="float" office:value="490" table:style-name="ce6">
            <text:p>490<text:s/></text:p>
          </table:table-cell>
          <table:table-cell office:value-type="float" office:value="118" table:style-name="ce6">
            <text:p>118<text:s/></text:p>
          </table:table-cell>
          <table:table-cell office:value-type="float" office:value="140" table:style-name="ce6">
            <text:p>140<text:s/></text:p>
          </table:table-cell>
          <table:table-cell office:value-type="float" office:value="188" table:style-name="ce6">
            <text:p>188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192" table:style-name="ce6">
            <text:p>192<text:s/></text:p>
          </table:table-cell>
          <table:table-cell office:value-type="float" office:value="299" table:style-name="ce6">
            <text:p>299<text:s/></text:p>
          </table:table-cell>
          <table:table-cell office:value-type="float" office:value="384" table:style-name="ce6">
            <text:p>384<text:s/></text:p>
          </table:table-cell>
          <table:table-cell table:number-columns-repeated="16264"/>
        </table:table-row>
        <table:table-row table:style-name="ro2">
          <table:table-cell office:value-type="date" office:date-value="2021-05-24T00:00:00" table:style-name="ce5">
            <text:p>2021/5/24</text:p>
          </table:table-cell>
          <table:table-cell office:value-type="float" office:value="1048" table:style-name="ce6">
            <text:p>1,048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968" table:style-name="ce6">
            <text:p>968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1167" table:style-name="ce6">
            <text:p>1,167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633" table:style-name="ce6">
            <text:p>633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22808" table:style-name="ce6">
            <text:p>22,808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13393" table:style-name="ce6">
            <text:p>13,393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10938" table:style-name="ce6">
            <text:p>10,938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391" table:style-name="ce6">
            <text:p>391<text:s/></text:p>
          </table:table-cell>
          <table:table-cell office:value-type="float" office:value="669" table:style-name="ce6">
            <text:p>669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770" table:style-name="ce6">
            <text:p>770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600" table:style-name="ce6">
            <text:p>600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1411" table:style-name="ce6">
            <text:p>1,411<text:s/></text:p>
          </table:table-cell>
          <table:table-cell table:number-columns-repeated="16264"/>
        </table:table-row>
        <table:table-row table:style-name="ro2">
          <table:table-cell office:value-type="date" office:date-value="2021-05-25T00:00:00" table:style-name="ce5">
            <text:p>2021/5/25</text:p>
          </table:table-cell>
          <table:table-cell office:value-type="float" office:value="998" table:style-name="ce6">
            <text:p>998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1159" table:style-name="ce6">
            <text:p>1,159<text:s/></text:p>
          </table:table-cell>
          <table:table-cell office:value-type="float" office:value="933" table:style-name="ce6">
            <text:p>933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654" table:style-name="ce6">
            <text:p>654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1385" table:style-name="ce6">
            <text:p>1,385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598" table:style-name="ce6">
            <text:p>598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20973" table:style-name="ce6">
            <text:p>20,973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1311" table:style-name="ce6">
            <text:p>1,311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5265" table:style-name="ce6">
            <text:p>5,265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364" table:style-name="ce6">
            <text:p>364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1274" table:style-name="ce6">
            <text:p>1,274<text:s/></text:p>
          </table:table-cell>
          <table:table-cell office:value-type="float" office:value="749" table:style-name="ce6">
            <text:p>749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590" table:style-name="ce6">
            <text:p>590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1384" table:style-name="ce6">
            <text:p>1,384<text:s/></text:p>
          </table:table-cell>
          <table:table-cell table:number-columns-repeated="16264"/>
        </table:table-row>
        <table:table-row table:style-name="ro2">
          <table:table-cell office:value-type="date" office:date-value="2021-05-26T00:00:00" table:style-name="ce5">
            <text:p>2021/5/26</text:p>
          </table:table-cell>
          <table:table-cell office:value-type="float" office:value="1016" table:style-name="ce6">
            <text:p>1,016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004" table:style-name="ce6">
            <text:p>1,004<text:s/></text:p>
          </table:table-cell>
          <table:table-cell office:value-type="float" office:value="624" table:style-name="ce6">
            <text:p>624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21044" table:style-name="ce6">
            <text:p>21,044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749" table:style-name="ce6">
            <text:p>749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2750" table:style-name="ce6">
            <text:p>2,750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12567" table:style-name="ce6">
            <text:p>12,567<text:s/></text:p>
          </table:table-cell>
          <table:table-cell office:value-type="float" office:value="5281" table:style-name="ce6">
            <text:p>5,281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359" table:style-name="ce6">
            <text:p>359<text:s/></text:p>
          </table:table-cell>
          <table:table-cell office:value-type="float" office:value="623" table:style-name="ce6">
            <text:p>623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1226" table:style-name="ce6">
            <text:p>1,226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571" table:style-name="ce6">
            <text:p>571<text:s/></text:p>
          </table:table-cell>
          <table:table-cell office:value-type="float" office:value="952" table:style-name="ce6">
            <text:p>952<text:s/></text:p>
          </table:table-cell>
          <table:table-cell office:value-type="float" office:value="1344" table:style-name="ce6">
            <text:p>1,344<text:s/></text:p>
          </table:table-cell>
          <table:table-cell table:number-columns-repeated="16264"/>
        </table:table-row>
        <table:table-row table:style-name="ro2">
          <table:table-cell office:value-type="date" office:date-value="2021-05-27T00:00:00" table:style-name="ce5">
            <text:p>2021/5/27</text:p>
          </table:table-cell>
          <table:table-cell office:value-type="float" office:value="922" table:style-name="ce6">
            <text:p>922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8392" table:style-name="ce6">
            <text:p>8,392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618" table:style-name="ce6">
            <text:p>618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3896" table:style-name="ce6">
            <text:p>3,896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20711" table:style-name="ce6">
            <text:p>20,711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275" table:style-name="ce6">
            <text:p>1,275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4627" table:style-name="ce6">
            <text:p>4,627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1821" table:style-name="ce6">
            <text:p>1,821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357" table:style-name="ce6">
            <text:p>357<text:s/></text:p>
          </table:table-cell>
          <table:table-cell office:value-type="float" office:value="580" table:style-name="ce6">
            <text:p>580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1201" table:style-name="ce6">
            <text:p>1,201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1021" table:style-name="ce6">
            <text:p>1,021<text:s/></text:p>
          </table:table-cell>
          <table:table-cell office:value-type="float" office:value="700" table:style-name="ce6">
            <text:p>700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562" table:style-name="ce6">
            <text:p>562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1327" table:style-name="ce6">
            <text:p>1,327<text:s/></text:p>
          </table:table-cell>
          <table:table-cell table:number-columns-repeated="16264"/>
        </table:table-row>
        <table:table-row table:style-name="ro2">
          <table:table-cell office:value-type="date" office:date-value="2021-05-28T00:00:00" table:style-name="ce5">
            <text:p>2021/5/28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1133" table:style-name="ce6">
            <text:p>1,133<text:s/></text:p>
          </table:table-cell>
          <table:table-cell office:value-type="float" office:value="905" table:style-name="ce6">
            <text:p>905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732" table:style-name="ce6">
            <text:p>732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627" table:style-name="ce6">
            <text:p>627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684" table:style-name="ce6">
            <text:p>684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656" table:style-name="ce6">
            <text:p>656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6624" table:style-name="ce6">
            <text:p>6,624<text:s/></text:p>
          </table:table-cell>
          <table:table-cell office:value-type="float" office:value="22233" table:style-name="ce6">
            <text:p>22,233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9852" table:style-name="ce6">
            <text:p>9,852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5526" table:style-name="ce6">
            <text:p>5,526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335" table:style-name="ce6">
            <text:p>335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621" table:style-name="ce6">
            <text:p>621<text:s/></text:p>
          </table:table-cell>
          <table:table-cell office:value-type="float" office:value="973" table:style-name="ce6">
            <text:p>973<text:s/></text:p>
          </table:table-cell>
          <table:table-cell office:value-type="float" office:value="1378" table:style-name="ce6">
            <text:p>1,378<text:s/></text:p>
          </table:table-cell>
          <table:table-cell table:number-columns-repeated="16264"/>
        </table:table-row>
        <table:table-row table:style-name="ro2">
          <table:table-cell office:value-type="date" office:date-value="2021-05-29T00:00:00" table:style-name="ce5">
            <text:p>2021/5/29</text:p>
          </table:table-cell>
          <table:table-cell office:value-type="float" office:value="359" table:style-name="ce6">
            <text:p>359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580" table:style-name="ce6">
            <text:p>580<text:s/></text:p>
          </table:table-cell>
          <table:table-cell office:value-type="float" office:value="382" table:style-name="ce6">
            <text:p>382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256" table:style-name="ce6">
            <text:p>256<text:s/></text:p>
          </table:table-cell>
          <table:table-cell office:value-type="float" office:value="486" table:style-name="ce6">
            <text:p>486<text:s/></text:p>
          </table:table-cell>
          <table:table-cell office:value-type="float" office:value="190" table:style-name="ce6">
            <text:p>190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501" table:style-name="ce6">
            <text:p>501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329" table:style-name="ce6">
            <text:p>329<text:s/></text:p>
          </table:table-cell>
          <table:table-cell office:value-type="float" office:value="706" table:style-name="ce6">
            <text:p>706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314" table:style-name="ce6">
            <text:p>314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351" table:style-name="ce6">
            <text:p>351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548" table:style-name="ce6">
            <text:p>548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481" table:style-name="ce6">
            <text:p>481<text:s/></text:p>
          </table:table-cell>
          <table:table-cell office:value-type="float" office:value="571" table:style-name="ce6">
            <text:p>571<text:s/></text:p>
          </table:table-cell>
          <table:table-cell office:value-type="float" office:value="357" table:style-name="ce6">
            <text:p>357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1052" table:style-name="ce6">
            <text:p>1,052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1364" table:style-name="ce6">
            <text:p>1,364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1385" table:style-name="ce6">
            <text:p>1,385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1021" table:style-name="ce6">
            <text:p>1,021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503" table:style-name="ce6">
            <text:p>503<text:s/></text:p>
          </table:table-cell>
          <table:table-cell office:value-type="float" office:value="717" table:style-name="ce6">
            <text:p>717<text:s/></text:p>
          </table:table-cell>
          <table:table-cell office:value-type="float" office:value="1293" table:style-name="ce6">
            <text:p>1,293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145" table:style-name="ce6">
            <text:p>145<text:s/></text:p>
          </table:table-cell>
          <table:table-cell office:value-type="float" office:value="278" table:style-name="ce6">
            <text:p>278<text:s/></text:p>
          </table:table-cell>
          <table:table-cell office:value-type="float" office:value="449" table:style-name="ce6">
            <text:p>449<text:s/></text:p>
          </table:table-cell>
          <table:table-cell office:value-type="float" office:value="628" table:style-name="ce6">
            <text:p>628<text:s/></text:p>
          </table:table-cell>
          <table:table-cell office:value-type="float" office:value="207" table:style-name="ce6">
            <text:p>207<text:s/></text:p>
          </table:table-cell>
          <table:table-cell office:value-type="float" office:value="266" table:style-name="ce6">
            <text:p>266<text:s/></text:p>
          </table:table-cell>
          <table:table-cell office:value-type="float" office:value="320" table:style-name="ce6">
            <text:p>320<text:s/></text:p>
          </table:table-cell>
          <table:table-cell office:value-type="float" office:value="641" table:style-name="ce6">
            <text:p>641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421" table:style-name="ce6">
            <text:p>421<text:s/></text:p>
          </table:table-cell>
          <table:table-cell office:value-type="float" office:value="441" table:style-name="ce6">
            <text:p>441<text:s/></text:p>
          </table:table-cell>
          <table:table-cell table:number-columns-repeated="16264"/>
        </table:table-row>
        <table:table-row table:style-name="ro2">
          <table:table-cell office:value-type="date" office:date-value="2021-05-30T00:00:00" table:style-name="ce5">
            <text:p>2021/5/30</text:p>
          </table:table-cell>
          <table:table-cell office:value-type="float" office:value="338" table:style-name="ce6">
            <text:p>338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420" table:style-name="ce6">
            <text:p>420<text:s/></text:p>
          </table:table-cell>
          <table:table-cell office:value-type="float" office:value="264" table:style-name="ce6">
            <text:p>264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188" table:style-name="ce6">
            <text:p>188<text:s/></text:p>
          </table:table-cell>
          <table:table-cell office:value-type="float" office:value="335" table:style-name="ce6">
            <text:p>335<text:s/></text:p>
          </table:table-cell>
          <table:table-cell office:value-type="float" office:value="167" table:style-name="ce6">
            <text:p>167<text:s/></text:p>
          </table:table-cell>
          <table:table-cell office:value-type="float" office:value="515" table:style-name="ce6">
            <text:p>515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547" table:style-name="ce6">
            <text:p>547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312" table:style-name="ce6">
            <text:p>312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250" table:style-name="ce6">
            <text:p>250<text:s/></text:p>
          </table:table-cell>
          <table:table-cell office:value-type="float" office:value="472" table:style-name="ce6">
            <text:p>472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252" table:style-name="ce6">
            <text:p>252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287" table:style-name="ce6">
            <text:p>287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430" table:style-name="ce6">
            <text:p>430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1856" table:style-name="ce6">
            <text:p>1,856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641" table:style-name="ce6">
            <text:p>641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409" table:style-name="ce6">
            <text:p>409<text:s/></text:p>
          </table:table-cell>
          <table:table-cell office:value-type="float" office:value="309" table:style-name="ce6">
            <text:p>309<text:s/></text:p>
          </table:table-cell>
          <table:table-cell office:value-type="float" office:value="891" table:style-name="ce6">
            <text:p>891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833" table:style-name="ce6">
            <text:p>833<text:s/></text:p>
          </table:table-cell>
          <table:table-cell office:value-type="float" office:value="830" table:style-name="ce6">
            <text:p>830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959" table:style-name="ce6">
            <text:p>959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1450" table:style-name="ce6">
            <text:p>1,450<text:s/></text:p>
          </table:table-cell>
          <table:table-cell office:value-type="float" office:value="1212" table:style-name="ce6">
            <text:p>1,212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841" table:style-name="ce6">
            <text:p>841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319" table:style-name="ce6">
            <text:p>319<text:s/></text:p>
          </table:table-cell>
          <table:table-cell office:value-type="float" office:value="516" table:style-name="ce6">
            <text:p>516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874" table:style-name="ce6">
            <text:p>874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100" table:style-name="ce6">
            <text:p>100<text:s/></text:p>
          </table:table-cell>
          <table:table-cell office:value-type="float" office:value="208" table:style-name="ce6">
            <text:p>208<text:s/></text:p>
          </table:table-cell>
          <table:table-cell office:value-type="float" office:value="329" table:style-name="ce6">
            <text:p>329<text:s/></text:p>
          </table:table-cell>
          <table:table-cell office:value-type="float" office:value="504" table:style-name="ce6">
            <text:p>504<text:s/></text:p>
          </table:table-cell>
          <table:table-cell office:value-type="float" office:value="119" table:style-name="ce6">
            <text:p>119<text:s/></text:p>
          </table:table-cell>
          <table:table-cell office:value-type="float" office:value="120" table:style-name="ce6">
            <text:p>120<text:s/></text:p>
          </table:table-cell>
          <table:table-cell office:value-type="float" office:value="209" table:style-name="ce6">
            <text:p>209<text:s/></text:p>
          </table:table-cell>
          <table:table-cell office:value-type="float" office:value="630" table:style-name="ce6">
            <text:p>630<text:s/></text:p>
          </table:table-cell>
          <table:table-cell office:value-type="float" office:value="196" table:style-name="ce6">
            <text:p>196<text:s/></text:p>
          </table:table-cell>
          <table:table-cell office:value-type="float" office:value="287" table:style-name="ce6">
            <text:p>287<text:s/></text:p>
          </table:table-cell>
          <table:table-cell office:value-type="float" office:value="322" table:style-name="ce6">
            <text:p>322<text:s/></text:p>
          </table:table-cell>
          <table:table-cell table:number-columns-repeated="16264"/>
        </table:table-row>
        <table:table-row table:style-name="ro2">
          <table:table-cell office:value-type="date" office:date-value="2021-05-31T00:00:00" table:style-name="ce5">
            <text:p>2021/5/31</text:p>
          </table:table-cell>
          <table:table-cell office:value-type="float" office:value="1013" table:style-name="ce6">
            <text:p>1,013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667" table:style-name="ce6">
            <text:p>667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4720" table:style-name="ce6">
            <text:p>4,720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23149" table:style-name="ce6">
            <text:p>23,149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1311" table:style-name="ce6">
            <text:p>1,311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7707" table:style-name="ce6">
            <text:p>7,707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13662" table:style-name="ce6">
            <text:p>13,662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370" table:style-name="ce6">
            <text:p>370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1729" table:style-name="ce6">
            <text:p>1,729<text:s/></text:p>
          </table:table-cell>
          <table:table-cell office:value-type="float" office:value="598" table:style-name="ce6">
            <text:p>598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1438" table:style-name="ce6">
            <text:p>1,438<text:s/></text:p>
          </table:table-cell>
          <table:table-cell table:number-columns-repeated="16264"/>
        </table:table-row>
        <table:table-row table:number-rows-repeated="1048544" table:style-name="ro5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2</meta:generator>
    <meta:initial-creator>Y.C. CHUANG</meta:initial-creator>
    <dc:creator>Microsoft Office User</dc:creator>
    <meta:creation-date>2021-06-11T06:31:32Z</meta:creation-date>
    <dc:date>2021-10-06T22:08:28Z</dc:date>
  </office:meta>
</office:document-meta>
</file>